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style:font-face style:name="Times New Roman1" svg:font-family="'Times New Roman'" style:font-family-generic="roman"/>
    <style:font-face style:name="Helvetica" svg:font-family="Helvetica" style:font-family-generic="swiss"/>
    <style:font-face style:name="Arial" svg:font-family="Arial" style:font-pitch="variable"/>
    <style:font-face style:name="Lucida Grande" svg:font-family="'Lucida Grande'" style:font-pitch="variable"/>
    <style:font-face style:name="Times New Roman" svg:font-family="'Times New Roman'" style:font-family-generic="roman" style:font-pitch="variable"/>
    <style:font-face style:name="Times Roman" svg:font-family="'Times Roman'" style:font-family-generic="roman" style:font-pitch="variable"/>
  </office:font-face-decls>
  <office:automatic-styles>
    <style:style style:name="P1" style:family="paragraph" style:parent-style-name="WW-Standard">
      <style:text-properties style:font-name="Times Roman" fo:font-size="10pt" fo:language="de" fo:country="DE" style:font-size-asian="10pt" style:language-asian="ja" style:country-asian="JP"/>
    </style:style>
    <style:style style:name="P2" style:family="paragraph" style:parent-style-name="WW-Standard">
      <style:paragraph-properties fo:text-align="start" style:justify-single-word="false">
        <style:tab-stops>
          <style:tab-stop style:position="15.372cm"/>
        </style:tab-stops>
      </style:paragraph-properties>
      <style:text-properties style:font-name="Times Roman" fo:font-size="10pt" fo:language="de" fo:country="DE" style:font-size-asian="10pt" style:language-asian="ja" style:country-asian="JP"/>
    </style:style>
    <style:style style:name="P3" style:family="paragraph" style:parent-style-name="WW-Standard">
      <style:paragraph-properties fo:text-align="center" style:justify-single-word="false"/>
      <style:text-properties style:font-name="Times Roman" fo:font-size="10pt" fo:language="de" fo:country="DE" style:font-size-asian="10pt" style:language-asian="ja" style:country-asian="JP"/>
    </style:style>
    <style:style style:name="P4" style:family="paragraph" style:parent-style-name="WW-Standard">
      <style:paragraph-properties>
        <style:tab-stops>
          <style:tab-stop style:position="1.482cm"/>
          <style:tab-stop style:position="15.981cm" style:type="right"/>
        </style:tab-stops>
      </style:paragraph-properties>
      <style:text-properties style:font-name="Times Roman" fo:font-size="10pt" fo:language="de" fo:country="DE" style:font-size-asian="10pt" style:language-asian="ja" style:country-asian="JP"/>
    </style:style>
    <style:style style:name="P5" style:family="paragraph" style:parent-style-name="WW-Standard">
      <style:paragraph-properties fo:text-align="justify" style:justify-single-word="false"/>
      <style:text-properties style:font-name="Times Roman" fo:font-size="10pt" fo:language="de" fo:country="DE" style:font-size-asian="10pt" style:language-asian="ja" style:country-asian="JP"/>
    </style:style>
    <style:style style:name="P6" style:family="paragraph" style:parent-style-name="WW-Standard">
      <style:paragraph-properties fo:text-align="justify" style:justify-single-word="false">
        <style:tab-stops>
          <style:tab-stop style:position="3.281cm"/>
        </style:tab-stops>
      </style:paragraph-properties>
      <style:text-properties style:font-name="Times Roman" fo:font-size="10pt" fo:language="de" fo:country="DE" style:font-size-asian="10pt" style:language-asian="ja" style:country-asian="JP"/>
    </style:style>
    <style:style style:name="P7" style:family="paragraph" style:parent-style-name="WW-Standard">
      <style:paragraph-properties fo:text-align="justify" style:justify-single-word="false">
        <style:tab-stops>
          <style:tab-stop style:position="7.973cm" style:type="right"/>
          <style:tab-stop style:position="8.396cm"/>
        </style:tab-stops>
      </style:paragraph-properties>
      <style:text-properties style:font-name="Times Roman" fo:font-size="10pt" fo:language="de" fo:country="DE" style:font-size-asian="10pt" style:language-asian="ja" style:country-asian="JP"/>
    </style:style>
    <style:style style:name="P8" style:family="paragraph" style:parent-style-name="WW-Standard">
      <style:paragraph-properties fo:text-align="justify" style:justify-single-word="false">
        <style:tab-stops>
          <style:tab-stop style:position="5.997cm" style:type="right"/>
          <style:tab-stop style:position="8.008cm"/>
          <style:tab-stop style:position="15.487cm" style:type="right"/>
          <style:tab-stop style:position="16.933cm" style:type="right"/>
        </style:tab-stops>
      </style:paragraph-properties>
      <style:text-properties style:font-name="Times Roman" fo:font-size="10pt" fo:language="de" fo:country="DE" style:font-size-asian="10pt" style:language-asian="ja" style:country-asian="JP"/>
    </style:style>
    <style:style style:name="P9" style:family="paragraph" style:parent-style-name="WW-Standard">
      <style:paragraph-properties fo:text-align="justify" style:justify-single-word="false">
        <style:tab-stops>
          <style:tab-stop style:position="7.973cm" style:type="right"/>
          <style:tab-stop style:position="8.184cm"/>
        </style:tab-stops>
      </style:paragraph-properties>
      <style:text-properties style:font-name="Times Roman" fo:font-size="10pt" fo:language="de" fo:country="DE" style:font-size-asian="10pt" style:language-asian="ja" style:country-asian="JP"/>
    </style:style>
    <style:style style:name="P10" style:family="paragraph" style:parent-style-name="WW-Standard">
      <style:paragraph-properties fo:text-align="justify" style:justify-single-word="false">
        <style:tab-stops>
          <style:tab-stop style:position="2.999cm"/>
          <style:tab-stop style:position="4.974cm" style:type="char" style:char=","/>
          <style:tab-stop style:position="8.961cm"/>
          <style:tab-stop style:position="11.959cm"/>
          <style:tab-stop style:position="13.97cm" style:type="char" style:char=","/>
        </style:tab-stops>
      </style:paragraph-properties>
      <style:text-properties style:font-name="Times Roman" fo:font-size="10pt" fo:language="de" fo:country="DE" style:font-size-asian="10pt" style:language-asian="ja" style:country-asian="JP"/>
    </style:style>
    <style:style style:name="P11" style:family="paragraph" style:parent-style-name="WW-Standard">
      <style:paragraph-properties fo:text-align="justify" style:justify-single-word="false">
        <style:tab-stops>
          <style:tab-stop style:position="2.999cm"/>
          <style:tab-stop style:position="8.961cm"/>
          <style:tab-stop style:position="11.959cm"/>
        </style:tab-stops>
      </style:paragraph-properties>
      <style:text-properties style:font-name="Times Roman" fo:font-size="10pt" fo:language="de" fo:country="DE" style:font-size-asian="10pt" style:language-asian="ja" style:country-asian="JP"/>
    </style:style>
    <style:style style:name="P12" style:family="paragraph" style:parent-style-name="WW-Standard">
      <style:paragraph-properties fo:text-align="justify" style:justify-single-word="false">
        <style:tab-stops>
          <style:tab-stop style:position="2.999cm"/>
          <style:tab-stop style:position="8.502cm"/>
          <style:tab-stop style:position="11.501cm"/>
        </style:tab-stops>
      </style:paragraph-properties>
      <style:text-properties style:font-name="Times Roman" fo:font-size="10pt" fo:language="de" fo:country="DE" style:font-size-asian="10pt" style:language-asian="ja" style:country-asian="JP"/>
    </style:style>
    <style:style style:name="P13" style:family="paragraph" style:parent-style-name="WW-Standard">
      <style:paragraph-properties fo:text-align="justify" style:justify-single-word="false">
        <style:tab-stops>
          <style:tab-stop style:position="2.999cm"/>
        </style:tab-stops>
      </style:paragraph-properties>
      <style:text-properties style:font-name="Times Roman" fo:font-size="10pt" fo:language="de" fo:country="DE" style:font-size-asian="10pt" style:language-asian="ja" style:country-asian="JP"/>
    </style:style>
    <style:style style:name="P14" style:family="paragraph" style:parent-style-name="WW-Standard">
      <style:paragraph-properties fo:text-align="justify" style:justify-single-word="false">
        <style:tab-stops>
          <style:tab-stop style:position="2.999cm"/>
          <style:tab-stop style:position="4.586cm"/>
          <style:tab-stop style:position="8.961cm"/>
          <style:tab-stop style:position="11.959cm"/>
          <style:tab-stop style:position="13.582cm"/>
        </style:tab-stops>
      </style:paragraph-properties>
      <style:text-properties style:font-name="Times Roman" fo:font-size="10pt" fo:language="de" fo:country="DE" style:font-size-asian="10pt" style:language-asian="ja" style:country-asian="JP"/>
    </style:style>
    <style:style style:name="P15" style:family="paragraph" style:parent-style-name="WW-Standard">
      <style:paragraph-properties fo:text-align="justify" style:justify-single-word="false">
        <style:tab-stops>
          <style:tab-stop style:position="4.833cm"/>
          <style:tab-stop style:position="8.784cm"/>
          <style:tab-stop style:position="11.818cm"/>
        </style:tab-stops>
      </style:paragraph-properties>
      <style:text-properties style:font-name="Times Roman" fo:font-size="10pt" fo:language="de" fo:country="DE" style:font-size-asian="10pt" style:language-asian="ja" style:country-asian="JP"/>
    </style:style>
    <style:style style:name="P16" style:family="paragraph" style:parent-style-name="WW-Standard">
      <style:paragraph-properties fo:text-align="justify" style:justify-single-word="false">
        <style:tab-stops>
          <style:tab-stop style:position="4.833cm"/>
          <style:tab-stop style:position="8.361cm" style:type="right"/>
          <style:tab-stop style:position="11.289cm" style:type="right"/>
          <style:tab-stop style:position="14.217cm" style:type="right"/>
        </style:tab-stops>
      </style:paragraph-properties>
      <style:text-properties style:font-name="Times Roman" fo:font-size="10pt" fo:language="de" fo:country="DE" style:font-size-asian="10pt" style:language-asian="ja" style:country-asian="JP"/>
    </style:style>
    <style:style style:name="P17" style:family="paragraph" style:parent-style-name="WW-Standard">
      <style:paragraph-properties fo:text-align="justify" style:justify-single-word="false">
        <style:tab-stops>
          <style:tab-stop style:position="4.833cm"/>
          <style:tab-stop style:position="8.255cm" style:type="right"/>
          <style:tab-stop style:position="11.289cm" style:type="right"/>
          <style:tab-stop style:position="14.217cm" style:type="right"/>
        </style:tab-stops>
      </style:paragraph-properties>
      <style:text-properties style:font-name="Times Roman" fo:font-size="10pt" fo:language="de" fo:country="DE" style:font-size-asian="10pt" style:language-asian="ja" style:country-asian="JP"/>
    </style:style>
    <style:style style:name="P18" style:family="paragraph" style:parent-style-name="WW-Standard">
      <style:paragraph-properties fo:text-align="justify" style:justify-single-word="false">
        <style:tab-stops>
          <style:tab-stop style:position="10.971cm"/>
        </style:tab-stops>
      </style:paragraph-properties>
      <style:text-properties style:font-name="Times Roman" fo:font-size="10pt" fo:language="de" fo:country="DE" style:font-size-asian="10pt" style:language-asian="ja" style:country-asian="JP"/>
    </style:style>
    <style:style style:name="P19" style:family="paragraph" style:parent-style-name="WW-Standard">
      <style:paragraph-properties fo:text-align="justify" style:justify-single-word="false">
        <style:tab-stops>
          <style:tab-stop style:position="5.997cm"/>
        </style:tab-stops>
      </style:paragraph-properties>
      <style:text-properties style:font-name="Times Roman" fo:font-size="10pt" fo:language="de" fo:country="DE" style:font-size-asian="10pt" style:language-asian="ja" style:country-asian="JP"/>
    </style:style>
    <style:style style:name="P20" style:family="paragraph" style:parent-style-name="WW-Standard">
      <style:paragraph-properties fo:text-align="justify" style:justify-single-word="false">
        <style:tab-stops>
          <style:tab-stop style:position="3.986cm"/>
        </style:tab-stops>
      </style:paragraph-properties>
      <style:text-properties style:font-name="Times Roman" fo:font-size="10pt" fo:language="de" fo:country="DE" style:font-size-asian="10pt" style:language-asian="ja" style:country-asian="JP"/>
    </style:style>
    <style:style style:name="P21" style:family="paragraph" style:parent-style-name="WW-Standard">
      <style:paragraph-properties fo:text-align="justify" style:justify-single-word="false">
        <style:tab-stops>
          <style:tab-stop style:position="5.997cm"/>
          <style:tab-stop style:position="14.005cm" style:type="right"/>
        </style:tab-stops>
      </style:paragraph-properties>
      <style:text-properties style:font-name="Times Roman" fo:font-size="10pt" fo:language="de" fo:country="DE" style:font-size-asian="10pt" style:language-asian="ja" style:country-asian="JP"/>
    </style:style>
    <style:style style:name="P22" style:family="paragraph" style:parent-style-name="WW-Standard">
      <style:paragraph-properties fo:text-align="justify" style:justify-single-word="false">
        <style:tab-stops>
          <style:tab-stop style:position="2.011cm" style:type="right"/>
          <style:tab-stop style:position="3.986cm"/>
          <style:tab-stop style:position="5.997cm" style:type="right"/>
          <style:tab-stop style:position="8.008cm"/>
          <style:tab-stop style:position="9.596cm"/>
        </style:tab-stops>
      </style:paragraph-properties>
      <style:text-properties style:font-name="Times Roman" fo:font-size="10pt" fo:language="de" fo:country="DE" style:font-size-asian="10pt" style:language-asian="ja" style:country-asian="JP"/>
    </style:style>
    <style:style style:name="P23" style:family="paragraph" style:parent-style-name="WW-Standard">
      <style:paragraph-properties>
        <style:tab-stops>
          <style:tab-stop style:position="2.999cm"/>
          <style:tab-stop style:position="4.974cm" style:type="char" style:char=","/>
          <style:tab-stop style:position="8.961cm"/>
          <style:tab-stop style:position="11.959cm"/>
          <style:tab-stop style:position="13.97cm" style:type="char" style:char=","/>
        </style:tab-stops>
      </style:paragraph-properties>
      <style:text-properties style:font-name="Times Roman" fo:font-size="10pt" fo:language="de" fo:country="DE" style:font-size-asian="10pt" style:language-asian="ja" style:country-asian="JP"/>
    </style:style>
    <style:style style:name="P24" style:family="paragraph" style:parent-style-name="WW-Standard">
      <style:paragraph-properties style:line-height-at-least="0.635cm">
        <style:tab-stops>
          <style:tab-stop style:position="2.999cm"/>
          <style:tab-stop style:position="4.974cm" style:type="char" style:char=","/>
          <style:tab-stop style:position="8.961cm"/>
          <style:tab-stop style:position="11.959cm"/>
          <style:tab-stop style:position="13.97cm" style:type="char" style:char=","/>
        </style:tab-stops>
      </style:paragraph-properties>
      <style:text-properties style:font-name="Times Roman" fo:font-size="10pt" fo:language="de" fo:country="DE" style:font-size-asian="10pt" style:language-asian="ja" style:country-asian="JP"/>
    </style:style>
    <style:style style:name="P25" style:family="paragraph" style:parent-style-name="WW-Standard">
      <style:paragraph-properties style:line-height-at-least="0.635cm">
        <style:tab-stops>
          <style:tab-stop style:position="3.916cm" style:type="right"/>
          <style:tab-stop style:position="4.586cm"/>
          <style:tab-stop style:position="8.961cm"/>
          <style:tab-stop style:position="12.841cm" style:type="right"/>
          <style:tab-stop style:position="13.582cm"/>
        </style:tab-stops>
      </style:paragraph-properties>
      <style:text-properties style:font-name="Times Roman" fo:font-size="10pt" fo:language="de" fo:country="DE" style:font-size-asian="10pt" style:language-asian="ja" style:country-asian="JP"/>
    </style:style>
    <style:style style:name="P26" style:family="paragraph" style:parent-style-name="WW-Standard">
      <style:paragraph-properties style:line-height-at-least="0.635cm" fo:text-align="justify" style:justify-single-word="false">
        <style:tab-stops>
          <style:tab-stop style:position="2.999cm"/>
          <style:tab-stop style:position="8.961cm"/>
          <style:tab-stop style:position="11.959cm"/>
        </style:tab-stops>
      </style:paragraph-properties>
      <style:text-properties style:font-name="Times Roman" fo:font-size="10pt" fo:language="de" fo:country="DE" style:font-size-asian="10pt" style:language-asian="ja" style:country-asian="JP"/>
    </style:style>
    <style:style style:name="P27" style:family="paragraph" style:parent-style-name="WW-Standard">
      <style:paragraph-properties style:line-height-at-least="0.635cm" fo:text-align="justify" style:justify-single-word="false">
        <style:tab-stops>
          <style:tab-stop style:position="2.999cm"/>
        </style:tab-stops>
      </style:paragraph-properties>
      <style:text-properties style:font-name="Times Roman" fo:font-size="10pt" fo:language="de" fo:country="DE" style:font-size-asian="10pt" style:language-asian="ja" style:country-asian="JP"/>
    </style:style>
    <style:style style:name="P28" style:family="paragraph" style:parent-style-name="WW-Standard">
      <style:paragraph-properties>
        <style:tab-stops>
          <style:tab-stop style:position="3.916cm" style:type="right"/>
          <style:tab-stop style:position="4.586cm"/>
          <style:tab-stop style:position="8.961cm"/>
          <style:tab-stop style:position="12.841cm" style:type="right"/>
          <style:tab-stop style:position="13.582cm"/>
        </style:tab-stops>
      </style:paragraph-properties>
      <style:text-properties style:font-name="Times Roman" fo:font-size="10pt" fo:language="de" fo:country="DE" style:font-size-asian="10pt" style:language-asian="ja" style:country-asian="JP"/>
    </style:style>
    <style:style style:name="P29" style:family="paragraph" style:parent-style-name="WW-Standard">
      <style:paragraph-properties>
        <style:tab-stops>
          <style:tab-stop style:position="2.999cm"/>
          <style:tab-stop style:position="4.586cm"/>
          <style:tab-stop style:position="8.961cm"/>
          <style:tab-stop style:position="11.959cm"/>
          <style:tab-stop style:position="13.582cm"/>
        </style:tab-stops>
      </style:paragraph-properties>
      <style:text-properties style:font-name="Times Roman" fo:font-size="10pt" fo:language="de" fo:country="DE" style:font-size-asian="10pt" style:language-asian="ja" style:country-asian="JP"/>
    </style:style>
    <style:style style:name="P30" style:family="paragraph" style:parent-style-name="WW-Standard">
      <style:paragraph-properties>
        <style:tab-stops>
          <style:tab-stop style:position="2.999cm"/>
          <style:tab-stop style:position="4.586cm"/>
          <style:tab-stop style:position="8.502cm"/>
          <style:tab-stop style:position="11.501cm"/>
          <style:tab-stop style:position="13.088cm"/>
        </style:tab-stops>
      </style:paragraph-properties>
      <style:text-properties style:font-name="Times Roman" fo:font-size="10pt" fo:language="de" fo:country="DE" style:font-size-asian="10pt" style:language-asian="ja" style:country-asian="JP"/>
    </style:style>
    <style:style style:name="P31" style:family="paragraph" style:parent-style-name="WW-Standard">
      <style:paragraph-properties>
        <style:tab-stops>
          <style:tab-stop style:position="3.881cm" style:type="right"/>
          <style:tab-stop style:position="4.586cm"/>
          <style:tab-stop style:position="8.961cm"/>
          <style:tab-stop style:position="12.876cm" style:type="right"/>
          <style:tab-stop style:position="13.582cm"/>
        </style:tab-stops>
      </style:paragraph-properties>
      <style:text-properties style:font-name="Times Roman" fo:font-size="10pt" fo:language="de" fo:country="DE" style:font-size-asian="10pt" style:language-asian="ja" style:country-asian="JP"/>
    </style:style>
    <style:style style:name="P32" style:family="paragraph" style:parent-style-name="WW-Standard">
      <style:paragraph-properties>
        <style:tab-stops>
          <style:tab-stop style:position="3.881cm" style:type="right"/>
          <style:tab-stop style:position="4.586cm"/>
          <style:tab-stop style:position="8.502cm"/>
          <style:tab-stop style:position="12.383cm" style:type="right"/>
          <style:tab-stop style:position="13.088cm"/>
        </style:tab-stops>
      </style:paragraph-properties>
      <style:text-properties style:font-name="Times Roman" fo:font-size="10pt" fo:language="de" fo:country="DE" style:font-size-asian="10pt" style:language-asian="ja" style:country-asian="JP"/>
    </style:style>
    <style:style style:name="P33" style:family="paragraph" style:parent-style-name="WW-Standard">
      <style:paragraph-properties fo:text-align="center" style:justify-single-word="false"/>
      <style:text-properties style:font-name="Times Roman" fo:font-size="10pt" fo:language="de" fo:country="DE" fo:font-style="italic" style:font-size-asian="10pt" style:language-asian="ja" style:country-asian="JP" style:font-style-asian="italic"/>
    </style:style>
    <style:style style:name="P34" style:family="paragraph" style:parent-style-name="WW-Standard">
      <style:paragraph-properties style:line-height-at-least="0.635cm" fo:text-align="center" style:justify-single-word="false"/>
      <style:text-properties style:font-name="Times Roman" fo:font-size="10pt" fo:language="de" fo:country="DE" fo:font-style="italic" style:font-size-asian="10pt" style:language-asian="ja" style:country-asian="JP" style:font-style-asian="italic"/>
    </style:style>
    <style:style style:name="P35" style:family="paragraph" style:parent-style-name="WW-Standard">
      <style:paragraph-properties fo:text-align="justify" style:justify-single-word="false"/>
      <style:text-properties style:font-name="Times Roman" fo:font-size="10pt" fo:language="de" fo:country="DE" fo:font-style="italic" fo:font-weight="bold" style:font-size-asian="10pt" style:language-asian="ja" style:country-asian="JP" style:font-style-asian="italic" style:font-weight-asian="bold"/>
    </style:style>
    <style:style style:name="P36" style:family="paragraph" style:parent-style-name="WW-Standard">
      <style:paragraph-properties fo:text-align="justify" style:justify-single-word="false"/>
      <style:text-properties style:font-name="Times Roman" fo:font-size="10pt" fo:language="de" fo:country="DE" fo:font-weight="bold" style:font-size-asian="10pt" style:language-asian="ja" style:country-asian="JP" style:font-weight-asian="bold"/>
    </style:style>
    <style:style style:name="P37" style:family="paragraph" style:parent-style-name="WW-Standard">
      <style:paragraph-properties fo:text-align="justify" style:justify-single-word="false">
        <style:tab-stops>
          <style:tab-stop style:position="5.997cm" style:type="right"/>
          <style:tab-stop style:position="8.008cm"/>
          <style:tab-stop style:position="15.487cm" style:type="right"/>
          <style:tab-stop style:position="16.933cm" style:type="right"/>
        </style:tab-stops>
      </style:paragraph-properties>
      <style:text-properties style:font-name="Times Roman" fo:font-size="10pt" fo:language="de" fo:country="DE" fo:font-weight="bold" style:font-size-asian="10pt" style:language-asian="ja" style:country-asian="JP" style:font-weight-asian="bold"/>
    </style:style>
    <style:style style:name="P38" style:family="paragraph" style:parent-style-name="WW-Standard">
      <style:paragraph-properties fo:text-align="justify" style:justify-single-word="false">
        <style:tab-stops>
          <style:tab-stop style:position="4.833cm"/>
          <style:tab-stop style:position="8.784cm"/>
          <style:tab-stop style:position="11.818cm"/>
        </style:tab-stops>
      </style:paragraph-properties>
      <style:text-properties style:font-name="Times Roman" fo:font-size="10pt" fo:language="de" fo:country="DE" fo:font-weight="bold" style:font-size-asian="10pt" style:language-asian="ja" style:country-asian="JP" style:font-weight-asian="bold"/>
    </style:style>
    <style:style style:name="P39" style:family="paragraph" style:parent-style-name="WW-Standard">
      <style:paragraph-properties fo:text-align="justify" style:justify-single-word="false">
        <style:tab-stops>
          <style:tab-stop style:position="10.971cm"/>
        </style:tab-stops>
      </style:paragraph-properties>
      <style:text-properties style:font-name="Times Roman" fo:font-size="10pt" fo:language="de" fo:country="DE" fo:font-weight="bold" style:font-size-asian="10pt" style:language-asian="ja" style:country-asian="JP" style:font-weight-asian="bold"/>
    </style:style>
    <style:style style:name="P40" style:family="paragraph" style:parent-style-name="WW-Standard">
      <style:paragraph-properties fo:text-align="justify" style:justify-single-word="false">
        <style:tab-stops>
          <style:tab-stop style:position="3.986cm"/>
        </style:tab-stops>
      </style:paragraph-properties>
      <style:text-properties style:font-name="Times Roman" fo:font-size="10pt" fo:language="de" fo:country="DE" fo:font-weight="bold" style:font-size-asian="10pt" style:language-asian="ja" style:country-asian="JP" style:font-weight-asian="bold"/>
    </style:style>
    <style:style style:name="P41" style:family="paragraph" style:parent-style-name="WW-Standard">
      <style:paragraph-properties fo:text-align="justify" style:justify-single-word="false">
        <style:tab-stops>
          <style:tab-stop style:position="5.997cm"/>
          <style:tab-stop style:position="14.005cm" style:type="right"/>
        </style:tab-stops>
      </style:paragraph-properties>
      <style:text-properties style:font-name="Times Roman" fo:font-size="10pt" fo:language="de" fo:country="DE" fo:font-weight="bold" style:font-size-asian="10pt" style:language-asian="ja" style:country-asian="JP" style:font-weight-asian="bold"/>
    </style:style>
    <style:style style:name="P42" style:family="paragraph" style:parent-style-name="WW-Standard">
      <style:paragraph-properties fo:text-align="justify" style:justify-single-word="false">
        <style:tab-stops>
          <style:tab-stop style:position="2.011cm" style:type="right"/>
          <style:tab-stop style:position="3.986cm"/>
          <style:tab-stop style:position="5.997cm" style:type="right"/>
          <style:tab-stop style:position="8.008cm"/>
          <style:tab-stop style:position="9.596cm"/>
        </style:tab-stops>
      </style:paragraph-properties>
      <style:text-properties style:font-name="Times Roman" fo:font-size="10pt" fo:language="de" fo:country="DE" fo:font-weight="bold" style:font-size-asian="10pt" style:language-asian="ja" style:country-asian="JP" style:font-weight-asian="bold"/>
    </style:style>
    <style:style style:name="P43" style:family="paragraph" style:parent-style-name="WW-Standard">
      <style:paragraph-properties style:line-height-at-least="0.635cm" fo:text-align="justify" style:justify-single-word="false">
        <style:tab-stops>
          <style:tab-stop style:position="2.999cm"/>
          <style:tab-stop style:position="4.586cm"/>
          <style:tab-stop style:position="8.961cm"/>
          <style:tab-stop style:position="11.959cm"/>
          <style:tab-stop style:position="13.582cm"/>
        </style:tab-stops>
      </style:paragraph-properties>
      <style:text-properties style:font-name="Times Roman" fo:font-size="10pt" fo:language="de" fo:country="DE" fo:font-weight="bold" style:font-size-asian="10pt" style:language-asian="ja" style:country-asian="JP" style:font-weight-asian="bold"/>
    </style:style>
    <style:style style:name="P44" style:family="paragraph" style:parent-style-name="WW-Standard">
      <style:paragraph-properties style:line-height-at-least="0.635cm" fo:text-align="justify" style:justify-single-word="false">
        <style:tab-stops>
          <style:tab-stop style:position="2.999cm"/>
        </style:tab-stops>
      </style:paragraph-properties>
      <style:text-properties style:font-name="Times Roman" fo:font-size="10pt" fo:language="de" fo:country="DE" fo:font-weight="bold" style:font-size-asian="10pt" style:language-asian="ja" style:country-asian="JP" style:font-weight-asian="bold"/>
    </style:style>
    <style:style style:name="P45" style:family="paragraph" style:parent-style-name="WW-Standard">
      <style:paragraph-properties fo:text-align="start" style:justify-single-word="false">
        <style:tab-stops>
          <style:tab-stop style:position="15.372cm"/>
        </style:tab-stops>
      </style:paragraph-properties>
      <style:text-properties style:font-name="Times Roman" fo:language="de" fo:country="DE" style:language-asian="ja" style:country-asian="JP"/>
    </style:style>
    <style:style style:name="P46" style:family="paragraph" style:parent-style-name="WW-Standard">
      <style:paragraph-properties fo:text-align="justify" style:justify-single-word="false"/>
      <style:text-properties style:font-name="Times Roman" fo:language="de" fo:country="DE" style:language-asian="ja" style:country-asian="JP"/>
    </style:style>
    <style:style style:name="P47" style:family="paragraph" style:parent-style-name="WW-Standard">
      <style:paragraph-properties fo:text-align="justify" style:justify-single-word="false"/>
      <style:text-properties style:font-name="Times Roman" fo:language="de" fo:country="DE"/>
    </style:style>
    <style:style style:name="P48" style:family="paragraph" style:parent-style-name="WW-Standard">
      <style:paragraph-properties fo:text-align="justify" style:justify-single-word="false">
        <style:tab-stops>
          <style:tab-stop style:position="3.281cm"/>
        </style:tab-stops>
      </style:paragraph-properties>
      <style:text-properties style:font-name="Times Roman" fo:language="de" fo:country="DE"/>
    </style:style>
    <style:style style:name="P49" style:family="paragraph" style:parent-style-name="WW-Standard">
      <style:paragraph-properties fo:text-align="justify" style:justify-single-word="false">
        <style:tab-stops>
          <style:tab-stop style:position="7.973cm" style:type="right"/>
          <style:tab-stop style:position="8.184cm"/>
        </style:tab-stops>
      </style:paragraph-properties>
      <style:text-properties style:font-name="Times Roman" fo:language="de" fo:country="DE"/>
    </style:style>
    <style:style style:name="P50" style:family="paragraph" style:parent-style-name="WW-Standard">
      <style:paragraph-properties fo:text-align="justify" style:justify-single-word="false">
        <style:tab-stops>
          <style:tab-stop style:position="2.011cm" style:type="right"/>
          <style:tab-stop style:position="3.986cm"/>
          <style:tab-stop style:position="5.997cm" style:type="right"/>
          <style:tab-stop style:position="8.008cm"/>
          <style:tab-stop style:position="9.596cm"/>
        </style:tab-stops>
      </style:paragraph-properties>
      <style:text-properties style:font-name="Times Roman" fo:language="de" fo:country="DE"/>
    </style:style>
    <style:style style:name="P51" style:family="paragraph" style:parent-style-name="WW-Standard">
      <style:paragraph-properties style:line-height-at-least="0.635cm" fo:text-align="justify" style:justify-single-word="false"/>
      <style:text-properties style:font-name="Times Roman" fo:language="de" fo:country="DE" fo:font-weight="bold" style:language-asian="ja" style:country-asian="JP" style:font-weight-asian="bold"/>
    </style:style>
    <style:style style:name="P52" style:family="paragraph" style:parent-style-name="WW-Standard">
      <style:paragraph-properties fo:text-align="justify" style:justify-single-word="false"/>
      <style:text-properties style:font-name="Times Roman" fo:language="de" fo:country="DE" fo:font-weight="bold" style:language-asian="ja" style:country-asian="JP" style:font-weight-asian="bold"/>
    </style:style>
    <style:style style:name="P53" style:family="paragraph" style:parent-style-name="WW-Standard">
      <style:paragraph-properties fo:text-align="center" style:justify-single-word="false"/>
      <style:text-properties style:font-name="Times Roman" fo:font-size="36pt" fo:language="de" fo:country="DE" fo:font-weight="bold" style:font-size-asian="36pt" style:language-asian="ja" style:country-asian="JP" style:font-weight-asian="bold"/>
    </style:style>
    <style:style style:name="P54" style:family="paragraph" style:parent-style-name="WW-Standard">
      <style:paragraph-properties fo:text-align="center" style:justify-single-word="false"/>
      <style:text-properties style:font-name="Times Roman" fo:font-size="8pt" fo:language="de" fo:country="DE" style:font-size-asian="8pt" style:language-asian="ja" style:country-asian="JP"/>
    </style:style>
    <style:style style:name="P55" style:family="paragraph" style:parent-style-name="WW-Standard">
      <style:paragraph-properties fo:text-align="center" style:justify-single-word="false"/>
      <style:text-properties style:font-name="Times Roman" fo:font-size="8pt" fo:language="de" fo:country="DE" fo:font-style="italic" style:font-size-asian="8pt" style:language-asian="ja" style:country-asian="JP" style:font-style-asian="italic"/>
    </style:style>
    <style:style style:name="P56" style:family="paragraph" style:parent-style-name="WW-Standard">
      <style:paragraph-properties fo:text-align="center" style:justify-single-word="false"/>
      <style:text-properties style:font-name="Times Roman" fo:font-size="14pt" fo:language="de" fo:country="DE" fo:font-weight="bold" style:font-size-asian="14pt" style:language-asian="ja" style:country-asian="JP" style:font-weight-asian="bold"/>
    </style:style>
    <style:style style:name="P57" style:family="paragraph" style:parent-style-name="WW-Standard">
      <style:paragraph-properties fo:text-align="end" style:justify-single-word="false"/>
      <style:text-properties style:font-name="Helvetica" fo:font-size="10pt" fo:language="de" fo:country="DE" style:font-size-asian="10pt" style:language-asian="ja" style:country-asian="JP"/>
    </style:style>
    <style:style style:name="P58" style:family="paragraph" style:parent-style-name="WW-Standard">
      <style:paragraph-properties fo:text-align="start" style:justify-single-word="false">
        <style:tab-stops>
          <style:tab-stop style:position="15.399cm"/>
        </style:tab-stops>
      </style:paragraph-properties>
      <style:text-properties fo:language="de" fo:country="DE" style:language-asian="ja" style:country-asian="JP"/>
    </style:style>
    <style:style style:name="P59" style:family="paragraph" style:parent-style-name="WW-Standard">
      <style:paragraph-properties fo:text-align="justify" style:justify-single-word="false">
        <style:tab-stops>
          <style:tab-stop style:position="0.988cm"/>
          <style:tab-stop style:position="4.974cm"/>
        </style:tab-stops>
      </style:paragraph-properties>
      <style:text-properties style:use-window-font-color="true" style:font-name="Times Roman" fo:font-size="10pt" fo:language="de" fo:country="DE" fo:font-weight="bold" style:font-name-asian="Times New Roman1" style:font-size-asian="10pt" style:language-asian="ja" style:country-asian="JP" style:font-weight-asian="bold" style:font-name-complex="Times New Roman1" style:font-size-complex="10pt"/>
    </style:style>
    <style:style style:name="P60" style:family="paragraph" style:parent-style-name="WW-Standard">
      <style:paragraph-properties fo:text-align="justify" style:justify-single-word="false">
        <style:tab-stops>
          <style:tab-stop style:position="4.974cm"/>
        </style:tab-stops>
      </style:paragraph-properties>
      <style:text-properties style:use-window-font-color="true" style:font-name="Times Roman" fo:font-size="10pt" fo:language="de" fo:country="DE" fo:font-weight="bold" style:font-name-asian="Times New Roman1" style:font-size-asian="10pt" style:language-asian="ja" style:country-asian="JP" style:font-weight-asian="bold" style:font-name-complex="Times New Roman1" style:font-size-complex="10pt"/>
    </style:style>
    <style:style style:name="P61" style:family="paragraph" style:parent-style-name="WW-Standard">
      <style:paragraph-properties fo:text-align="justify" style:justify-single-word="false">
        <style:tab-stops>
          <style:tab-stop style:position="4.974cm"/>
        </style:tab-stops>
      </style:paragraph-properties>
      <style:text-properties style:use-window-font-color="true" style:font-name="Times Roman" fo:font-size="10pt" fo:language="de" fo:country="DE" style:font-name-asian="Times New Roman1" style:font-size-asian="10pt" style:language-asian="ja" style:country-asian="JP" style:font-name-complex="Times New Roman1" style:font-size-complex="10pt"/>
    </style:style>
    <style:style style:name="P62" style:family="paragraph" style:parent-style-name="WW-Standard">
      <style:paragraph-properties fo:text-align="justify" style:justify-single-word="false">
        <style:tab-stops>
          <style:tab-stop style:position="0.988cm"/>
          <style:tab-stop style:position="4.974cm"/>
        </style:tab-stops>
      </style:paragraph-properties>
      <style:text-properties style:use-window-font-color="true" style:font-name="Times Roman" fo:font-size="10pt" fo:language="de" fo:country="DE" style:font-name-asian="Times New Roman1" style:font-size-asian="10pt" style:language-asian="ja" style:country-asian="JP" style:font-name-complex="Times New Roman1" style:font-size-complex="10pt"/>
    </style:style>
    <style:style style:name="P63" style:family="paragraph" style:parent-style-name="WW-Standard">
      <style:paragraph-properties fo:text-align="center" style:justify-single-word="false" fo:break-before="page"/>
      <style:text-properties style:font-name="Times Roman" fo:font-size="10pt" fo:language="de" fo:country="DE" style:font-size-asian="10pt" style:language-asian="ja" style:country-asian="JP"/>
    </style:style>
    <style:style style:name="P64" style:family="paragraph" style:parent-style-name="WW-Standard">
      <style:paragraph-properties fo:text-align="center" style:justify-single-word="false" fo:break-before="page"/>
      <style:text-properties style:font-name="Times Roman" fo:font-size="24pt" fo:language="de" fo:country="DE" fo:font-weight="bold" style:font-size-asian="24pt" style:language-asian="ja" style:country-asian="JP" style:font-weight-asian="bold"/>
    </style:style>
    <style:style style:name="P65" style:family="paragraph" style:parent-style-name="WW-Standard">
      <style:paragraph-properties fo:text-align="center" style:justify-single-word="false" fo:break-before="page">
        <style:tab-stops>
          <style:tab-stop style:position="1.482cm"/>
          <style:tab-stop style:position="15.981cm" style:type="right"/>
        </style:tab-stops>
      </style:paragraph-properties>
      <style:text-properties style:font-name="Times Roman" fo:font-size="24pt" fo:language="de" fo:country="DE" fo:font-weight="bold" style:font-size-asian="24pt" style:language-asian="ja" style:country-asian="JP" style:font-weight-asian="bold"/>
    </style:style>
    <style:style style:name="P66" style:family="paragraph" style:parent-style-name="WW-Standard">
      <style:paragraph-properties fo:text-align="center" style:justify-single-word="false" fo:break-before="page"/>
      <style:text-properties style:font-name="Times Roman" fo:font-size="14pt" fo:language="de" fo:country="DE" fo:font-weight="bold" style:font-size-asian="14pt" style:language-asian="ja" style:country-asian="JP" style:font-weight-asian="bold"/>
    </style:style>
    <style:style style:name="P67" style:family="paragraph" style:parent-style-name="WW-Standard">
      <style:paragraph-properties fo:text-align="justify" style:justify-single-word="false" fo:break-before="page"/>
      <style:text-properties style:font-name="Times Roman" fo:language="de" fo:country="DE" fo:font-weight="bold" style:language-asian="ja" style:country-asian="JP" style:font-weight-asian="bold"/>
    </style:style>
    <style:style style:name="P68" style:family="paragraph" style:parent-style-name="WW-Standard">
      <style:paragraph-properties fo:margin-left="3.528cm" fo:margin-right="0cm" fo:text-align="justify" style:justify-single-word="false" fo:text-indent="-3.528cm" style:auto-text-indent="false">
        <style:tab-stops>
          <style:tab-stop style:position="-2.258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s>
      </style:paragraph-properties>
      <style:text-properties style:font-name="Times Roman" fo:language="de" fo:country="DE"/>
    </style:style>
    <style:style style:name="P69" style:family="paragraph" style:parent-style-name="WW-Standard">
      <style:paragraph-properties fo:margin-left="3.528cm" fo:margin-right="0cm" fo:text-align="justify" style:justify-single-word="false" fo:text-indent="-3.528cm" style:auto-text-indent="false">
        <style:tab-stops>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s>
      </style:paragraph-properties>
      <style:text-properties style:font-name="Times Roman" fo:language="de" fo:country="DE"/>
    </style:style>
    <style:style style:name="P70" style:family="paragraph" style:parent-style-name="WW-Standard">
      <style:paragraph-properties fo:margin-left="3.528cm" fo:margin-right="0cm" fo:text-align="justify" style:justify-single-word="false" fo:text-indent="-3.528cm" style:auto-text-indent="false">
        <style:tab-stops>
          <style:tab-stop style:position="-2.258cm"/>
          <style:tab-stop style:position="-0.988cm"/>
          <style:tab-stop style:position="0cm"/>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s>
      </style:paragraph-properties>
      <style:text-properties style:font-name="Times Roman" fo:font-size="10pt" fo:language="de" fo:country="DE" style:font-size-asian="10pt" style:language-asian="ja" style:country-asian="JP"/>
    </style:style>
    <style:style style:name="P71" style:family="paragraph" style:parent-style-name="WW-Standard">
      <style:paragraph-properties fo:margin-left="4.798cm" fo:margin-right="0cm" fo:text-align="justify" style:justify-single-word="false" fo:text-indent="-4.798cm" style:auto-text-indent="false">
        <style:tab-stops>
          <style:tab-stop style:position="-3.528cm"/>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s>
      </style:paragraph-properties>
      <style:text-properties style:font-name="Times Roman" fo:language="de" fo:country="DE"/>
    </style:style>
    <style:style style:name="P72" style:family="paragraph" style:parent-style-name="WW-Standard">
      <style:paragraph-properties fo:margin-left="4.798cm" fo:margin-right="0cm" fo:text-align="justify" style:justify-single-word="false" fo:text-indent="-4.798cm" style:auto-text-indent="false">
        <style:tab-stops>
          <style:tab-stop style:position="-3.528cm"/>
          <style:tab-stop style:position="-2.258cm"/>
          <style:tab-stop style:position="-0.988cm"/>
          <style:tab-stop style:position="0cm"/>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s>
      </style:paragraph-properties>
      <style:text-properties style:font-name="Times Roman" fo:font-size="10pt" fo:language="de" fo:country="DE" style:font-size-asian="10pt" style:language-asian="ja" style:country-asian="JP"/>
    </style:style>
    <style:style style:name="P73" style:family="paragraph" style:parent-style-name="WW-Standard">
      <style:paragraph-properties fo:margin-left="2.293cm" fo:margin-right="0cm" fo:text-align="justify" style:justify-single-word="false" fo:text-indent="-2.293cm" style:auto-text-indent="false">
        <style:tab-stops>
          <style:tab-stop style:position="-1.023cm"/>
          <style:tab-stop style:position="0cm"/>
          <style:tab-stop style:position="0.247cm"/>
          <style:tab-stop style:position="1.517cm"/>
          <style:tab-stop style:position="2.787cm"/>
          <style:tab-stop style:position="4.057cm"/>
          <style:tab-stop style:position="5.327cm"/>
          <style:tab-stop style:position="6.597cm"/>
          <style:tab-stop style:position="7.867cm"/>
          <style:tab-stop style:position="9.137cm"/>
          <style:tab-stop style:position="10.407cm"/>
          <style:tab-stop style:position="11.677cm"/>
          <style:tab-stop style:position="12.947cm"/>
          <style:tab-stop style:position="14.217cm"/>
          <style:tab-stop style:position="15.487cm"/>
          <style:tab-stop style:position="16.757cm"/>
          <style:tab-stop style:position="18.027cm"/>
        </style:tab-stops>
      </style:paragraph-properties>
      <style:text-properties style:font-name="Times Roman" fo:language="de" fo:country="DE"/>
    </style:style>
    <style:style style:name="P74" style:family="paragraph" style:parent-style-name="WW-Standard">
      <style:paragraph-properties fo:margin-left="4.974cm" fo:margin-right="0cm" fo:text-align="justify" style:justify-single-word="false" fo:text-indent="-4.974cm" style:auto-text-indent="false">
        <style:tab-stops>
          <style:tab-stop style:position="-3.704cm"/>
          <style:tab-stop style:position="-2.434cm"/>
          <style:tab-stop style:position="-1.164cm"/>
          <style:tab-stop style:position="0cm"/>
          <style:tab-stop style:position="0.106cm"/>
          <style:tab-stop style:position="1.376cm"/>
          <style:tab-stop style:position="2.646cm"/>
          <style:tab-stop style:position="3.916cm"/>
          <style:tab-stop style:position="5.186cm"/>
          <style:tab-stop style:position="6.456cm"/>
          <style:tab-stop style:position="7.726cm"/>
          <style:tab-stop style:position="8.996cm"/>
          <style:tab-stop style:position="10.266cm"/>
          <style:tab-stop style:position="11.536cm"/>
          <style:tab-stop style:position="12.806cm"/>
          <style:tab-stop style:position="14.076cm"/>
          <style:tab-stop style:position="15.346cm"/>
        </style:tab-stops>
      </style:paragraph-properties>
      <style:text-properties style:use-window-font-color="true" style:font-name="Times Roman" fo:font-size="10pt" fo:language="de" fo:country="DE" style:font-name-asian="Times New Roman1" style:font-size-asian="10pt" style:language-asian="ja" style:country-asian="JP" style:font-name-complex="Times New Roman1" style:font-size-complex="10pt"/>
    </style:style>
    <style:style style:name="P75" style:family="paragraph" style:parent-style-name="WW-Standard">
      <style:paragraph-properties fo:margin-left="4.974cm" fo:margin-right="0cm" fo:text-align="justify" style:justify-single-word="false" fo:text-indent="-4.974cm" style:auto-text-indent="false">
        <style:tab-stops>
          <style:tab-stop style:position="-3.704cm"/>
          <style:tab-stop style:position="-2.434cm"/>
          <style:tab-stop style:position="-1.164cm"/>
          <style:tab-stop style:position="0cm"/>
          <style:tab-stop style:position="0.106cm"/>
          <style:tab-stop style:position="1.376cm"/>
          <style:tab-stop style:position="2.646cm"/>
          <style:tab-stop style:position="3.916cm"/>
          <style:tab-stop style:position="5.186cm"/>
          <style:tab-stop style:position="6.456cm"/>
          <style:tab-stop style:position="7.726cm"/>
          <style:tab-stop style:position="8.996cm"/>
          <style:tab-stop style:position="10.266cm"/>
          <style:tab-stop style:position="11.536cm"/>
          <style:tab-stop style:position="12.806cm"/>
          <style:tab-stop style:position="14.076cm"/>
          <style:tab-stop style:position="15.346cm"/>
        </style:tab-stops>
      </style:paragraph-properties>
      <style:text-properties style:use-window-font-color="true" style:font-name="Times Roman" fo:font-size="10pt" fo:language="de" fo:country="DE" fo:font-weight="bold" style:font-name-asian="Times New Roman1" style:font-size-asian="10pt" style:language-asian="ja" style:country-asian="JP" style:font-weight-asian="bold" style:font-name-complex="Times New Roman1" style:font-size-complex="10pt"/>
    </style:style>
    <style:style style:name="P76" style:family="paragraph" style:parent-style-name="WW-Standard">
      <style:paragraph-properties fo:margin-left="4.974cm" fo:margin-right="0cm" fo:text-align="justify" style:justify-single-word="false" fo:text-indent="-3.986cm" style:auto-text-indent="false">
        <style:tab-stops>
          <style:tab-stop style:position="-3.704cm"/>
          <style:tab-stop style:position="-2.434cm"/>
          <style:tab-stop style:position="-1.164cm"/>
          <style:tab-stop style:position="0cm"/>
          <style:tab-stop style:position="0.106cm"/>
          <style:tab-stop style:position="1.376cm"/>
          <style:tab-stop style:position="2.646cm"/>
          <style:tab-stop style:position="3.916cm"/>
          <style:tab-stop style:position="5.186cm"/>
          <style:tab-stop style:position="6.456cm"/>
          <style:tab-stop style:position="7.726cm"/>
          <style:tab-stop style:position="8.996cm"/>
          <style:tab-stop style:position="10.266cm"/>
          <style:tab-stop style:position="11.536cm"/>
          <style:tab-stop style:position="12.806cm"/>
          <style:tab-stop style:position="14.076cm"/>
          <style:tab-stop style:position="15.346cm"/>
        </style:tab-stops>
      </style:paragraph-properties>
      <style:text-properties style:use-window-font-color="true" style:font-name="Times Roman" fo:font-size="10pt" fo:language="de" fo:country="DE" style:font-name-asian="Times New Roman1" style:font-size-asian="10pt" style:language-asian="ja" style:country-asian="JP" style:font-name-complex="Times New Roman1" style:font-size-complex="10pt"/>
    </style:style>
    <style:style style:name="P77" style:family="paragraph" style:parent-style-name="WW-Standard" style:master-page-name="">
      <loext:graphic-properties draw:fill="none"/>
      <style:paragraph-properties fo:margin-left="3.5cm" fo:margin-right="0cm" fo:text-align="justify" style:justify-single-word="false" fo:orphans="2" fo:widows="2" fo:text-indent="-3.5cm" style:auto-text-indent="false" style:page-number="auto" fo:background-color="transparent" style:writing-mode="lr-tb">
        <style:tab-stops>
          <style:tab-stop style:position="-2.258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s>
      </style:paragraph-properties>
      <style:text-properties style:font-name="Times Roman" fo:language="de" fo:country="DE"/>
    </style:style>
    <style:style style:name="P78" style:family="paragraph" style:parent-style-name="WW-Standard" style:master-page-name="">
      <loext:graphic-properties draw:fill="none"/>
      <style:paragraph-properties fo:margin-left="4.001cm" fo:margin-right="0cm" fo:text-align="justify" style:justify-single-word="false" fo:orphans="2" fo:widows="2" fo:text-indent="-4.001cm" style:auto-text-indent="false" style:page-number="auto" fo:background-color="transparent" style:writing-mode="lr-tb">
        <style:tab-stops>
          <style:tab-stop style:position="1.376cm"/>
          <style:tab-stop style:position="2.646cm"/>
          <style:tab-stop style:position="3.916cm"/>
          <style:tab-stop style:position="5.186cm"/>
          <style:tab-stop style:position="6.456cm"/>
          <style:tab-stop style:position="7.726cm"/>
          <style:tab-stop style:position="8.996cm"/>
          <style:tab-stop style:position="10.266cm"/>
          <style:tab-stop style:position="11.536cm"/>
          <style:tab-stop style:position="12.806cm"/>
          <style:tab-stop style:position="14.076cm"/>
          <style:tab-stop style:position="15.346cm"/>
        </style:tab-stops>
      </style:paragraph-properties>
      <style:text-properties style:use-window-font-color="true" style:font-name="Times Roman" fo:font-size="10pt" fo:language="de" fo:country="DE" style:font-name-asian="Times New Roman1" style:font-size-asian="10pt" style:language-asian="ja" style:country-asian="JP" style:font-name-complex="Times New Roman1" style:font-size-complex="10pt"/>
    </style:style>
    <style:style style:name="P79" style:family="paragraph" style:parent-style-name="WW-Standard">
      <style:paragraph-properties fo:text-align="justify" style:justify-single-word="false"/>
      <style:text-properties style:font-name="Times Roman" fo:language="de" fo:country="DE" officeooo:rsid="00271e0d" officeooo:paragraph-rsid="00271e0d"/>
    </style:style>
    <style:style style:name="P80" style:family="paragraph" style:parent-style-name="WW-Standard" style:master-page-name="First_20_Page">
      <style:paragraph-properties fo:text-align="center" style:justify-single-word="false" style:page-number="auto"/>
      <style:text-properties style:font-name="Times Roman" fo:language="de" fo:country="DE"/>
    </style:style>
    <style:style style:name="T1" style:family="text">
      <style:text-properties fo:font-size="10pt" fo:font-style="italic" style:font-size-asian="10pt" style:font-style-asian="italic"/>
    </style:style>
    <style:style style:name="T2" style:family="text">
      <style:text-properties fo:font-size="10pt" fo:font-style="italic" style:font-size-asian="10pt" style:language-asian="ja" style:country-asian="JP" style:font-style-asian="italic"/>
    </style:style>
    <style:style style:name="T3" style:family="text">
      <style:text-properties fo:font-size="10pt" fo:font-style="italic" officeooo:rsid="001b4248" style:font-size-asian="10pt" style:language-asian="ja" style:country-asian="JP" style:font-style-asian="italic"/>
    </style:style>
    <style:style style:name="T4" style:family="text">
      <style:text-properties fo:font-size="10pt" fo:font-style="italic" officeooo:rsid="001cf07c" style:font-size-asian="10pt" style:language-asian="ja" style:country-asian="JP" style:font-style-asian="italic"/>
    </style:style>
    <style:style style:name="T5" style:family="text">
      <style:text-properties fo:font-size="10pt" fo:font-style="italic" officeooo:rsid="00202876" style:font-size-asian="10pt" style:language-asian="ja" style:country-asian="JP" style:font-style-asian="italic"/>
    </style:style>
    <style:style style:name="T6" style:family="text">
      <style:text-properties fo:font-size="10pt" fo:font-style="italic" officeooo:rsid="002396be" style:font-size-asian="10pt" style:language-asian="ja" style:country-asian="JP" style:font-style-asian="italic"/>
    </style:style>
    <style:style style:name="T7" style:family="text">
      <style:text-properties fo:font-size="10pt" fo:font-style="italic" officeooo:rsid="002475b6" style:font-size-asian="10pt" style:language-asian="ja" style:country-asian="JP" style:font-style-asian="italic"/>
    </style:style>
    <style:style style:name="T8" style:family="text">
      <style:text-properties fo:font-size="10pt" style:font-size-asian="10pt"/>
    </style:style>
    <style:style style:name="T9" style:family="text">
      <style:text-properties fo:font-size="10pt" style:font-size-asian="10pt" style:language-asian="ja" style:country-asian="JP"/>
    </style:style>
    <style:style style:name="T10" style:family="text">
      <style:text-properties fo:font-size="10pt" officeooo:rsid="0018cb56" style:font-size-asian="10pt" style:language-asian="ja" style:country-asian="JP"/>
    </style:style>
    <style:style style:name="T11" style:family="text">
      <style:text-properties fo:font-size="10pt" officeooo:rsid="0019679e" style:font-size-asian="10pt" style:language-asian="ja" style:country-asian="JP"/>
    </style:style>
    <style:style style:name="T12" style:family="text">
      <style:text-properties fo:font-size="10pt" officeooo:rsid="0019b9e4" style:font-size-asian="10pt" style:language-asian="ja" style:country-asian="JP"/>
    </style:style>
    <style:style style:name="T13" style:family="text">
      <style:text-properties fo:font-size="10pt" officeooo:rsid="0019e068" style:font-size-asian="10pt" style:language-asian="ja" style:country-asian="JP"/>
    </style:style>
    <style:style style:name="T14" style:family="text">
      <style:text-properties fo:font-size="10pt" officeooo:rsid="001a4c45" style:font-size-asian="10pt" style:language-asian="ja" style:country-asian="JP"/>
    </style:style>
    <style:style style:name="T15" style:family="text">
      <style:text-properties fo:font-size="10pt" officeooo:rsid="001cf07c" style:font-size-asian="10pt" style:language-asian="ja" style:country-asian="JP"/>
    </style:style>
    <style:style style:name="T16" style:family="text">
      <style:text-properties fo:font-size="10pt" officeooo:rsid="001ecfa8" style:font-size-asian="10pt" style:language-asian="ja" style:country-asian="JP"/>
    </style:style>
    <style:style style:name="T17" style:family="text">
      <style:text-properties fo:font-size="10pt" officeooo:rsid="002396be" style:font-size-asian="10pt" style:language-asian="ja" style:country-asian="JP"/>
    </style:style>
    <style:style style:name="T18" style:family="text">
      <style:text-properties fo:font-size="10pt" officeooo:rsid="002475b6" style:font-size-asian="10pt" style:language-asian="ja" style:country-asian="JP"/>
    </style:style>
    <style:style style:name="T19" style:family="text">
      <style:text-properties fo:font-size="10pt" fo:font-weight="bold" style:font-size-asian="10pt" style:font-weight-asian="bold"/>
    </style:style>
    <style:style style:name="T20" style:family="text">
      <style:text-properties fo:font-size="10pt" fo:font-weight="bold" style:font-size-asian="10pt" style:language-asian="ja" style:country-asian="JP" style:font-weight-asian="bold"/>
    </style:style>
    <style:style style:name="T21" style:family="text">
      <style:text-properties style:font-name="Helvetica" fo:font-size="10pt" fo:font-style="italic" style:font-size-asian="10pt" style:font-style-asian="italic"/>
    </style:style>
    <style:style style:name="T22" style:family="text">
      <style:text-properties style:font-name="Helvetica" fo:font-size="10pt" style:font-size-asian="10pt"/>
    </style:style>
    <style:style style:name="T23" style:family="text">
      <style:text-properties style:font-name="Helvetica" fo:font-size="10pt" fo:font-weight="bold" style:font-size-asian="10pt" style:font-weight-asian="bold"/>
    </style:style>
    <style:style style:name="T24" style:family="text">
      <style:text-properties fo:font-size="48pt" fo:font-weight="bold" style:font-size-asian="48pt" style:language-asian="ja" style:country-asian="JP" style:font-weight-asian="bold"/>
    </style:style>
    <style:style style:name="T25" style:family="text">
      <style:text-properties fo:font-size="36pt" fo:font-weight="bold" style:font-size-asian="36pt" style:language-asian="ja" style:country-asian="JP" style:font-weight-asian="bold"/>
    </style:style>
    <style:style style:name="T26" style:family="text">
      <style:text-properties officeooo:rsid="0018cb56"/>
    </style:style>
    <style:style style:name="T27" style:family="text">
      <style:text-properties officeooo:rsid="0019679e"/>
    </style:style>
    <style:style style:name="T28" style:family="text">
      <style:text-properties officeooo:rsid="0019b9e4"/>
    </style:style>
    <style:style style:name="T29" style:family="text">
      <style:text-properties officeooo:rsid="001a4c45"/>
    </style:style>
    <style:style style:name="T30" style:family="text">
      <style:text-properties officeooo:rsid="001b4248"/>
    </style:style>
    <style:style style:name="T31" style:family="text">
      <style:text-properties officeooo:rsid="001cf07c"/>
    </style:style>
    <style:style style:name="T32" style:family="text">
      <style:text-properties officeooo:rsid="00202876"/>
    </style:style>
    <style:style style:name="T33" style:family="text">
      <style:text-properties officeooo:rsid="002396be"/>
    </style:style>
    <style:style style:name="T34" style:family="text">
      <style:text-properties officeooo:rsid="002475b6"/>
    </style:style>
    <style:style style:name="T35" style:family="text">
      <style:text-properties officeooo:rsid="0024cee7"/>
    </style:style>
    <style:style style:name="T36" style:family="text">
      <style:text-properties fo:font-weight="bold" style:font-weight-asian="bold"/>
    </style:style>
    <style:style style:name="T37" style:family="text">
      <style:text-properties fo:font-weight="bold" officeooo:rsid="0026e295" style:font-weight-asian="bold"/>
    </style:style>
    <style:style style:name="T38" style:family="text">
      <style:text-properties fo:font-style="italic" style:font-style-asian="italic"/>
    </style:style>
    <style:style style:name="T39" style:family="text">
      <style:text-properties officeooo:rsid="0026e2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24">SF-R</text:span><text:span text:style-name="T25">OLLENSPIEL</text:span><text:span text:style-name="T24"> 2.0</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Ein Rollenspiel von Matthias Schulze (basierend auf dem Basiskasten von DSA 3. Auflage)</text:p>
      <text:p text:style-name="P3"/>
      <text:p text:style-name="P3">Grundregelwerk</text:p>
      <text:p text:style-name="P3"/>
      <text:p text:style-name="P3"/>
      <text:p text:style-name="P3"/>
      <text:p text:style-name="P3"/>
      <text:p text:style-name="P3"/>
      <text:p text:style-name="P3"/>
      <text:p text:style-name="P3"/>
      <text:p text:style-name="P3"/>
      <text:p text:style-name="P3">SF-Rollenspiel 2.0</text:p>
      <text:p text:style-name="P1"/>
      <text:p text:style-name="P63">Die Illustrationen im Text wurden gezeichnet</text:p>
      <text:p text:style-name="P3">von Matthias Schulze und Rainer Lukhaup (50,51,52)</text:p>
      <text:p text:style-name="P3"/>
      <text:p text:style-name="P3">Planzeichnungen von Matthias Schulz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1998 bei Matthias Schulze</text:p>
      <text:p text:style-name="P3">Redaktion: Matthias Schulze</text:p>
      <text:p text:style-name="P3">Umschlagillustration: Rainer Luckhaup</text:p>
      <text:p text:style-name="P3">Satz und Herstellung: Macintosh Performa 5200 &amp; ClarisWorks 4</text:p>
      <text:p text:style-name="P53">SF-Rollenspiel 2.0</text:p>
      <text:p text:style-name="P3"/>
      <text:p text:style-name="P3"/>
      <text:p text:style-name="P33">Das Grundregelwerk für</text:p>
      <text:p text:style-name="P34">»SF-Rollenspiel 2.0«</text:p>
      <text:p text:style-name="P54">(Basierend auf der Basisbox 3. Auflage des »Schwarzen Auges«)</text:p>
      <text:p text:style-name="P3"/>
      <text:p text:style-name="P55">von</text:p>
      <text:p text:style-name="P55">Matthias Schulze</text:p>
      <text:p text:style-name="P1"/>
      <text:p text:style-name="P1"/>
      <text:p text:style-name="P1"/>
      <text:p text:style-name="P1"/>
      <text:p text:style-name="P1"/>
      <text:p text:style-name="P65">Inhalt</text:p>
      <text:p text:style-name="P4"/>
      <text:p text:style-name="P4"/>
      <text:p text:style-name="P4"/>
      <text:p text:style-name="P4">Über Sinn und Unsinn eines neuen Rollenspielsystems<text:tab/>................................................................................... <text:s/>5</text:p>
      <text:p text:style-name="P4"><text:tab/>Vorwort<text:tab/>................................................................................................................. <text:s/>5</text:p>
      <text:p text:style-name="P4"><text:tab/>Die Entstehungsgeschichte des SF-Rollenspiel 2.0<text:tab/>.................................................................... <text:s/>6</text:p>
      <text:p text:style-name="P4"><text:tab/>E<text:span text:style-name="T26">i</text:span>ne kurze Rundreise durch die SF-Welt<text:tab/>................................................................... <text:s/>6</text:p>
      <text:p text:style-name="P4">Das Regelsystem<text:tab/>............................................................................... <text:s/>12</text:p>
      <text:p text:style-name="P4"><text:tab/>Das Charakterblatt<text:tab/>................................................................................. <text:s/>14</text:p>
      <text:p text:style-name="P4"><text:tab/>Die Charaktererschaffung<text:tab/>................................................................................. <text:s/>14</text:p>
      <text:p text:style-name="P4"><text:tab/>Die Vorgeschichte des Helden und deren Auswirkung auf das Spiel<text:tab/>........................................ <text:s/>15</text:p>
      <text:p text:style-name="P4"><text:tab/>Das Leben des Charakters in der Welt von Morgen<text:tab/>....................................................... <text:s/>21</text:p>
      <text:p text:style-name="P4"><text:tab/>Ausrüstung und Wohnen<text:tab/>....................................................... <text:s/>21</text:p>
      <text:p text:style-name="P4"><text:tab/>Regeländerungen zum DSA-Basiskasten der 3. Auflage<text:tab/>....................................................... <text:s/>21</text:p>
      <text:p text:style-name="P4"><text:tab/>Der Aufstieg des Helden<text:tab/>....................................................... <text:s/>21</text:p>
      <text:p text:style-name="P4"><text:tab/>Familie, Hausbau und altern<text:tab/>....................................................... <text:s/>21</text:p>
      <text:p text:style-name="P4">Die SF-Welt<text:tab/>.................................................................................. <text:s/>21</text:p>
      <text:p text:style-name="P4"><text:tab/>Das Universum und dessen grundlegende Gesetzmäßigkeiten<text:tab/>...................................................... <text:s/>25</text:p>
      <text:p text:style-name="P4"><text:tab/>Das Sonnensystem<text:tab/>................................................................................................ <text:s/>29</text:p>
      <text:p text:style-name="P4"><text:tab/>Die Geschichte der Kolonisierung des Systems<text:tab/>................................................................. <text:s/>31</text:p>
      <text:p text:style-name="P4"><text:tab/>Die einzelnen Planeten<text:tab/>.............................................................................. <text:s/>31</text:p>
      <text:p text:style-name="P4"><text:tab/>Die Hauptwelt<text:tab/>.............................................................................. <text:s/>31</text:p>
      <text:p text:style-name="P4"><text:tab/>Der Hauptkontinent<text:tab/>.............................................................................. <text:s/>31</text:p>
      <text:p text:style-name="P4"><text:tab/>Die einzelnen Staaten<text:tab/>.............................................................................. <text:s/>31</text:p>
      <text:p text:style-name="P4"><text:tab/>Herausragende Ortschaften<text:tab/>.............................................................................. <text:s/>31</text:p>
      <text:p text:style-name="P4"><text:tab/>Der Aufbau einer Kampagne<text:tab/>.............................................................................. <text:s/>31</text:p>
      <text:p text:style-name="P4"><text:tab/>Erste Gehversuche in der Welt<text:tab/>.............................................................................. <text:s/>31</text:p>
      <text:p text:style-name="P4">In der Heftmitte (zum herausnehmen):</text:p>
      <text:p text:style-name="P4">Karten des Sonnensystems (2 Seiten A4)</text:p>
      <text:p text:style-name="P4">Karten der wichtigsten Staaten</text:p>
      <text:p text:style-name="P4"/>
      <text:p text:style-name="P4"/>
      <text:p text:style-name="P4"/>
      <text:p text:style-name="P4"/>
      <text:p text:style-name="P64">Über den Sinn und Unsinn eines neuen Rollenspielsystems</text:p>
      <text:p text:style-name="P1"/>
      <text:p text:style-name="P1"/>
      <text:p text:style-name="P1"/>
      <text:p text:style-name="P56">Vorwort</text:p>
      <text:p text:style-name="P5"/>
      <text:p text:style-name="P5">Wa<text:span text:style-name="T26">h</text:span>rscheinlich wird sich jetzt jeder zuerst einmal fragen: Weshalb ein neues Regelsystem erlernen? Gibt es deren nicht schon genug?</text:p>
      <text:p text:style-name="P47"><text:span text:style-name="T9">Die erste Frage ist schnell beantwortet: Es ist eigentlich gar kein neues Regelsystem, sondern eher eine umfangreiche Erweiterung zum </text:span><text:span text:style-name="T2">Schwarzen Auge</text:span><text:span text:style-name="T9">. Dieses Buch enthält viele Listen mit Ausrüstung und anderen Fertigkeiten, sowie neue Heldendokumente (und natürlich noch einiges mehr), die auf eine SF-Welt abgestimmt sind. Hier werden Zusatzregeln vorgestellt, mit deren Hilfe der reibungslose Ablauf eines Rollenspiels auch in einer Welt der fernen Zukunft noch sichergestellt ist.</text:span></text:p>
      <text:p text:style-name="P47"><text:span text:style-name="T9">Zur zweiten Frage kann ich nur bedauernd den Kopf schütteln. Es gibt zwar bereits eine </text:span><text:span text:style-name="T10">riesige</text:span><text:span text:style-name="T9"> Menge an Fantasy-</text:span><text:span text:style-name="T10">R</text:span><text:span text:style-name="T9">ollenspielen, aber bloß wenige, die sich dem Thema SF widmen. Die Ursache dafür mag sein, daß sich solch technikfreundliche Gesellen lieber im Cyberspace aufhalten, anstatt in freundlicher Dungeon-Athmosphäre vor einem knisternden Holzfeuer in Omas Kartoffelkeller einen Rollenspielabend zu verbringen. Kurz gesagt: </text:span><text:span text:style-name="T2">Traveller</text:span><text:span text:style-name="T9"> ist tot, </text:span><text:span text:style-name="T2">Space Gothic</text:span><text:span text:style-name="T9"> ist zwar gut, aber paßt nicht in mein persönliches Universum, und die Spielhilfe </text:span><text:span text:style-name="T2">Space</text:span><text:span text:style-name="T9"> für das Rollenspiel </text:span><text:span text:style-name="T2">GURPS</text:span><text:span text:style-name="T9"> taugt mir auch nicht. Mit dem gleichen Arbeitsaufwand, mit dem ich mir damit ein SF-Rollenspiel zusammenbastle, kann ich mir auch gleich eines komplett selbst erstellen. Die restlichen SF-Rollenspiele behandeln alle das Thema Cyberpunk, das mir allerdings bestenfalls nur eine Gänsehaut den Rücken runterjagt.</text:span></text:p>
      <text:p text:style-name="P5">Nachdem ich mich nun erfolgreich für mein „Machwerk“ gerechtfertigt habe, können wir uns ja nun den erfreulicheren Dingen zuwenden:</text:p>
      <text:p text:style-name="P5"/>
      <text:p text:style-name="P5"/>
      <text:p text:style-name="P5"/>
      <text:p text:style-name="P56">Die Entstehungsgeschichte des SF-Rollenspiel 2.0</text:p>
      <text:p text:style-name="P1"/>
      <text:p text:style-name="P79"><text:span text:style-name="T9">Text wurde rausgekürzt.</text:span></text:p>
      <text:p text:style-name="P5"/>
      <text:p text:style-name="P51">Die kurze Geschichte der zweiten Auflage</text:p>
      <text:p text:style-name="P5">Die erste Auflage dieses SF-Rollenspieles entwickelte sich wie gesagt aus den Basisregeln der ersten Auflage von DSA. Leider war das Regelsystem nach einigen Regelerweiterungen kaum noch mit dem ursprünglichen Rollenspiel zu vergleichen. Es wurde inkompatibel zum offiziellen DSA. In der ersten Auflage dieses SF-Rollenspiels wurde zum Beispiel auch bereits so etwas wie der Waffenvergleichswert eingeführt, bevor dieser in der 2. Auflage von DSA das Licht der Welt erblickte. Auch manche andere Regeländerungen, die in der 2. Auflage von DSA erschienen, wurden unabhängig davon auch von uns bereits entwickelt. Was <text:span text:style-name="T28">darauf hinweist</text:span>, daß sie <text:span text:style-name="T28">so schlecht nicht sein können</text:span>. Mit dem Erscheinen der dritten Auflage von DSA wurde dann beschlossen, das SF-Rollenspiel endlich wieder DSA-kompatibel zu machen. Dafür gibt es drei schwerwiegende Gründe:</text:p>
      <text:p text:style-name="P5">Zum ersten, hat es einfach große Vorteile, wenn ein DSA-Held, der bisher in Aventurien und Umgebung seine Abenteuer erlebte, ohne großen Aufwand einen kurzen oder auch längeren Ausflug in die Weiten des Weltalls unternehmen kann. Das Konvertieren des Heldendokumentes wird entscheidend vereinfacht.</text:p>
      <text:p text:style-name="P5">Zum zweiten wurde es immer schwieriger, anderen Menschen die Regeln anhand von einigen Listen und kurzen Texten zu erklären. Ich konnte schließlich nicht jedem persönlich „Nachhilfestunden“ in DSA-SF geben. Auch entwickelten sich dadurch einige Abarten meines heißgeliebten SF-Rollenspiels. Kurzum, es wurde notwendig, ein für alle Außenstehenden verständliches Regelwerk zu schreiben, dessen Resultat Sie gerade in Händen halten. Um den Regeltext (und damit meine Arbeit) in erträglichen Grenzen zu halten und gleichzeitig zu verhindern, daß das Regelsystem an Komplexität verlor, war es naheliegend, das Regelsystem so umzuschreiben, daß es auf dem DSA-Basiskasten der 3. Auflage basiert und nur die Regeländerungen und Ergänzungen zu erläutern.</text:p>
      <text:p text:style-name="P5">Der Dritte Grund, wieder auf das offizielle Regelsystem umzusteigen war, daß diese Regeln bereits so ausgereift und komplex sind. Ich hätte mich schwer getan, da mitzuhalten, schließlich habe ich keine Gruppe von fleißigen Autoren um mich gescharrt, die mir die Arbeit abnehmen könnten. Viel einfacher ist es da, das doch recht gute und durchdachte DSA-Regelsystem als Grundlage zu nehmen und einfach meine Erweiterungen oben <text:span text:style-name="T28">dr</text:span>aufzusetzen.</text:p>
      <text:p text:style-name="P1"/>
      <text:p text:style-name="P1"/>
      <text:p text:style-name="P1"/>
      <text:p text:style-name="P1"/>
      <text:p text:style-name="P1"/>
      <text:p text:style-name="P5"/>
      <text:p text:style-name="P56">Ein Überblick über das Regelsystem des SF-Rollenspiel 2.0</text:p>
      <text:p text:style-name="P1"><text:soft-page-break/></text:p>
      <text:p text:style-name="P5">Keine Angst, bei diesem sogenannten Regelsystem handelt es sich nicht um eine völlige Umstrukturierung der herkömmlichen DSA-Regeln, sondern um folgende Sachen: Neue Ausrüstungslisten mit Waffen, Rüstungen und Ausrüstung, die auf eine SF-Welt ausgelegt sind. Dazu Zusatzregeln, um den besonderen Eigenschaften dieser Ausrüstung Rechnung zu tragen. Neue Heldentypen, die sich in einem SF-Rollenspiel einfach viel besser machen, als z.B. ein <text:span text:style-name="T28">A</text:span>xt schwingender Zwerg. Regeln, um die Vorgeschichte eines Helden festzulegen und die Auswirkungen auf seine Fertigkeiten, die dadurch entstehen. Regeln für das Altern des Helden (bessere als die von DSA), für den Hausbau (und Raumstationsbau) und das Gründen einer imaginären Familie. Außerdem Regeln, die alternativ zu den DSA-Regeln verwendet werden können, um z.B. den Fernkampf etwas flüssiger zu gestalten. Wie man sieht, also keine allzu schlimme Sache. Dadurch wird gewährleistet, daß Neulinge nicht viele neue Regeln lernen müssen, wenn sie bereits mit DSA vertraut sind. Der überwiegende Teil dieses Buches stellt nur neue Heldentypen, Ausrüstung, Fertigkeiten und die neue Welt vor.</text:p>
      <text:p text:style-name="P1"/>
      <text:p text:style-name="P1"/>
      <text:p text:style-name="P1"/>
      <text:p text:style-name="P56">Eine kurze Rundreise durch die SF-Welt</text:p>
      <text:p text:style-name="P5"/>
      <text:p text:style-name="P5">Einer Rundreise durch unser Universum sollte dessen Entwicklungsgeschichte vorangestellt werden. Natürlich nicht die des Urknalls und der nachfolgenden Entstehung der Welt, sondern das Entstehen der Rollenspielwelt im Kopf einiger weniger Menschen in der Hierundjetzt-Welt.</text:p>
      <text:p text:style-name="P5">Als ich mir im Jahr 1987 die erste Version meiner SF-Welt aus den Fingern saugen mußte, hatte ich ehrlich gesagt selber noch keine große Ahnung vom Aufbau des irdischen Universums. Somit lagen die einzelnen Sonnensysteme ungefähr so nahe beieinander, wie der Abstand Sonne-Pluto beträgt. In diesem Universum hatten sowohl das DSA-Universum als auch das irdische Sonnensystem und meine SF-Welt ihren Platz. Und die Ansichten über die grundlegenden Naturgesetze dieses Universums waren – milde ausgedrückt – geteilt.</text:p>
      <text:p text:style-name="P5"/>
      <text:p text:style-name="P5">Manche der ersten Abenteuer spielten somit auf der Erde im Jahre 2100. In einem vereinten Europa mit dem Euro als Währung (sehr weitsichtig von uns). Die Menschen können seit kurzem mit Überlichtgeschwindigkeit fliegen. Eine solche Reise ist allerdings leider mit einer Reise in die Vergangenheit verbunden (nach Einsteins Relativitätstheorie). Ein sehr umfangreiches Abenteuer von mir handelt von dieser Problematik.</text:p>
      <text:p text:style-name="P5">Andere wiederum spielten auf meiner jetzigen SF-Welt, vom Stand der Technik eher in der fernen Zukunft angesiedelt. Die Welt war eine Kolonie der Menschheit im Jahr 2700. In diesem Universum war überhaupt keine Reise über Lichtgeschwindigkeit möglich. Auch sogenannte „Wurmlöcher“ existierten nicht. Somit beschränkte sich das Reisen zwischen den Sternen auf mehrjährige Unternehmungen mit riesigen Kolonieschiffen. Auch die Telekom<text:span text:style-name="T28">m</text:span>unikation mußte mit der Lichtgeschwindigkeit vorlieb nehmen. Somit waren Kontakte zwischen den einzelnen Sternsystemen minimal.</text:p>
      <text:p text:style-name="P5">Die DSA-Welt dagegen wurde von den Raumfahrern der ersten Stunde gemieden.</text:p>
      <text:p text:style-name="P5"/>
      <text:p text:style-name="P5">Somit hatte man es in dieser ersten Version des SF-Universums nicht nur mit mehreren Welten zu tun, sondern die Spieler spielten quasi auch in verschiedenen Zeiten. Die Erde im Jahr 2100 und die Kolonie der Menschen (meine SF-Welt) im Jahr 2700. Auch herrschte Uneinigkeit über die Raumfahrt. Bei den einen konnte man mühelos mehrere Lichtjahre weit fliegen, und zum Mittagessen wieder daheim sein. Bei anderen wiederum war die Überlichtreise mit einer Reise in die Vergangenheit verbunden.</text:p>
      <text:p text:style-name="P5"/>
      <text:p text:style-name="P47"><text:span text:style-name="T9">Irgendwann Anfang ´89 kristal</text:span><text:span text:style-name="T12">l</text:span><text:span text:style-name="T9">isierte sich die Theorie von der Unmöglichkeit einer Raumreise mit Überlichtgeschwindigkeit heraus. Auch das Beamen wurde unmöglich. Fortan konzentrierten sich meine Anstrengungen auf die sogenannte </text:span><text:span text:style-name="T2">SF-Welt</text:span><text:span text:style-name="T9"> im Jahre 2700. In den Jahren 1989 bis ´91 schrieb ich den Großteil des heute noch existierenden Materials. Die Kampagnen beschränkten sich von nun an auf dieses Sonnensystem mit seinen 15 Planeten und konzentrierten sich dort im wesentlichen auf den vierten Planeten von innen. Aber auch im restlichen Sonnensystem wurde fleißig gewer</text:span><text:span text:style-name="T12">k</text:span><text:span text:style-name="T9">elt und geforscht.</text:span></text:p>
      <text:p text:style-name="P47"><text:span text:style-name="T9">Jetzt, Ende 1996, wird die SF-Welt nur noch nach und nach etwas ausgebaut, da ich nicht mehr so viel Zeit habe, nebenbei ein Fanzine namens </text:span><text:span text:style-name="T2">Auge des Pan</text:span><text:span text:style-name="T9"> herausbringe und mich schließlich auch noch dem herkömmlichen DSA widme (man will ja nicht einseitig werden).</text:span></text:p>
      <text:p text:style-name="P5"/>
      <text:p text:style-name="P64">Das Regelsystem</text:p>
      <text:p text:style-name="P5"/>
      <text:p text:style-name="P5"/>
      <text:p text:style-name="P5"/>
      <text:p text:style-name="P5">Die gesamte Beschreibung des Regelsystems bezieht sich auf den Basiskasten der 3. Auflage von DSA. Seitenangaben zu Querverweisen sind angegeben. Im großen und ganzen werden nur Änderungen gegenüber den offiziellen Regeln beschrieben.</text:p>
      <text:p text:style-name="P5"/>
      <text:p text:style-name="P5"/>
      <text:p text:style-name="P5"/>
      <text:p text:style-name="P56">Die Charaktererschaffung</text:p>
      <text:p text:style-name="P5"/>
      <text:p text:style-name="P36">Die Rasse</text:p>
      <text:p text:style-name="P5">Zuerst sollten Sie einen leeren Heldenbogen zur Hand nehmen und sich überlegen, welcher Rasse ihr Held angehört. Diese wird durch seinen Heimatplaneten bestimmt. Zur Auswahl stehen:</text:p>
      <text:p text:style-name="P5"/>
      <text:p text:style-name="P71"><text:span text:style-name="T20">Mensch der Raumkolonien:</text:span><text:span text:style-name="T9"><text:tab/>Diese Menschen sind die körperlich verkümmerten, aber technisch sehr weit entwickelten Nachkommen der ersten Kolonisten, die hier im Weltall auf riesigen Raumstationen eine feste Bleibe gefunden haben.</text:span></text:p>
      <text:p text:style-name="P72"/>
      <text:p text:style-name="P71"><text:span text:style-name="T20">Wüstenmensch:</text:span><text:span text:style-name="T9"><text:tab/>Der dritte Planet von innen konnte nur durch genetisch manipulierte Menschen besiedelt werden. Deren Nachkommen haben hier eine Zivilisation entwickelt, die an das raue Wüstenklima bestens angepaßt ist. Es gibt nur einen großen Zentralstaat. Von Demokratie kann hier keine Rede sein. Einmal im Jahr wird der gesamte Planet meterhoch überflutet.</text:span></text:p>
      <text:p text:style-name="P72"/>
      <text:p text:style-name="P71"><text:span text:style-name="T20">Mensch der inneren Kolonie:</text:span><text:span text:style-name="T9"><text:tab/>Der vierte Planet von innen ist etwas wärmer als die Erde, große Teile sind von Dschungel bedeckt und es gibt hier mehrere große Staaten, die einigermaßen mit-einander auskommen. Diese Menschen entsprechen noch im großen und ganzen den ersten Siedlern.</text:span></text:p>
      <text:p text:style-name="P72"/>
      <text:p text:style-name="P71"><text:span text:style-name="T20">Mensch der äußeren Kolonie:</text:span><text:span text:style-name="T9"><text:tab/>Der fünfte Planet von innen ist ein ganzes Stück kühler als die Erde und große Teile des Planeten sind von Tundra bedeckt. Etliche Kleinstaaten haben sich hier gebildet, die nur hin und wieder Krieg gegeneinander führen. Diese Menschen entsprechen noch im großen und ganzen den ersten Siedlern.</text:span></text:p>
      <text:p text:style-name="P72"/>
      <text:p text:style-name="P71"><text:span text:style-name="T20">Schneemensch:</text:span><text:span text:style-name="T9"><text:tab/>Auch der sechste Planet von innen konnte nur durch eine Rasse genmanipulierter Menschen besiedelt werden. Deren Nachkommen haben hier einige unterentwickelte Staaten gebildet, die häufig Krieg um lebenswichtige Rohstoffquellen führen. Der ganze Planet ist von einer Eisschicht überzogen.</text:span></text:p>
      <text:p text:style-name="P5"/>
      <text:p text:style-name="P47"><text:span text:style-name="T9">Die Rasse wird normalerweise durch die Kampagne festgelegt. Es ist sehr unwahrscheinlich, daß es einen genmanipulierten Menschen des Wüstenplaneten in eine Großstadt der inneren Kolonie verschlägt. Fortgeschrittene Spieler können sich allerdings ruhig an solchen Experimenten versuchen. Eine ausführlichere Beschreibung der einzelnen Menschenrassen ist im Kapitel </text:span><text:span text:style-name="T2">Die Rassen</text:span><text:span text:style-name="T9"> zu finden.</text:span></text:p>
      <text:p text:style-name="P5"/>
      <text:p text:style-name="P36">Die Eigenschaften</text:p>
      <text:p text:style-name="P47"><text:span text:style-name="T9">Die guten und die schlechten Eigenschaften werden genauso ermittelt wie in </text:span><text:span text:style-name="T2">Die Helden des Schwarzen Auges – Regelbuch II</text:span><text:span text:style-name="T9"> (zukünftig nur noch </text:span><text:span text:style-name="T2">Regelbuch II</text:span><text:span text:style-name="T9"> genannt) auf Seite 7 beschrieben. Die einzige Ausnahme: Anstatt mit +7 werden die guten Eigenschaften mit dem Wert modifiziert, der im Kapitel </text:span><text:span text:style-name="T2">Die Rassen</text:span><text:span text:style-name="T9"> angegeben ist. Die schlechten Eigenschaften werden ebenso anstatt mit +1 mit dem im Kapitel </text:span><text:span text:style-name="T2">Die Rassen</text:span><text:span text:style-name="T9"> angegebenen Wert modifiziert.</text:span></text:p>
      <text:p text:style-name="P47"><text:span text:style-name="T9">Eine der schlechten Eigenschaften, nämlich </text:span><text:span text:style-name="T2">Totenangst</text:span><text:span text:style-name="T9">, wurde durch die schlechte Eigenschaft </text:span><text:span text:style-name="T2">Astrophobie</text:span><text:span text:style-name="T9"> ersetzt. Hier eine kurze Beschreibung dieser Eigenschaft:</text:span></text:p>
      <text:p text:style-name="P5"/>
      <text:p text:style-name="P73"><text:span text:style-name="T20">Astrophobie:</text:span><text:span text:style-name="T9"><text:tab/>Beklemmung, Furcht und heftige Schwindelgefühle, die auftreten, wenn der Held frei im Weltall schwebt. Das Versagen bei einer Probe auf diese Eigenschaft kann auch lebensgefährliche Auswirkungen haben, wenn der Charakter in Panik gerät und </text:span><text:span text:style-name="T13">sich </text:span><text:span text:style-name="T9">in seinen Raumanzug </text:span><text:span text:style-name="T13">erbricht</text:span><text:span text:style-name="T9">.</text:span></text:p>
      <text:p text:style-name="P5"/>
      <text:p text:style-name="P5">Diese schlechte Eigenschaft wurde eingeführt, um die angeborene Angst des Menschen in der Schwerelosigkeit zu simulieren.</text:p>
      <text:p text:style-name="P5"/>
      <text:p text:style-name="P36">Die Herkunft</text:p>
      <text:p text:style-name="P47"><text:span text:style-name="T9">Als nächstes sollten Sie sich überlegen, welcher Gesellschaftsgruppe Ihr Held entstammt. Die Gesellschaftsgruppe wird durch die Geburt bestimmt und kann vom Charakter eigentlich nicht frei gewählt werden. Allerdings kann man sich </text:span><text:soft-page-break/><text:span text:style-name="T9">mit dem Spielleiter darauf einigen, ob die Herkunft durch den Würfel oder den Spielleiter bestimmt werden soll. Diese Entscheidung wird natürlich sehr stark durch die jeweilige Kampagne bestimmt. Die einzelnen Gesellschaftsgruppen werden im Kapitel </text:span><text:span text:style-name="T2">Die Herkunft des Helden</text:span><text:span text:style-name="T9"> beschrieben.</text:span></text:p>
      <text:p text:style-name="P5"/>
      <text:p text:style-name="P36">Austausch von Eigenschaftspunkten</text:p>
      <text:p text:style-name="P47"><text:span text:style-name="T9">Wenn Sie die Eigenschaften ausgewürfelt und verteilt haben, ist es sehr gut möglich, daß die Grundbedingungen für die gewählte Gesellschaftsgruppe noch nicht ganz erfüllt sind. Der Austausch von Eigenschaftspunkten funktioniert hier genauso, wie im </text:span><text:span text:style-name="T2">Regelbuch II</text:span><text:span text:style-name="T9"> auf Seite 8 beschrieben ist.</text:span></text:p>
      <text:p text:style-name="P5"/>
      <text:p text:style-name="P36">Weitere Daten auf dem Heldenblatt</text:p>
      <text:p text:style-name="P5">Der Geburtstag des Helden kann frei gewählt werden. Aus dem Geburtsdatum und dem Kampagnendatum errechnet sich das Alter des Helden. Die Größe, das Gewicht, die Haarfarbe und die Augenfarbe des Helden werden durch seine Rasse bestimmt. Der Name und das Geschlecht können völlig frei gewählt werden. Die Lebensenergie wird durch die Rasse bestimmt. Die Stufe ist zu Anfang 1, die Abenteuerpunkte 0. Die Anzahl der Geschwister wird durch die Rasse festgelegt. Die anfängliche Barschaft und Ausrüstung, ebenso wie Sprachen oder Berechtigungen werden durch die Herkunft bestimmt. Der Geburtsort wird durch die Kampagne festgelegt.</text:p>
      <text:p text:style-name="P5"/>
      <text:p text:style-name="P36">Ausdauer, Tragkraft und Traglast</text:p>
      <text:p text:style-name="P47"><text:span text:style-name="T9">Diese Werte werden genauso bestimmt wie im </text:span><text:span text:style-name="T2">Regelbuch II</text:span><text:span text:style-name="T9"> auf Seite 9 angegeben.</text:span></text:p>
      <text:p text:style-name="P5"/>
      <text:p text:style-name="P36">Bewegung</text:p>
      <text:p text:style-name="P47"><text:span text:style-name="T9">Die Geschwindigkeit des Charakters wird genauso bestimmt, wie im </text:span><text:span text:style-name="T2">Regelbuch II</text:span><text:span text:style-name="T9"> auf den Seiten 10 bis 12 angegeben ist. Welche Geschwindigkeitstabelle auf den Helden zutrifft und weitere Geschwindigkeitsmodifikationen werden durch die Rasse des Helden bestimmt und sind im Kapitel </text:span><text:span text:style-name="T2">Die Rassen</text:span><text:span text:style-name="T9"> angegeben.</text:span></text:p>
      <text:p text:style-name="P5"/>
      <text:p text:style-name="P36">Stufenanstieg</text:p>
      <text:p text:style-name="P47"><text:span text:style-name="T9">Dieser geschieht, wie im </text:span><text:span text:style-name="T2">Regelbuch II</text:span><text:span text:style-name="T9"> auf den Seiten 12 und 13 angegeben. Allerdings können in einer SF-Welt natürlich keine Zauberfertigkeiten oder die Astralenergie angehoben werden. Auch bei der Erhöhung der Lebensenergie ergibt sich eine geringfügige Änderung. Der Zugewinn an Lebenspunkten je Stufe wird durch die Rasse bestimmt und ist im Kapitel </text:span><text:span text:style-name="T2">Die Rassen</text:span><text:span text:style-name="T9"> angegeben.</text:span></text:p>
      <text:p text:style-name="P5"/>
      <text:p text:style-name="P5"/>
      <text:p text:style-name="P66">Talente und Talentwerte</text:p>
      <text:p text:style-name="P5"/>
      <text:p text:style-name="P5"/>
      <text:p text:style-name="P47"><text:span text:style-name="T9">Die Talentwerte des Spielerhelden werden durch seine Herkunft bestimmt. Die Talentprobe und das Erhöhen der Werte wird auch hier wie im </text:span><text:span text:style-name="T2">Regelbuch II</text:span><text:span text:style-name="T9"> auf den Seiten 14 und 15 beschrieben gehandhabt.</text:span></text:p>
      <text:p text:style-name="P47"><text:span text:style-name="T9">Die Talent-</text:span><text:span text:style-name="T14">S</text:span><text:span text:style-name="T9">tartwerte der jeweiligen Herkunft</text:span><text:span text:style-name="T14">s</text:span><text:span text:style-name="T9">typen sind in der Tabelle </text:span><text:span text:style-name="T2">Talent-Startwerte</text:span><text:span text:style-name="T9"> angegeben.</text:span></text:p>
      <text:p text:style-name="P5"/>
      <text:p text:style-name="P5"/>
      <text:p text:style-name="P5"/>
      <text:p text:style-name="P56">Die Talente der Helden</text:p>
      <text:p text:style-name="P5"/>
      <text:p text:style-name="P5"/>
      <text:p text:style-name="P52">Kampftechniken und Fernkampftechniken</text:p>
      <text:p text:style-name="P5"/>
      <text:p text:style-name="P5">Alle Talente aus diesem Bereich können bei Erreichen einer neuen Stufe um 1 Punkt gesteigert werden.</text:p>
      <text:p text:style-name="P5"/>
      <text:p text:style-name="P5"/>
      <text:p text:style-name="P52">Waffenlose Kampftechniken</text:p>
      <text:p text:style-name="P36"/>
      <text:p text:style-name="P36">Raufen</text:p>
      <text:p text:style-name="P5">In diesem Talent sind all jene Aktionen untergebracht, die ein Held zum Bestehen einer zünftigen Kneipenschlägerei benötigt: Schlagen, Treten und die Abwehr derartiger Angriffe. Schlagen bedeutet nichts anderes als das Anbringen von mehr oder weniger gezielten Hieben – seien sie nun mit der flachen Hand oder der geballten Faust geführt. Jedoch auch andere Angriffe mit der oberen Körperhälfte – insbesondere Kopfstöße – werden über dieses Talent geregelt. Treten erklärt sich von selbst. Tritte, Kniestöße und auch Fußangeln fallen unter diesen Angriffsstiel. Die Abwehr (Parade) solcher rüpelhafter Attacken erfolgt durch Auspendeln und Blockieren.</text:p>
      <text:p text:style-name="P35">Tatsächliche Behinderung: BE</text:p>
      <text:p text:style-name="P35"/>
      <text:p text:style-name="P36">Boxen</text:p>
      <text:p text:style-name="P5">Boxen ist vor allem als Sport beliebt. Es gibt keine festen Regeln. Kämpfe werden entweder durch die völlige Erschöpfung des Gegners oder durch einen gezielten Schwinger gegen die Kinnspitze, einen Niederschlag, beendet.</text:p>
      <text:p text:style-name="P35">Tatsächliche Behinderung: BE</text:p>
      <text:p text:style-name="P35"/>
      <text:p text:style-name="P36">Ringen</text:p>
      <text:p text:style-name="P5">Auch das Ringen ist eher eine sportliche Angelegenheit. Jedoch kann eine Ringen-Parade auch dazu dienen, sich aus dem Würgegriff eines Gegners zu befreien.</text:p>
      <text:p text:style-name="P35">Tatsächliche Behinderung: BE</text:p>
      <text:p text:style-name="P35"/>
      <text:p text:style-name="P36">Karate</text:p>
      <text:p text:style-name="P5">Diese Waffenlose Kampftechnik kommt wie jeder weiß aus dem Fernen Osten und erfreut sich auch in diesem Sonnensystem großer Beliebtheit. Gezielte Schläge und Tritte, Attacken aus dem Sprung heraus und ähnliche akrobatische Leistungen gehören zu dieser Art des Kampfes.</text:p>
      <text:p text:style-name="P35">Tatsächliche Behinderung: BE</text:p>
      <text:p text:style-name="P5"/>
      <text:p text:style-name="P5"/>
      <text:p text:style-name="P52">Nahkampftechniken</text:p>
      <text:p text:style-name="P5"/>
      <text:p text:style-name="P36">Messer</text:p>
      <text:p text:style-name="P5">Messer, Laser<text:span text:style-name="T29">s</text:span>kalpel<text:span text:style-name="T29">l</text:span>e und ähnliches gehören in diese Kategorie. Dies sind alles mehr oder weniger improvisierte Waffen.</text:p>
      <text:p text:style-name="P35">Tatsächliche Behinderung: BE –1</text:p>
      <text:p text:style-name="P5"/>
      <text:p text:style-name="P36">Hiebwaffen</text:p>
      <text:p text:style-name="P5">Diese Waffen erzeugen ihren Schaden durch die Wucht des Hiebes. Egal ob es eine scharfe oder stumpfe Waffe ist. Typische Hiebwaffen sind Stuhlbein, Eisenstange und Buschmesser.</text:p>
      <text:p text:style-name="P35">Tatsächliche Behinderung: BE –2</text:p>
      <text:p text:style-name="P5"/>
      <text:p text:style-name="P36">Stangenwaffen</text:p>
      <text:p text:style-name="P5">Unter Stangenwaffen verstehen wir besonders lange Waffen, mit denen vor allem gut pariert werden kann. Kampfstab und Speer gehören zum Beispiel in diese Kategorie.</text:p>
      <text:p text:style-name="P35">Tatsächliche Behinderung: BE –2</text:p>
      <text:p text:style-name="P5"/>
      <text:p text:style-name="P36">Distanzwaffen</text:p>
      <text:p text:style-name="P5">Distanzwaffen sind eine besondere Untergruppe der Nahkampfwaffen. Der Gegner wird über eine geringe Distanz angegriffen und es kann nicht mit der Waffe selbst pariert werden. Zur Verteidigung muß entweder ein sehr geringer <text:soft-page-break/>Verteidigungswert in kauf genommen werden (siehe den WV-Wert dieser Waffen) oder der Verteidiger weicht aus (es wird der Ausweichen-Wert genommen). Solche Waffen sind unter anderem Elektroschock, Sprühdose oder Flammenwerfer.</text:p>
      <text:p text:style-name="P35">Tatsächliche Behinderung: BE</text:p>
      <text:p text:style-name="P5"/>
      <text:p text:style-name="P36">Kettenwaffen</text:p>
      <text:p text:style-name="P5">Kettenwaffen erfordern besondere Übung. Bei ihnen ist ein schweres Gewicht mittels einer Kette an einem Stiel befestigt (wobei es aber auch andere Kettenwaffen gibt). Sie sind so gut wie gar nicht ausgewuchtet. Typische Kettenwaffen sind Eisenkette, Nuncha<text:span text:style-name="T29">ku</text:span> und Elektropeitsche.</text:p>
      <text:p text:style-name="P35">Tatsächliche Behinderung: BE –2</text:p>
      <text:p text:style-name="P5"/>
      <text:p text:style-name="P36">Linkshändig</text:p>
      <text:p text:style-name="P47"><text:span text:style-name="T9">Normalerweise gilt für eine Waffe, die in der linken Hand geführt wird, ein Malus von je 7 Punkten auf AT und PA (ein Rechtshänder, der am rechten Arm verwundet wird und mit dem linken weiterkämpfen muß, verrechnet diesen Malus mit seinen AT- und PA-Werten). Durch längeres Training kann der Malus abgebaut, jedoch kein Bonus aufgebaut werden. Jeder Talentpunkt in </text:span><text:span text:style-name="T2">Linkshändig</text:span><text:span text:style-name="T9"> bedeutet einen Punkt Verbesserung in dieser Kampftechnik (mit TaW 8 hat man also nur noch Abzüge von jeweils -3). Ab einem TaW von 16 kann man sich der Perfektionierung dieses Talents widmen: dem beidhändigen Kampf. Ein Wert von 16 bis 18 in diesem Talent ermöglicht eine Zusätzliche AT oder PA pro KR.</text:span></text:p>
      <text:p text:style-name="P5"/>
      <text:p text:style-name="P5"/>
      <text:p text:style-name="P52">Fernkampftechniken</text:p>
      <text:p text:style-name="P5"/>
      <text:p text:style-name="P36">Wurfwaffen:</text:p>
      <text:p text:style-name="P5">Alle Wurfwaffen erfordern etwas Bewegungsfreiheit. Ihre Reichweite ist geringer als die der Schu<text:span text:style-name="T29">ss</text:span>waffen. Dafür lassen sich viele der Wurfwaffen auch im Nahkampf verwenden.</text:p>
      <text:p text:style-name="P35">Tatsächliche Behinderung: BE –3</text:p>
      <text:p text:style-name="P5"/>
      <text:p text:style-name="P36">Wurfmesser</text:p>
      <text:p text:style-name="P5">Dies sind die mit Abstand am weitesten verbreiteten Wurfwaffen. Dazu gehören nicht nur Messer, sondern auch Steine und Wurfsterne, ebenso wie bestimmte Explosivwaffen.</text:p>
      <text:p text:style-name="P5"/>
      <text:p text:style-name="P36">Wurfspeer</text:p>
      <text:p text:style-name="P5">Der Speer ist eine improvisierte Waffe. Mehr oder weniger ein langer Holzstab, der an einer Seite angespitzt ist.</text:p>
      <text:p text:style-name="P5"/>
      <text:p text:style-name="P36">Bumerang</text:p>
      <text:p text:style-name="P5">Der Bumerang ist eine Sportwaffe, die zum Werfer zurückkehrt.</text:p>
      <text:p text:style-name="P5"/>
      <text:p text:style-name="P36">Schu<text:span text:style-name="T29">ss</text:span>waffen:</text:p>
      <text:p text:style-name="P5">Schu<text:span text:style-name="T29">ss</text:span>waffen erfordern eine ruhige Hand. Ihre Reichweite erlangen sie meist durch das Abfeuern von Energie oder Projektilen. Auch die Schleuder gehört zu den Schu<text:span text:style-name="T29">ss</text:span>waffen.</text:p>
      <text:p text:style-name="P5"/>
      <text:p text:style-name="P36">Schleuder</text:p>
      <text:p text:style-name="P5">Schleudern gehören zu den schlichtesten und doch wirkungsvollen Fernkampfwaffen. Mit ihnen können sowohl simple Steine als auch spezielle Gescho<text:span text:style-name="T29">ss</text:span>e (wie z.B. Brandkugeln) geschleudert werden.</text:p>
      <text:p text:style-name="P5"/>
      <text:p text:style-name="P36">Blasrohr</text:p>
      <text:p text:style-name="P5">Das Blasrohr, mit dem kleine, zum Teil verg<text:span text:style-name="T29">i</text:span>ftete Pfeile abgeschossen werden können, ist eine ähnlich flexible Waffe wie die Schleuder.</text:p>
      <text:p text:style-name="P5"/>
      <text:p text:style-name="P36">Pistole</text:p>
      <text:p text:style-name="P5">Pistolen sind Fernkampfwaffen, die eher zur Selbstverteidigung eingesetzt werden und meist nur mit Waffenschein benutzt werden dürfen.</text:p>
      <text:p text:style-name="P5"/>
      <text:p text:style-name="P36">Gewehr</text:p>
      <text:p text:style-name="P5">Diese Waffengattung ist eindeutig für die offensive Gewaltanwendung gebaut und erfordert ausnahmslos einen Waffenschein.</text:p>
      <text:p text:style-name="P5"/>
      <text:p text:style-name="P36">Artillerie tragbar</text:p>
      <text:p text:style-name="P5">Panzerfaust und Fliegerfaust sind zwei typische Vertreter dieser Kategorie. Quasi tragbare Raketenabschu<text:span text:style-name="T29">ss</text:span>basen. Der Zielbeschu<text:span text:style-name="T29">ss</text:span> ist indirekt.</text:p>
      <text:p text:style-name="P5"/>
      <text:p text:style-name="P36">Artillerie montiert</text:p>
      <text:p text:style-name="P5">Eine Rakete, die von einer festen Abschu<text:span text:style-name="T29">ss</text:span>basis aus abgefeuert wird, ist so eine Waffe. Der Zielbeschu<text:span text:style-name="T29">ss</text:span> ist hier genauso, wie bei der tragbaren Artillerie indirekt.</text:p>
      <text:p text:style-name="P5"/>
      <text:p text:style-name="P36"><text:soft-page-break/>Geschütze</text:p>
      <text:p text:style-name="P5">Das Flakgeschütz auf einem Schiff oder einem Raumkreuzer gehören in diese Waffenkategorie. Der Zielbeschu<text:span text:style-name="T29">ss</text:span> ist hier direkt.</text:p>
      <text:p text:style-name="P5"/>
      <text:p text:style-name="P5"/>
      <text:p text:style-name="P52">Körperliche Talente</text:p>
      <text:p text:style-name="P5"/>
      <text:p text:style-name="P5">Alle Talente aus diesem Bereich können bei Erreichen einer neuen Stufe um 2 Punkte gesteigert werden.</text:p>
      <text:p text:style-name="P5"/>
      <text:p text:style-name="P36">Akrobatik (MU/GE/KK)</text:p>
      <text:p text:style-name="P47"><text:span text:style-name="T9">Hier sind die Dinge zusammengefaßt, die das Balancieren auf Seilen genauso wie das Herunterspringen von etlichen Metern Höhe sind. Wann immer ein Held eine Aktion unternimmt, die der eines Zirkusartisten würdig wäre, können Sie als Spielleiter eine </text:span><text:span text:style-name="T2">Akrobatik-Probe</text:span><text:span text:style-name="T9"> von ihm verlangen. Eher gewöhnliche Aktionen der Körperbeherrschung, wie etwa das Abrollen nach einem Sturz vom Motorrad, fallen unter das Talent </text:span><text:span text:style-name="T2">Körperbeherrschung</text:span><text:span text:style-name="T9">. Ein Mindestwert von 4 in </text:span><text:span text:style-name="T2">Körperbeherrschung</text:span><text:span text:style-name="T9"> ist auch Voraussetzung für das Ablegen von </text:span><text:span text:style-name="T2">Akrobatik-Proben</text:span><text:span text:style-name="T9">.</text:span></text:p>
      <text:p text:style-name="P5"/>
      <text:p text:style-name="P36">Klettern (MU/GE/KK)</text:p>
      <text:p text:style-name="P47"><text:span text:style-name="T9">Eine </text:span><text:span text:style-name="T2">Kletterprobe</text:span><text:span text:style-name="T9"> steht immer dann an, wenn der Held eine schwierige Klettertour unternimmt (sowohl das Klettern über eine Mauer, als auch das Besteigen eines Berges erfordern eine Kletterprobe). Je nach Art und Höhe des zu überkletternden Hindernisses kann die Probe mit einem Zuschlag belegt werden; Kletterhilfen (Wurfanker, Magnetschuhe) erleichtern natürlich die Probe. Ein Held mit starker Höhenangst legt entweder zusätzlich </text:span><text:span text:style-name="T2">Höhenangst-Proben</text:span><text:span text:style-name="T9"> ab, oder aber seine Kletterproben werden mit Zuschlägen belegt. Die Höhenangst macht sich um so stärker bemerkbar, je höher hinauf die Kletterpartie führt.</text:span></text:p>
      <text:p text:style-name="P5"/>
      <text:p text:style-name="P36">Körperbeherrschung (MU/IN/GE)</text:p>
      <text:p text:style-name="P47"><text:span text:style-name="T9">Jeder kennt die Situationen, in denen dieses Talent zur Anwendung kommt: Ausrutscher auf einer steilen Treppe, abrollen nach einem Sturz von einer Liane oder ein Hechtsprung über das just einstürzende Brückensegment. In all diesen Fällen ist das Talent </text:span><text:span text:style-name="T2">Körperbeherrschung</text:span><text:span text:style-name="T9"> gefragt. Je nach Schwierigkeit der Situation sollte auch die Höhe der Zuschläge ausfallen.</text:span></text:p>
      <text:p text:style-name="P5">Für Sprünge aus großer Höhe sollte der Zuschlag das Doppelte der Höhe in Metern betragen.</text:p>
      <text:p text:style-name="P5"/>
      <text:p text:style-name="P36">Schleichen (MU/IN/GE)</text:p>
      <text:p text:style-name="P47"><text:span text:style-name="T9">Erfolgreiches Schleichen ist nicht nur eine Frage der Körperbeherrschung, sondern auch des Terrains und der Bekleidung des Helden. Auf festgestampftem Erdboden mag dem barfüßigen Helden ein Anschleichen ohne Probe gelingen. Mit Springerstiefeln, durch deren Sohlen man keine Glasscherben auf dem Boden spüren kann, durch eine Mülldeponie zu schleichen, erfordert schon ein außergewöhnliches </text:span><text:span text:style-name="T2">Schleichtalent</text:span><text:span text:style-name="T9">. Der Spielleiter sollte eventuelle Zuschläge auf die Probe von 3 Faktoren abhängig machen: Bodenbeschaffenheit, Rüstung und Schuhwerk des Schleichenden.</text:span></text:p>
      <text:p text:style-name="P47"><text:span text:style-name="T9">Eine </text:span><text:span text:style-name="T2">Schleich-Probe</text:span><text:span text:style-name="T9"> kann mit einer erfolgreichen </text:span><text:span text:style-name="T2">Sinne</text:span><text:span text:style-name="T3">s</text:span><text:span text:style-name="T2">schärfe-Probe</text:span><text:span text:style-name="T9"> gekontert werden. </text:span><text:span text:style-name="T2">Schleich-Proben</text:span><text:span text:style-name="T9"> können vom Spielleiter verdeckt gewürfelt werden.</text:span></text:p>
      <text:p text:style-name="P5"/>
      <text:p text:style-name="P36">Schwerelosigkeit (MU/FF/GE)</text:p>
      <text:p text:style-name="P5">Das bewegen in der Schwerelosigkeit ist mit gewissen Schwierigkeiten behaftet. Angefangen beim Essen, über den Spaziergang im All, bis zur Arbeit an einem defekten Satelliten, bei dem sich die Schrauben selbstständig machen. Eine gelungene Probe auf diese Fertigkeit bedeutet, daß der betreffende Held mit den Schwierigkeiten in der Schwerelosigkeit zurecht kommt. Je komplizierter die zu erledigende Aufgabe in der Schwerelosigkeit, desto höher der Zuschlag auf die Probe.</text:p>
      <text:p text:style-name="P47"><text:span text:style-name="T9">Eine </text:span><text:span text:style-name="T2">Schwerelosigkeit-Probe</text:span><text:span text:style-name="T9"> kann auch mit einer anderen Probe verrechnet werden. Für jeden übrigbleibenden Talentwert bei einer </text:span><text:span text:style-name="T2">Schwerelosigkeit-Probe</text:span><text:span text:style-name="T9"> wird die Probe in der betreffenden Tätigkeit erleichtert. Für jeden Punkt, der fehlt, wird diese Arbeit dagegen erschwert.</text:span></text:p>
      <text:p text:style-name="P47"><text:span text:style-name="T9">Ein Mindestwert von 2 in der Fertigkeit </text:span><text:span text:style-name="T2">Körperbeherrschung</text:span><text:span text:style-name="T9"> ist Voraussetzung für das Ablegen von </text:span><text:span text:style-name="T2">Schwerelosigkeit-Proben</text:span><text:span text:style-name="T9">.</text:span></text:p>
      <text:p text:style-name="P5"/>
      <text:p text:style-name="P36">Schwimmen (MU/GE/KK)</text:p>
      <text:p text:style-name="P47"><text:span text:style-name="T9">Ein Held mit einem Talentwert von 2 kann sich einigermaßen über Wasser halten und auch langsam in die gewünschte Richtung paddeln. Er muß also keine </text:span><text:span text:style-name="T2">Schwimmprobe</text:span><text:span text:style-name="T9"> ablegen, wenn er in einen Tümpel fällt. </text:span><text:span text:style-name="T2">Schwimmproben</text:span><text:span text:style-name="T9"> werden vor allem fällig, wenn der Held im Wasser eine ungewöhnliche Leistung vollbringen will, z.B. tauchen, einen Gefährten, eine sperrige Last befördern oder im Wasser kämpfen. Im letzten Fall sollte jede zweite Attacke des Helden mit einer Schwimmprobe kombiniert werden. Mißlingt die Probe, so gilt auch eine erfolgreiche Attacke als mißlungen. Bei dem Talent </text:span><text:span text:style-name="T2">Schwimmen</text:span><text:span text:style-name="T9"> hat der Spielleiter eine Reihe von Faktoren zu berücksichtigen, die die Zuschläge auf eine Probe beeinflussen können:</text:span></text:p>
      <text:p text:style-name="P5">Die Bewegtheit des Wassers. Eine reißende Brandung oder ein wilder Gebirgsflu<text:span text:style-name="T30">ss</text:span> können bis zu 8 Punkte Zuschlag auf die Probe verursachen.</text:p>
      <text:p text:style-name="P47"><text:span text:style-name="T9">Die Rüstung des Helden. Jeder BE-Punkt bringt einen Zuschlagspunkt auf die Probe, bei BE 5 oder mehr bedeutet eine gelungene Probe nur, daß es dem Helden gelungen ist, sich von seiner Rüstung zu befreien. Schwimmen ist in solchen </text:span><text:soft-page-break/><text:span text:style-name="T9">Rüstungen unmöglich. Welche Strecken ein Held schwimmend zurücklegen kann, hängt von seiner Ausdauer ab (siehe </text:span><text:span text:style-name="T2">Regelbuch II</text:span><text:span text:style-name="T9"> auf Seite 12).</text:span></text:p>
      <text:p text:style-name="P5"/>
      <text:p text:style-name="P36">Selbstbeherrschung (MU/KK/KK)</text:p>
      <text:p text:style-name="P5">Es gibt viele Spieler, die die Selbstkontrolle ihres Helden ungemein überschätzen: »Während der Doktor mit seinem Laserskalpell meinem Helden die Hoden abschneidet, zuckt dieser mit keiner Miene. Nie würde er das Versteck der leckeren Sahnetorte verraten . . .« Hier mag es sinnvoll sein, daß der Held vermittels Talentprobe beweist, daß er das Geheimnis auch wirklich zu hüten weiß.</text:p>
      <text:p text:style-name="P5">Zum einen bezeichnet die Selbstbeherrschung die Fähigkeit, großen Schmerzen zu widerstehen. Ein hoher TaW kann also nicht nur auf der Folterbank, sondern auch im Kampf (um nach einem schweren Treffer nicht sofort in Ohnmacht zu versinken) oder auf einem strapaziösen Eilmarsch von Nutzen sein. Zum anderen ist die Selbstbeherrschung auch dann gefordert, wenn es gilt, Versuchungen zu widerstehen (und ewig lockt das Weib) oder <text:s/>z.B. nach einer faustdicken Lüge eines Gefährten vor dem Lehrer ein Lachen zu unterdrücken. In einigen Situationen ist es jedoch angebrachter, den Helden nicht auf seine Selbstbeherrschung, sondern auf seinen Jähzorn zu prüfen.</text:p>
      <text:p text:style-name="P5"/>
      <text:p text:style-name="P36">Sich Verstecken (MU/IN/GE)</text:p>
      <text:p text:style-name="P5">Das Talent bestimmt die Fähigkeit, ein geeignetes Versteck blitzschnell zu entdecken und zu nutzen. Ein Held, dessen Talentprobe mißlingt, hat entweder die Sinne<text:span text:style-name="T31">s</text:span>schärfe seiner Verfolger unterschätzt oder war zu lange unschlüssig (». . . soll ich lieber unter den Stuhl . . . oder in die Mikrowelle . . . oder doch in den Lüftungsschacht . . . ?«).</text:p>
      <text:p text:style-name="P5">In einer Umgebung, die absolut keine Verstecke bietet (die Eingangshalle der Zentralbank), braucht der Meister dem Helden keine Talentprobe zu gestatten.</text:p>
      <text:p text:style-name="P47"><text:span text:style-name="T9">Talentproben auf </text:span><text:span text:style-name="T2">Sich Verstecken</text:span><text:span text:style-name="T9"> können vom Meister nach Bedarf verdeckt gewürfelt werden; auch der Vergleich mit einer </text:span><text:span text:style-name="T2">Sinne</text:span><text:span text:style-name="T4">s</text:span><text:span text:style-name="T2">schärfe-Probe</text:span><text:span text:style-name="T9"> ist möglich.</text:span></text:p>
      <text:p text:style-name="P5"/>
      <text:p text:style-name="P36">Tanzen (CH/GE/GE)</text:p>
      <text:p text:style-name="P5">Gelungene Tanzproben können nicht nur an manchem Fest, sondern auch bei einem Discobesuch große Vorteile bringen, während eine gescheiterte Probe auch den imposantesten Helden der Lächerlichkeit preis gibt und ihn gesellschaftliches Ansehen kosten kann.</text:p>
      <text:p text:style-name="P5"/>
      <text:p text:style-name="P36">Tricks (GE/FF/FF)</text:p>
      <text:p text:style-name="P47"><text:span text:style-name="T9">Bezieht sich auf alle möglichen Taschenspielertricks, wie z.B. das Hütchen-Spiel. Auch das Bierdeckelschnippen wird mit dieser Fertigkeit simuliert. Das mißlingen einer </text:span><text:span text:style-name="T2">Tricks-Probe</text:span><text:span text:style-name="T9"> kann sehr zur allgemeinen Erheiterung beitragen.</text:span></text:p>
      <text:p text:style-name="P5"/>
      <text:p text:style-name="P36">Zechen (KL/IN/KK)</text:p>
      <text:p text:style-name="P5">(Wir haben uns gefragt, ob wir auch bei diesem Talent die reale Ausübung am Spieltisch empfehlen sollen, aber nachdem neuere Forschungen ergeben haben, daß Alkohol zu Trunkenheit führen kann, verzichten wir auf die Empfehlung).</text:p>
      <text:p text:style-name="P5">Ein Held kann jederzeit zu einem Gelage eingeladen werden, das ihn an die Grenze seiner Belastbarkeit bringt. Normalerweise entstehen durch starkes Zechen zwar Zugewinne an Mut und Verminderungen von Höhenangst, Raumangst und Astrophobie, aber drastische Abzüge auf alle anderen guten Eigenschaften, wie auch eine Steigerung der Neugier, des Aberglaubens und vor allem des Jähzorns. Durch gelungene Proben auf Zechen kann ein Held solche üblen Folgen abwehren. Auch der Kater am nächsten Tag läßt sich durch eine erfolgreiche Zechprobe in die Schranken weisen. </text:p>
      <text:p text:style-name="P5"/>
      <text:p text:style-name="P5"/>
      <text:p text:style-name="P52">Gesellschaftstalente</text:p>
      <text:p text:style-name="P5"/>
      <text:p text:style-name="P5">Alle Talente aus diesem Bereich können bei Erreichen einer neuen Stufe um 2 Punkte gesteigert werden.</text:p>
      <text:p text:style-name="P5"/>
      <text:p text:style-name="P5"/>
      <text:p text:style-name="P36">Betören (IN/CH/CH)</text:p>
      <text:p text:style-name="P5">Die Ausstrahlung auf das andere Geschlecht wird durch dieses Talent bewertet. Eine gelungene Talentprobe besagt, daß das „Opfer“ der Betörung dem Helden gewogen ist. Was die betörte Person für den Helden zu tun bereit ist, steht auf einem anderen Blatt und hängt stark von der jeweiligen Spielsituation ab. Im Falle von Betörungsversuchen bei ausgesprochen „harten Nüssen“ beiderlei Geschlechts kann der Meister die Probe mit Zuschlägen versehen.</text:p>
      <text:p text:style-name="P5"/>
      <text:p text:style-name="P36">Feilschen (MU/KL/CH)</text:p>
      <text:p text:style-name="P5">Neben anderen gehört auch das Feilschen zu den Talenten, die nach Möglichkeit nicht durch Proben, sondern durch reale Spielerreaktionen dargestellt werden sollten. In diesem Fall läßt sich der Spielleiter je nach Talentwert des Helden leichter, schwieriger oder gar nicht herunterhandeln.</text:p>
      <text:p text:style-name="P47"><text:span text:style-name="T9">Im Interesse einer zügigen Spielabwicklung kann aber auch eine </text:span><text:span text:style-name="T2">Feilschen-Probe</text:span><text:span text:style-name="T9"> gewürfelt werden. Der Spieler kann sich selbst Zuschläge auf die Probe auferlegen – je höher der Zuschlag, desto höher der Prozentsatz, um den er den Verkäufer herunterhandeln kann: +l = 5%, +2 = 10%, +3 = 15% usw. Beim Scheitern der Probe verlangt der Verkäufer wieder den alten Preis oder zieht ihn sogar noch an!</text:span></text:p>
      <text:p text:style-name="P5"/>
      <text:p text:style-name="P36">Straßenwissen (KL/IN/CH)</text:p>
      <text:p text:style-name="P5"><text:soft-page-break/>Das ausgeprägteste Talent der Straßenkinder und Bettler, es ermöglicht eine rasche Orientierung in einer fremden Stadt. Erfolgreiche Proben veranlassen den Spielleiter zu Antworten auf Fragen wie die folgenden: Wo treffe ich voraussichtlich auf eine Patr<text:span text:style-name="T31">o</text:span>ul<text:span text:style-name="T31">l</text:span>ie? Wo finde ich einen preiswerten Unterschlupf? Wo kann ich hier am leichtesten meinem Steckenpferd (dem „Ausborgen“) nachgehen? In welchem Obdachlosenheim hat man am ehesten ein Herz für eine arme Seele, die sich für eine kräftige Mahlzeit zu jedem krummen Geschäft hergibt? Proben auf Gassenwissen können vom Spielleiter verdeckt gewürfelt werden.</text:p>
      <text:p text:style-name="P5"/>
      <text:p text:style-name="P36">Lehren (KL/IN/CH)</text:p>
      <text:p text:style-name="P5">Nicht jedem ist es gegeben, eigenes Wissen und Fertigkeiten so an andere weiterzugeben, daß diese tatsächlich Lehren für sich selber daraus ziehen können. Da vermu<text:span text:style-name="T31">t</text:span>lich nur wenige Helden sich ernsthaft für eine Lehrer-Tätigkeit interessieren, wird die Pflege dieses Talentes wohl hauptsächlich Spielleitercharakteren vorbehalten bleiben. Trotzdem kann der Spielleiter entscheiden, daß ein Held mit TaW Lehren niedriger als 4 seine speziellen Kenntnisse gar nicht oder nur äußerst mühsam an seine Gefährten weitergeben kann.</text:p>
      <text:p text:style-name="P5">Um eine Fertigkeit weiterzuvermitteln, sind für den Lehrenden eine Probe auf das entsprechende Talent und auf Lehren vonnöten, für den Lernenden eine Probe auf das zu erlernende Talent, welche um so viele Punkte erleichtert ist, wie der Lehrer Talentpunkte bei seiner Lehren-Probe übrigbehält. Außerdem muß der Lehrende natürlich einen höheren TaW besitzen als der Lernende.</text:p>
      <text:p text:style-name="P47"><text:span text:style-name="T9">Damit der Schüler versuchen kann, seinen TaW um einen Punkt zu steigern, muß er sich unter Aufsicht des Lehrers täglich einige Stunden mit dem Talent beschäftigen, mindestens über einen Zeitraum wie in der </text:span><text:span text:style-name="T2">Lernzeiten-Tabelle</text:span><text:span text:style-name="T9"> angegeben.</text:span></text:p>
      <text:p text:style-name="P5"/>
      <text:p text:style-name="P36">Lügen (MU/IN/CH)</text:p>
      <text:p text:style-name="P5">Eigentlich sollte man denken, daß jeder Held dieses Talent besitzt, doch es gibt einige Typen, die so gründlich zur Ehrlichkeit erzogen wurden, daß sie auch dann Probleme mit dem Lügen haben, wenn es um ihr Leben geht.</text:p>
      <text:p text:style-name="P47"><text:span text:style-name="T2">Zur Beachtung:</text:span><text:span text:style-name="T9"> Eine Lüge kann nur dann erfolgreich sein, wenn das Opfer im Augenblick keine Möglichkeit hat, den Wahrheitsgehalt einer Aussage zu überprüfen.</text:span></text:p>
      <text:p text:style-name="P47"><text:span text:style-name="T9">Eine gelungene Probe auf Lügen kann das Opfer dazu bringen, auf die Überprüfung einer unwahren Aussage zu verzichten. </text:span><text:span text:style-name="T2">Lügen-Proben</text:span><text:span text:style-name="T9"> können je nach Situation vom Meister verdeckt gewürfelt werden. Eine Lüge läßt sich unter Umständen durch eine erfolgreiche </text:span><text:span text:style-name="T2">Menschenkenntnis-Probe</text:span><text:span text:style-name="T9"> erkennen.</text:span></text:p>
      <text:p text:style-name="P5"/>
      <text:p text:style-name="P36">Menschenkenntnis (KL/IN/CH)</text:p>
      <text:p text:style-name="P47"><text:span text:style-name="T9">Eine Talentprobe hilft dem Helden, die wahren Absichten einer Spielleiterperson zu durchschauen. Die Zuverlässigkeit eines Reiseführers kann so überprüft werden oder die Ehrlichkeit eines Autohändlers. </text:span><text:span text:style-name="T2">Menschenkenntnis-Proben</text:span><text:span text:style-name="T9"> werden nicht vom Spieler selbst, sondern vom Spielleiter verdeckt ausgeführt. Je nach Gelingen teilt der Spielleiter dem Spieler mit, welche Gefühle die Person bei dem Helden auslöst.</text:span></text:p>
      <text:p text:style-name="P47"><text:span text:style-name="T9">Um zu verhindern, daß der Held mit Hilfe einer einfachen </text:span><text:span text:style-name="T2">Menschenkenntnis-Probe</text:span><text:span text:style-name="T9"> den zentralen Bösewicht eines Abenteuers schon bei der ersten Begegnung entlarvt, kann der Spielleiter die Talentprobe mit einem geheimen Zuschlag belegen. Dieser Zuschlag sollte normalerweise der Stufe der Spielleiterperson entsprechen.</text:span></text:p>
      <text:p text:style-name="P5"/>
      <text:p text:style-name="P36">Schätzen (KL/IN/IN)</text:p>
      <text:p text:style-name="P5">Wenn man in einem Tresor einen kleinen Ring mit einem blauen Stein oder eine antike silbernes Uhr findet, kann man nicht darauf hoffen, daß an dem Fundstück ein Preisschild befestigt ist. Nach einer gelungenen Schätzprobe teilt der Spielleiter dem Helden mit, welchen Preis er in etwa für einen Gegenstand erzielen kann. Beim Einkauf im Secondhand<text:span text:style-name="T31">laden</text:span> <text:s/>hilft eine Schätzprobe den wahren Wert einer überteuerten Ware zu erkennen. Schätzproben können natürlich auch vom Spielleiter verdeckt gewürfelt werden.</text:p>
      <text:p text:style-name="P5"/>
      <text:p text:style-name="P36">Sich Verkleiden (MU/FF/GE)</text:p>
      <text:p text:style-name="P47"><text:span text:style-name="T9">Der Spielleiter legt die Zuschläge auf die Probe nach Art der gewünschten Verkleidung fest, auch die hervorstechenden Körpermerkmale des Helden sind zu berücksichtigen. Ein hünenhafter Mensch vom Wüstenplaneten hat eben gewisse Schwierigkeiten, als zierliches Mädchen aufzutreten. Eine gelungene </text:span><text:span text:style-name="T2">Verkleiden-Probe</text:span><text:span text:style-name="T9"> bewirkt, daß einem Helden seine Verkleidung von der Umgebung „abgenommen“ wird.</text:span></text:p>
      <text:p text:style-name="P5"/>
      <text:p text:style-name="P36">Überzeugen (KL/IN/CH)</text:p>
      <text:p text:style-name="P47"><text:span text:style-name="T9">Mit dieser Fertigkeit kann ein beliebiger Gesprächspartner von den eigenen Ansichten überzeugt werden. Das Talent </text:span><text:span text:style-name="T2">Überzeugen</text:span><text:span text:style-name="T9"> bewirkt bei richtiger Anwendung eine mindestens einige Tage andauernde Bewu</text:span><text:span text:style-name="T15">ss</text:span><text:span text:style-name="T9">tseinsänderung. Die Höhe der Zuschläge hängt von der Klugheit und der Lebenseinstellung des „Bekehrungsopfers“ ab.</text:span></text:p>
      <text:p text:style-name="P5"/>
      <text:p text:style-name="P36"/>
      <text:p text:style-name="P52">Naturtalente</text:p>
      <text:p text:style-name="P5"/>
      <text:p text:style-name="P5">Alle Talente aus diesem Bereich können bei Erreichen einer neuen Stufe um 2 Punkte gesteigert werden.</text:p>
      <text:p text:style-name="P5"/>
      <text:p text:style-name="P36">Fallenstellen (KL/FF/KK)</text:p>
      <text:p text:style-name="P5">Das Talent umfaßt das Konstruieren, geschickte Pla<text:span text:style-name="T31">t</text:span>zieren und Tarnen einer Wildfalle. Eine gelungene Probe bedeutet, daß ein Tier, das die Falle passiert, sich in ihr fängt; ob tatsächlich eine Beute in die Nähe der Falle kommt, ist natürlich von der Umgebung abhängig – dies kann der Spielleiter vom Zufall abhängig machen.</text:p>
      <text:p text:style-name="P5"><text:soft-page-break/>Ein Fallensteller mit einem Talentwert von mindestens 6 ist in der Lage, Fallen anzulegen. die auch von intelligenten Wesen kaum entdeckt werden können.</text:p>
      <text:p text:style-name="P5">Das Entdecken solcher Fallen wird über entsprechend erschwerte Sinne<text:span text:style-name="T31">s</text:span>schärfe- oder Gefahreninstinkt-Proben geregelt. </text:p>
      <text:p text:style-name="P47"><text:span text:style-name="T2">Zur Beachtung:</text:span><text:span text:style-name="T9"> Fallenkonstruktionen in Gebäuden, Stollen usw. gehören in den Bereich </text:span><text:span text:style-name="T2">Mechanik</text:span><text:span text:style-name="T9"> und sind kein </text:span><text:span text:style-name="T2">Natur-Talent</text:span><text:span text:style-name="T9">.</text:span></text:p>
      <text:p text:style-name="P5"/>
      <text:p text:style-name="P36">Fesseln/Entfesseln (FF/GE/KK)</text:p>
      <text:p text:style-name="P47"><text:span text:style-name="T9">Eine Talentprobe ist nur dann erforderlich, wenn der Held eine zuverlässige Fessel, die mindestens über mehrere Stunden halten soll, anlegen will. Aus einer mit einer Talentprobe verstärkten Fessel kann sich ein Opfer nur mit einer </text:span><text:span text:style-name="T2">Entfesselungsprobe</text:span><text:span text:style-name="T9"> befreien, die um so viele Punkte erschwert ist, wie der Fessler bei seiner Probe Talentpunkte übrig behalten hat. Diese Probe kann einmal pro Stunde abgelegt werden, bei jedem Versuch sinkt der Zuschlag um 1 Punkt.</text:span></text:p>
      <text:p text:style-name="P5"/>
      <text:p text:style-name="P36">Pflanzenkunde (KL/IN/FF)</text:p>
      <text:p text:style-name="P5">Der Pflanzenkundige weiß nicht nur, wo er nach ihm bekannten Pflanzen suchen muß, sondern er ist auch in, derLage, fremde Pflanzen recht gut einzuschätzen, da er sie mit ihm bekannten Gewächsen vergleichen kann. Auch die Fähigkeit, aus Pflanzen Gifte oder Chemikalien zu gewinnen, wird über das Talent Pflanzenkunde geregelt. In allen 3 Bereichen (Pflanzen suchen, bestimmen, Extrakte herstellen) sind Proben möglich, wobei eine verpatzte Probe bei der Pflanzensuche zur Folge hat, daß man die Pflanze nicht findet; gescheiterte Proben auf das Bestimmen von Gewächsen und/oder das Herstellen eines Extraktes können verhängnisvollere Wirkungen haben. Bestimmungs- und Extrahier- Proben können vom Spielleiter verdeckt gewürfelt werden.</text:p>
      <text:p text:style-name="P5"/>
      <text:p text:style-name="P36">Spurenlesen (KL/IN/GE)</text:p>
      <text:p text:style-name="P5">Das Suchen und Verfolgen einer Fährte wird durch Proben auf dieses Talent geregelt. Die Schwierigkeit, einer Fährte zu folgen, hängt natürlich von der Bodenbeschaffenheit ab. Der Spielleiter sollte bei jedem Terrainwechsel eine Probe verlangen, die von –7 (frische Teerdecke) bis zu +20 (Stadtautobahn) variieren kann. Bei bestimmten Bodentypen (wie z.B. einem staubfreien Marmorfußboden) braucht der Spielleiter keine Probe zu erlauben.</text:p>
      <text:p text:style-name="P5"/>
      <text:p text:style-name="P36">Tierkunde (MU/KL/IN)</text:p>
      <text:p text:style-name="P47"><text:span text:style-name="T9">Für eine erfolgreiche Jagd ist ein solides Wissen über Verbreitung und Verhaltensweise der häufigsten Tierarten natürlich eine Grundvoraussetzung. Der Tierkundler kann auch ihm bisher unbekannte Tiere einschätzen, da er sie mit ihm vertrauten zu vergleichen vermag. Erfolgreiche Proben auf Tierkunde können zur Bestimmung einer Tierart dienen, zum Vorausahnen ihres Verhaltens oder aber (in Kombination mit </text:span><text:span text:style-name="T2">Schleich-Proben</text:span><text:span text:style-name="T9"> und sicherer Waffenhandhabung) über den Ausgang einer Jagd entscheiden.</text:span></text:p>
      <text:p text:style-name="P5"/>
      <text:p text:style-name="P36">Wildnisleben (IN/FF/GE)</text:p>
      <text:p text:style-name="P47"><text:span text:style-name="T9">Unter diesem Begriff sind all die kleinen Dinge zusammen gefaßt, die für ein Leben unter freiem Himmel wichtig sind: Auswahl und Einrichten eines geeigneten Lagerplatzes, Himmelsrichtungen bestimmen, improvisieren von Feuerstellen, usw. Ein Held, bei dem diese Talentprobe scheitert, darf sich nicht wundern, wenn bei einem nächtlichen Wolkenbruch sein Zelt samt Ausrüstung davonschwimmt, weil er das Bächlein, an dessen Ufer er rastet, gewaltig unterschätzt </text:span><text:span text:style-name="T2">hat.Wildnisleben-Proben</text:span><text:span text:style-name="T9"> können vom Spielleiter verdeckt gewürfelt werden.</text:span></text:p>
      <text:p text:style-name="P5"/>
      <text:p text:style-name="P36"/>
      <text:p text:style-name="P52">Wissenstalente</text:p>
      <text:p text:style-name="P5"/>
      <text:p text:style-name="P5">Alle Talente aus diesem Bereich können bei Erreichen einer neuen Stufe um 3 Punkte gesteigert werden.</text:p>
      <text:p text:style-name="P5"/>
      <text:p text:style-name="P36">Astronomie (KL/KL/IN)</text:p>
      <text:p text:style-name="P47"><text:span text:style-name="T9">Dieses Talent, nicht zu verwechseln mit Astrologie, stellt das Wissen über das Universum dar. Möchte der Spieler etwas bestimmtes über das Universum wissen, so wird eine Probe auf Astronomie fällig. Bei einer gelungenen </text:span><text:span text:style-name="T2">Astronomie-Probe</text:span><text:span text:style-name="T9"> stellt der Spielleiter dem Charakter die passenden Astronomischen Fakten mit. Dabei kann sich der Spielleiter ungehemmt bei irdischer Fachlit</text:span><text:span text:style-name="T15">e</text:span><text:span text:style-name="T9">ratur bedienen, schließlich wurde das Spieluniversum realistisch gestaltet. Alles, was in der Spielwelt passiert, sollte auch in der Realität irgendwann einmal möglich sein. So sollte SF ja eigentlich auch sein (ist sie aber nur sehr selten). Ein Spielerheld mit einem hohen Wert in Astronomie versteht es natürlich auch leichter, völlig neue </text:span><text:span text:style-name="T15">Ph</text:span><text:span text:style-name="T9">änomene richtig zu deuten.</text:span></text:p>
      <text:p text:style-name="P5"/>
      <text:p text:style-name="P36">Chemie (MU/KL/FF)</text:p>
      <text:p text:style-name="P47"><text:span text:style-name="T9">Dieses Talent regelt die Herstellung von Chemikalien und chemisch hergestellten Mitteln. Der Spieler teilt dem Spielleiter mit, welches chemische Gemisch sein Held herstellen will, und der Spielleiter legt den Zuschlag (oder Abzug) auf die erforderliche Probe fest. Bevor es zur Probe kommt, muß der Held natürlich erst einmal in den Besitz der benötigten Zutaten kommen. Eine gescheiterte Probe auf diesem gefährlichen Gebiet kann natürlich mancherlei bewirken: ein harmloses, aber bestialisch stinkendes, grünes Wölkchen zum Beispiel oder aber einen Chemiegau, der eine halbe Region für Jahrzehnte verseucht. Der Spielleiter sollte so fair sein, seinen Helden in etwa anzudeuten, was eine gescheiterte Probe für sie bedeuten könnte. Talentproben in Chemie können auch zur Analyse unbekannter Substanzen dienen, aber auch auf diesem Gebiet kann ein Irrtum verhängnisvolle Folgen haben. Helden, die sich </text:span><text:soft-page-break/><text:span text:style-name="T9">besonders für die Chemie interessieren, müssen auch ihre Talente </text:span><text:span text:style-name="T2">Rechnen</text:span><text:span text:style-name="T9"> und </text:span><text:span text:style-name="T2">Programmieren</text:span><text:span text:style-name="T9"> pflegen: Beträgt in diesen Talenten der TaW nicht mindestens 4, so darf der Held überhaupt keine </text:span><text:span text:style-name="T2">Chemie-Proben</text:span><text:span text:style-name="T9"> ablegen.</text:span></text:p>
      <text:p text:style-name="P5"/>
      <text:p text:style-name="P36">Elektronik (KK/KL/FF)</text:p>
      <text:p text:style-name="P5">Mit Hilfe dieses Talentes, kann der Spielerheld versuchen, elektronische Geräte zu verstehen und an ihnen herumzumanipulieren. Dazu muß der Charakter das betreffende Gerät nicht zwangsläufig öffnen. Es kann auch sein, daß er das Gerät bereits aus Prospekten kennt und sich an seinen inneren Aufbau und seine Technischen Daten erinnert. Es gibt mehrere Möglichkeiten, wie auf dieses Talent gewürfelt werden kann: Der Spieler will überprüfen, ob er das Gerät bereits kennt. Er spielt an der Bedienung herum. Er baut das Gerät auseinander.</text:p>
      <text:p text:style-name="P5">Je nachdem, auf was der Spieler würfeln will, können die unterschiedlichsten Effekte auftreten. Die schlimmsten natürlich bei den letzteren Möglichkeiten.</text:p>
      <text:p text:style-name="P5"/>
      <text:p text:style-name="P36">Geographie (KL/KL/IN)</text:p>
      <text:p text:style-name="P47"><text:span text:style-name="T9">Das Talent Geographie umfaßt das Wissen um die </text:span><text:span text:style-name="T16">v</text:span><text:span text:style-name="T9">orher</text:span><text:span text:style-name="T16">r</text:span><text:span text:style-name="T9">schenden Bodenformen auf dem Planeten genauso, wie das Verständnis von den Vorgängen, die zu selbigen führten. Auch die Bodenformen auf anderen Planeten sollten für den Fachkundigen kein fremdes Blatt sein. Bei einer gelungenen </text:span><text:span text:style-name="T2">Geographie-Probe</text:span><text:span text:style-name="T9"> sollte der Spielleiter dem Spielerhelden die passenden geographischen Fakten zur Verfügung stellen. Sowohl oberirdisch als auch unterirdisch oder beim auffinden von Bodenschätzen sollte diese Fertigkeit von Nutzen sein.</text:span></text:p>
      <text:p text:style-name="P5"/>
      <text:p text:style-name="P36">Geschichtswissen (KL/KL/IN)</text:p>
      <text:p text:style-name="P5">Die Entwicklung der Zivilisation mag sich hier zwar nicht mit der irdischen Geschichte messen können, aber immerhin wurde und wird auch in jener Welt seit ca. 500 Jahren der Verlauf der Historie schriftlich niedergelegt. Da die meisten Helden immer wieder einmal mit der Vergangenheit ihrer Welt konfrontiert werden – weil sie zum Beispiel in verlassenen Bunkern oder anderen längst vergessenen Anlagen ihr Unwesen treiben –, wird es oft von Nutzen sein, einen geschichtsbewanderten Gefährten in der Nähe zu wissen. Er mag vielleicht das Mienenfeld im Dschungel auch nicht bemerken, aber immerhin kann er hinterher darauf hinweisen, daß beim letzten Interstellaren Krieg wohl auch diese Gegend in Kämpfe verwickelt war. Daher wohl auch das Mienenfeld. Ebenso wird er auch über die ersten Siedlungsversuche in der betreffenden Gegend unterrichtet sein. Auch die Entwicklungsgeschichte der Roboter oder ähnliches sind dem Geschichtsforscher bekannt. Der Spielleiter sollte den Geschichtsforscher in seiner Runde durchaus gelegentlich für seinen Fleiß belohnen, indem er ihm z.B. spezielle Informationen über ein zu untersuchendes Gebäude zukommen läßt.</text:p>
      <text:p text:style-name="P5"/>
      <text:p text:style-name="P36">Mechanik (KL/KL/IN)</text:p>
      <text:p text:style-name="P47"><text:span text:style-name="T9">Die Kenntnis der Mechanik kann in vielen Situationen nützlich sein: Dieses Talent beschreibt das Wissen um einfache physikalischen Grundlagen und die Grundlagen der Mechanik. Aber auch mechanische Geräte an sich sind ihm bekannt. Wenn der Held selbst improvisierte mechanische Gebilde herstellen will (z.B. Fallen, improvisierte Apparate oder auch das reparieren bestehender), so muß er durch eine gelungene </text:span><text:span text:style-name="T2">Mechanik-Probe</text:span><text:span text:style-name="T9"> die Funktionsfähigkeit seines Apparates nachweisen. Je komplizierter das Gerät ist, desto höher fällt der Zuschlag auf die </text:span><text:span text:style-name="T2">Mechanik-Probe</text:span><text:span text:style-name="T9"> aus. Nicht in diesen Bereich fällt die Kenntnis der Feinmechanik. Hierzu wird das Handwerkstalent </text:span><text:span text:style-name="T2">Schlösser knacken</text:span><text:span text:style-name="T9"> benötigt. Ebenso, wie für das knacken elektronischer Schlösser. Jeder Mechaniker muß über ein Rechentalent von mindestens TaW 4 verfügen. Der Spielleiter kann </text:span><text:span text:style-name="T2">Mechanik-Proben</text:span><text:span text:style-name="T9"> verdeckt auswürfeln und die Funktionsfähigkeit erst bei einer ersten Anwendung oder einem Probelauf bekanntgeben.</text:span></text:p>
      <text:p text:style-name="P5"/>
      <text:p text:style-name="P36">Programmieren (KL/KL/IN)</text:p>
      <text:p text:style-name="P5">Wer sich hier meisterlich auskennt, hat im übertragenen Sinne die Welt in der Hand. Diese Fertigkeit beinhaltet das Programmieren von Programm-Modulen, das Umgehen von Abwehrprogrammen und das Sabotieren und Manipulieren von Datenbanken und Programmen. Ebenso kann hiermit Computerspionage betrieben werden. Sollte eine Probe mißlingen, so kann dies sehr unterschiedliche Folgen haben. Ein Programm zu schreiben kann über den eigenen Fähigkeiten liegen. Ein Abwehrprogramm kann den Zugang zu einem System blockieren und bei einer weiteren mißlungenen Probe den Weg zum Hacker zurückverfolgen. Auch das Sabotieren oder die Manipulation von Datenbanken kann auffliegen. Es ist also auch riskant, sich als Hacker zu versuchen. Jeder Programmierer muß mindestens über einen Rech<text:span text:style-name="T32">n</text:span>en <text:span text:style-name="T32">T</text:span>alentwert von 8 verfügen, um Proben auf diese Fertigkeit machen zu können.</text:p>
      <text:p text:style-name="P5"/>
      <text:p text:style-name="P36">Rechnen (KL/KL/IN)</text:p>
      <text:p text:style-name="P5">Bei diesem Talent wird es eher selten zu einer Probe kommen. Ein Held mit einem TaW unter 0 kann nicht rechnen - er unterscheidet aber zwischen viel und wenig bzw. zwischen mehr oder weniger. Helden mit TaW 0 bis 2 rechnen mühselig und unter Zuhilfenahme von Fingern und Zehen. Bei TaW 3 beginnt die Beherrschung der Grundrechenarten. TaW 4 ist die Mindestvoraussetzung für das Ablegen von Proben auf den Gebieten Mechanik und Chemie. Ein TaW von 8 ist die Mindestvorraussetzung für das Ablegen von Proben auf dem Gebiet Programmieren. Wer mag, kann den TaW Rechnen auf 18 (vielumjubeltes Rechengenie) steigern. Einige andere Talente erfordern eine solide Grundkenntnis im Rechnen, damit man überhaupt die Grundlagen dieser Talente verstehen kann.</text:p>
      <text:p text:style-name="P5"/>
      <text:p text:style-name="P36">Rechtskunde (KL/IN/CH)</text:p>
      <text:p text:style-name="P47"><text:span text:style-name="T9">Dieses Talent regelt die Kenntnis des Rechtswesens verschiedener Staaten und Planeten, aber auch die Kenntnis um alte Rechtsformen auf der guten alten Erde. Da die Vorstellungen von Recht und Unrecht oft von Staat zu Staat völlig unterschiedlich sind, hilft die Rechtskunde auch fahrenden Helden, nicht auf Schritt und Tritt mit der Ordnungsmacht </text:span><text:soft-page-break/><text:span text:style-name="T9">zu kollidieren. Besonders nützlich ist das Talent, wenn es um das Vermeiden von oder den richtigen Umgang mit heldentypischen Vergehen (Gifteinsatz, Meinungsfreiheit, Waffengesetze) handelt. </text:span><text:span text:style-name="T2">Rechtskunde-Proben</text:span><text:span text:style-name="T9"> können vom Spielleiter verdeckt gewürfelt werden. </text:span></text:p>
      <text:p text:style-name="P5"/>
      <text:p text:style-name="P36">Sprachen (KL/IN/CH)</text:p>
      <text:p text:style-name="P5">Wir gehen davon aus, daß jeder Held seine Muttersprache einigermaßen beherrscht, auch ohne Punkte in diesem Talent. Für Talentpunkte über dem TaW 0 kommt für den Helden die Möglichkeit hinzu, eine weitere Sprache verstehen und sprechen zu können. Der Held kann eine oder mehrere der Sprachen auf der folgenden Liste auswählen. Hier finden Sie, wie viele Talentpunkte es kostet, eine Sprache perfekt zu beherrschen. Es ist jedoch auch möglich, nur die Grundzüge einer Sprache zu erlernen (also weniger Punkte zu investieren). Nur wer eine Sprache mindestens einen Punkt unter dem Maximalwert beherrscht, kann sich auch schriftlich in ihr ausdrücken – wenn diese Sprache überhaupt eine eigene Schrift kennt. Die bekanntesten Sprachen sind:</text:p>
      <text:p text:style-name="P7">Alt-Irdisch:<text:tab/>8<text:tab/>(da mehrere Sprachen)</text:p>
      <text:p text:style-name="P7">Die Sprache der Raumkolonien:<text:tab/>4</text:p>
      <text:p text:style-name="P7">Die Sprache des Wüstenplaneten:<text:tab/>5</text:p>
      <text:p text:style-name="P7">Die Sprache des Urwaldstaates:<text:tab/>4</text:p>
      <text:p text:style-name="P7">Die Sprache des Wüstenstaates:<text:tab/>4</text:p>
      <text:p text:style-name="P7">Die Sprache des Sumpfstaates:<text:tab/>4</text:p>
      <text:p text:style-name="P7">Die Sprache der äußeren Kolonie:<text:tab/>6</text:p>
      <text:p text:style-name="P7">Die Sprache des Eisplaneten:<text:tab/>3</text:p>
      <text:p text:style-name="P7">Lat<text:span text:style-name="T32">e</text:span>inisch (Geheimsprache der Wissenschaftler):<text:tab/>4</text:p>
      <text:p text:style-name="P7">Zeichensprache der Straßenkinder und Bettler:<text:tab/>3</text:p>
      <text:p text:style-name="P7">Runen:<text:tab/>1</text:p>
      <text:p text:style-name="P5">Ab einem TaW von 11 sind für einen Helden alle Sprachen um 1 Punkt leichter zu erlernen – dies gilt auch für die Sprachen, die der Held bereits beherrscht, so daß er beim Sprung auf TaW 11 plötzlich einige Punkte zur freien Verfügung hat. Das Erlernen einer Sprache kostet weiterhin jedoch mindestens 1 Talentpunkt. </text:p>
      <text:p text:style-name="P5"/>
      <text:p text:style-name="P5"/>
      <text:p text:style-name="P52">Handwerkliche Talente</text:p>
      <text:p text:style-name="P5"/>
      <text:p text:style-name="P5">Alle Talente aus diesem Bereich können bei Erreichen einer neuen Stufe um 2 Punkte gesteigert werden.</text:p>
      <text:p text:style-name="P5"/>
      <text:p text:style-name="P36">Basteln (KL/IN/FF)</text:p>
      <text:p text:style-name="P47"><text:span text:style-name="T9">Mit dieser universellen Fertigkeit können alle möglichen provisorischen Basteleien an Gerätschaften vorgenommen werden. Dies umfaßt zum Beispiel die typischen </text:span><text:span text:style-name="T2">MacG</text:span><text:span text:style-name="T5">y</text:span><text:span text:style-name="T2">ver</text:span><text:span text:style-name="T9">-Basteleien. Ebenso alles, was man im Werken-Unterricht lernen kann. Auch typische Hausmeister-Tätigkeiten können mit diesem Talent umschrieben werden.</text:span></text:p>
      <text:p text:style-name="P47"><text:span text:style-name="T9">Eine gelungene Probe auf Basteln bedeutet, daß das Talent richtig angewendet wurde und die Bastelei funktioniert hat. Der Spielleiter muß jedoch für jede Bastelei vorher einen Zuschlag festlegen. Dieser kann bis zu 15 Punkte betragen. lieber zu viel, als zu wenig. Den Spielern fallen oft die seltsamsten Sachen ein. Auch die nötigen Zutaten für die Bastelei müssen natürlich vorhanden sein. Das Scheitern der Probe kann die unterschiedlichsten Folgen haben, bei denen der Spielleiter natürlich kräftig improvisieren muß. Je stärker die Probe scheitert, dessen schlimmer sollten die Folgen sein. Die Folgen sollten auch davon abhängen, wie riskant die Bastelei war. Sollte z.B. der Zünder einer Atombombe manipuliert werden, so könnten die Spieler jetzt bereits wieder an das Auswürfeln neuer Helden denken. Bei jeder </text:span><text:span text:style-name="T2">Basteln-Probe</text:span><text:span text:style-name="T9"> sollte der Spielleiter außerdem bedenken, was realistisch ist und was nicht.</text:span></text:p>
      <text:p text:style-name="P5"/>
      <text:p text:style-name="P36">Erste Hilfe (KL/IN/FF)</text:p>
      <text:p text:style-name="P5">Dieses Talent bezieht sich sowohl auf die Erstversorgung von Vergifteten, als auch das behelfsmäßige Verbinden von Verwundeten. Allerdings kann diese Fertigkeit nicht den Besuch im Krankenhaus ersetzen. Diese Fertigkeit darf auch nicht mit der entsprechenden Berufsfertigkeit verwechselt werden.</text:p>
      <text:p text:style-name="P5">Eine gelungene Probe auf das Heilen von Vergiftungen bedeutet, daß das Gift richtig identifiziert wurde. Der Spielleiter benennt die Art des Giftes und teilt mit, wie die Vergiftung zu behandeln ist. Danach kann der Heiler eine zweite Probe ablegen, die mit einem Zuschlag in Höhe der Stufe des Giftes zu belegen ist. Gelingt auch diese Probe, so ist die Wirkung des Giftes vorläufig gestoppt oder wird zumindest verzögert. Das Scheitern einer Probe hat unterschiedliche Folgen: 1. Probe (Identifizierung): Es kommt zu keiner Heilung 2. Probe (Stoppen der Giftwirkung): Es kommt zu einer <text:span text:style-name="T32">V</text:span>erschlimmerung oder keiner Heilung. Zum Ablegen der ersten Probe wird eine Spielrunde benötigt, das Ablegen der zweiten Probe dauert mindestens 4 SR.</text:p>
      <text:p text:style-name="P5">Brüche, Schnitte, Schu<text:span text:style-name="T32">ss</text:span>wunden und andere Verletzungen, sind durch dieses Talent zu kurieren. Der Heilkundige legte eine erste Probe ab, die der allgemeinen Versorgung der Wunde dient und das Ausbrechen von Wundsta<text:span text:style-name="T32">r</text:span>rkrampf verhindert, und anschließend eine Heilprobe. Der Kranke erhält so viele LP zurück, wie der Punktüberschu<text:span text:style-name="T32">ss</text:span> aus der Heilprobe beträgt. Diese LP gelten zusätzlich zu den LP, die der Verletzte aus der normalen Heilung (der nächtlichen Regeneration) gewinnt. Beim Scheitern der ersten Probe kommt es nicht zu einer Heilung, der Patient erkrankt mit einer erhöhten Wahrscheinlichkeit (1 bis 15 auf dem W20) an Wundstar<text:span text:style-name="T32">r</text:span>krampf. Beim Scheitern der zweiten Heilprobe wird die normale Heilung für 24 Stunden unterbrochen, und der Verletzte erleidet 3 zusätzliche Schadenspunkte. Die erste Probe dauert 4 Spielrunden, die zweite Probe dauert 1 Tag. </text:p>
      <text:p text:style-name="P47"><text:span text:style-name="T2">Allgemeiner Hinweis:</text:span><text:span text:style-name="T9"> In der Beschreibung der Heilkunde Arten ist häufig von der Dauer einer Probe die Rede. Dauer bedeutet in dem Zusammenhang nicht unbedingt, daß der Held tatsächlich z.B. 4 Stunden lang nichts anderes zu tun </text:span><text:soft-page-break/><text:span text:style-name="T9">haben darf als zu heilen. Am Patienten aber dürfen in dieser Frist keine anderen Heilversuche – auch nicht von anderen Personen – unternommen werden. Alle Lebenspunkte, die durch das </text:span><text:span text:style-name="T2">Heilkunde-Talent</text:span><text:span text:style-name="T9"> zurück gewonnen werden, stehen dem Patienten erst nach einer gewissen Ruhezeit zur Verfügung, will heißen, sie werden zur nächtlichen Regeneration hinzugezählt. Für alle Heilkundearten braucht der heilende Charakter natürlich mindestens eine improvisierte Erstehilfe-Ausrüstung.</text:span></text:p>
      <text:p text:style-name="P5"/>
      <text:p text:style-name="P36">Falschspiel (MU/CH/FF)</text:p>
      <text:p text:style-name="P47"><text:span text:style-name="T9">Ein solides </text:span><text:span text:style-name="T2">Falschspiel-Talent</text:span><text:span text:style-name="T9"> kann im Spiel unterschiedlich eingesetzt werden: 1. Der Held will rasch Geld verdienen. Er geht in eine Kneipe, würfelt eine Falschspielprobe und kassiert – wenn er Erfolg hat – seinen Gewinn, dessen Höhe mit dem Spielleiter abgestimmt werden muß. 2. Der Spielleiter veranstaltet ein echtes Würfel- oder Kartenspiel, an dem der Falschspieler teilnimmt. Der Held kann nun Kartenblätter oder Würfelergebnisse deutlich zu seinen Gunsten verändern, muß aber für eine solche Veränderung jeweils eine Falschspielprobe ablegen. Das Scheitern einer Probe kann den Helden natürlich in arge Bedrängnis bringen (Notorische Falschspieler gießen auch heutzutage eine extrem kurze Lebenserwartung). In Kombination mit einer </text:span><text:span text:style-name="T2">Sinne</text:span><text:span text:style-name="T6">s</text:span><text:span text:style-name="T2">schärfe-Probe</text:span><text:span text:style-name="T9"> kann ein hohes </text:span><text:span text:style-name="T2">Falschspiel-Talent</text:span><text:span text:style-name="T9"> natürlich auch dazu dienen, eventuelle Mogeleien zu enttarnen. (Aber auch hier ist Vorsicht angeraten: Aus oben genannten Gründen ist eine falsche Bezichtigung Grund genug für eine Schadenersatzforderung.) </text:span></text:p>
      <text:p text:style-name="P5"/>
      <text:p text:style-name="P36">Maschinen Bedienen (KL/IN/FF)</text:p>
      <text:p text:style-name="P5">Beträgt die Fertigkeit 0 bis 2, so sollte der Charakter in der Lage sein, alle alltäglichen Maschinen zu bedienen, die keinen Führerschein oder ähnliches benötigen. Ab Talentwert 3 können auch kompliziertere Maschinen bedient werden. Allerdings keine, die einen Führerschein benötigen. Ab einem Talent-Wert von 12 können auch Maschinen bedient werden, die einen Führerschein benötigen. Allerdings ist dies den Behörden egal. Wer ohne Führerschein erwischt wird, der ist „dran“. Wer einen Führerschein hat (z.B. für einen PKW), der benötigt allerdings natürlich keinen Fe<text:span text:style-name="T33">r</text:span>tigkeits-Wert von 12 oder höher. Auch ein Wert von –5 ist dann ausreichend, um das Auto zu bedienen.</text:p>
      <text:p text:style-name="P5">Ein ausreichender Fertigkeits-Wert, um eine bestimmte Maschine theoretisch bedienen zu können, bedeutet übrigens nicht, daß diese automatisch bedient werden kann. Natürlich muß zunächst erst eine Probe geschafft werden; eventuell mit Aufschlag, je nachdem wie fremdartig die Gerätschaft ist. Ein Scheitern kann bedeuten, daß die Maschi<text:span text:style-name="T33">n</text:span>e gar nicht erst in Schwung gebracht werden konnte. Es könnte aber auch sein, daß ein Fahrzeug nicht mehr anhalten will, ein Flugzeug bei der Landung zerschellt oder der gestartete Roboter anstatt der Gegner die eigenen Leute angreift. Hier sollte der Spielleiter fair bleiben und de<text:span text:style-name="T33">n</text:span> Helden eine Chance lassen.</text:p>
      <text:p text:style-name="P5"/>
      <text:p text:style-name="P36">Kochen (IN/KL/FF)</text:p>
      <text:p text:style-name="P5">Ein Talentwert von 0 bis 2 bedeutet, daß der Held in der Lage ist, genießbare Speisen zuzubereiten, einigermaßen schmackhafte Kost beginnt bei einem Talentwert 3. Ein Held, der seine Gäste (daheim oder im Zeltlager) durch ein gelungenes, nicht synthetisch hergestelltes, Essen beeindrucken will, muß eine erfolgreiche Probe – ev<text:span text:style-name="T33">en</text:span>tuell mit Zuschlägen – ablegen. </text:p>
      <text:p text:style-name="P5"/>
      <text:p text:style-name="P36"><text:span text:style-name="T33">C</text:span>odes Knacken (IN/KL/FF)</text:p>
      <text:p text:style-name="P47"><text:span text:style-name="T9">Eine der häufigsten Beschäftigungen in der Welt von Morgen ist für eine „Söldnertruppe“ wie die Spielercharaktere natürlich das Knacken von </text:span><text:span text:style-name="T17">C</text:span><text:span text:style-name="T9">odes, um in fremde Datensysteme einzudringen, aber auch, um </text:span><text:span text:style-name="T17">C</text:span><text:span text:style-name="T9">odegesicherte Türen zu überwinden. Daher wurde für diesen Zweck eigens eine eigene Fertigkeit ins Leben gerufen. Der Spielleiter kann hier ruhig Zuschläge von –5 (als „Pa</text:span><text:span text:style-name="T17">ss</text:span><text:span text:style-name="T9">wort“ wurde </text:span><text:span text:style-name="T2">München</text:span><text:span text:style-name="T9"> verwendet) bis 20 (als „Pa</text:span><text:span text:style-name="T17">ss</text:span><text:span text:style-name="T9">wort“ wurde </text:span><text:span text:style-name="T2">17Xl*«/t</text:span><text:span text:style-name="T9"> verwendet) vergeben. Es dürfen sich übrigens auch Helden an einer Probe versuchen, die nur einen negativen Fertigkeits-Wert haben (auch ein blindes Huhn findet mal ein Korn). Das ablegen jeder Probe dauert allerdings immer eine Stunde. Um mal schnell im vorbei stürmen eine </text:span><text:span text:style-name="T17">C</text:span><text:span text:style-name="T9">odegesicherte Tür zu öffnen, dafür ist eine zünftige Sprengladung wohl mehr geeignet, als diese Fertigkeit. Eine mißlungene Probe macht in unwichtigeren oder der Öffentlichkeit zugänglichen Systemen nichts. Eventuell werden auch bis zu drei Versuche gestattet, bis Alarm gegeben wird. In wichtigen Einrichtungen </text:span><text:span text:style-name="T17">g</text:span><text:span text:style-name="T9">ibt es nur einen Versuch, ehe Alarm gegeben wird und die Charaktere unangenehme Fragen gestellt bekommen (oft in Form von Lasersalven).</text:span></text:p>
      <text:p text:style-name="P5"/>
      <text:p text:style-name="P36">Malen/Zeichnen (KL/IN/FF)</text:p>
      <text:p text:style-name="P5">Natürlich kann alles, was es am Spieltisch zu zeichnen gibt, von den Spielern real zu Papier gebracht werden. Im Interesse einer Trennung zwischen Held und Spieler kann der Spielleiter aber auch darauf bestehen, daß z.B. ein Nichtkartograph nicht in der Lage ist, den Grundri<text:span text:style-name="T33">ss</text:span> eines von ihm erforschten Bunkers so aufzuzeichnen, daß er von seinen Freunden verstanden und genutzt werden kann. Ein kampfesmüder, aber an einem Luxusleben interessierter Held sollte darüber nachdenken, ob er nicht diesen Talentwert auf 18 steigert und als Künstler seine Brötchen verdient. Aber auch mit einem Zeichnen-Wert von –10 kann man Künstler werden, wie man an so manchem irdischen Künstler sieht.</text:p>
      <text:p text:style-name="P5"/>
      <text:p text:style-name="P36">Musizieren (KL/IN/FF)</text:p>
      <text:p text:style-name="P5">Zwar kann auch dieses Talent real von den Spielern ausgeführt werden, aber die Praxis hat gezeigt, daß der Verzicht auf solche Versuche enorm zum Frieden am Spieltisch beitragen kann. Eine gelungene Musizier<text:span text:style-name="T33">en P</text:span>robe kann bei einem Wettbewerb durchaus ein paar Werteinheiten auf dem Konto einbringen. Ein Held kann sich auch auf ein Instrument spezialisieren oder danach trachten, mehrere zu beherrschen. Er benötigt einen TaW von 4, um ein Instrument einigermaßen spielen zu können, bemerkenswerte Darbietungen sind erst ab TaW 7 möglich. </text:p>
      <text:p text:style-name="P5"/>
      <text:p text:style-name="P36"><text:soft-page-break/>Schlösser Knacken (IN/FF/FF)</text:p>
      <text:p text:style-name="P47"><text:span text:style-name="T9">Die Grundlage des Diebeshandwerks. Um ein Schloß ohne den passenden Schlüssel, oder eine Magnetkarte (d.h., mit Dietrichen, Messern, gefälschten Magnetkarten o.ä.) zu öffnen, kann der Spielleiter Proben auf </text:span><text:span text:style-name="T2">Schlösser Knacken</text:span><text:span text:style-name="T9"> verlangen, die je nach den Umständen mit deftigen Zuschlägen versehen sind. Mißlingen der Probe bedeutet in den meisten Fällen, daß der Dietrich oder die gefälschte Magnetkarte unbrauchbar geworden sind und weitere Öffnungsversuche nur unter nochmals erschwerten Bedingungen durchgeführt werden können. Mit diesem Talent können auch bestimmte Arten mechanischer Fallen entschärft werden. Hierbei bedeutet ein Scheitern der Probe allerdings stets, daß der Held die Falle ausgelöst hat und ihre volle Schadenswirkung erleidet.</text:span></text:p>
      <text:p text:style-name="P5"/>
      <text:p text:style-name="P36">Singen (KL/IN/CH)</text:p>
      <text:p text:style-name="P5">Eine gute Singstimme ist zwar nicht jedem und jeder in die Wiege gelegt, was aber nicht heißt, daß sie sich nicht ent wickeln und bilden ließe. Das Talent Singen ist sowohl zum Karaokegesang, dem <text:span text:style-name="T33">v</text:span>ortrag<text:span text:style-name="T33">en</text:span> einer antiken Oper oder der Begleitung von Musik geeignet.</text:p>
      <text:p text:style-name="P5"/>
      <text:p text:style-name="P36">Taschendiebstahl (MU/IN/FF)</text:p>
      <text:p text:style-name="P47"><text:span text:style-name="T9">Bei der Festlegung der Zuschläge auf eine Probe sind diverse Faktoren zu berücksichtigen: Wird das Opfer mit einem Diebstahl rechnen? Wie sperrig ist die Beute? Hat der Dieb einen Komplizen, der das Opfer anrempelt oder auf andere Weise ablenkt? Und so weiter. Der Spieler kann die Probe beeinflussen, indem er seineVorgehensweise beschreibt und dem Spielleiter plausibel macht, daß sein spezieller Diebestrick besonders erfolgversprechend ist. Ein versuchter Taschendiebstahl kann mit einer erfolgreichen </text:span><text:span text:style-name="T2">Sinne</text:span><text:span text:style-name="T6">s</text:span><text:span text:style-name="T2">schärfe-Probe</text:span><text:span text:style-name="T9"> gekontert werden.</text:span></text:p>
      <text:p text:style-name="P5"/>
      <text:p text:style-name="P36"/>
      <text:p text:style-name="P52">Intuitive Talente</text:p>
      <text:p text:style-name="P5"/>
      <text:p text:style-name="P5">Alle Talente aus diesem Bereich können bei Erreichen einer neuen Stufe um 1 Punkt gesteigert werden.</text:p>
      <text:p text:style-name="P5"/>
      <text:p text:style-name="P36">Gefahreninstinkt (KL/IN/IN)</text:p>
      <text:p text:style-name="P5">Bei einer gelungenen Talentprobe muß der Spielleiter dem Helden mitteilen, daß er eine Gefahr zu spüren glaubt. Die Art der Gefahr wird dadurch nicht enthüllt; und es ist auch möglich, daß die gefährliche Situation ohne Zutun des Helden wieder vergeht. Proben auf Gefahreninstinkt können vom Spieler auf Wunsch abgelegt, aber auch vom Spielleiter angeordnet werden. Helden mit einem Talentwert von mindestens 10 sollten vom Spielleiter auch ohne Probe auf außerordentliche Gefahren aufmerksam gemacht werden. Der Gefahreninstinkt regt sich nur, wenn die Gefahr unmittelbar bevorsteht, der Instinkt ermöglicht also keinen Ausblick in die fernere Zukunft.</text:p>
      <text:p text:style-name="P5"/>
      <text:p text:style-name="P36">Glücksspiel (MU/IN/IN)</text:p>
      <text:p text:style-name="P47"><text:span text:style-name="T9">Das Glücksspieltalent kann im Spiel ähnlich genutzt werden wie das Falschspiel, aber seine mißlungene Probe bedeutet keine Gefahr für Leib und Leben. Eine gelungene Probe kann dementsprechend auch keine so hohen Vorteile wie erfolgreiches Falschspiel bringen: Der Gewinn bei einer </text:span><text:span text:style-name="T2">Glücksspiel-Probe</text:span><text:span text:style-name="T9"> fällt deutlich niedriger aus. Falls der Spielleiter ein echtes Spiel veranstaltet, kann der Held nach gelungener Glücksspielprobe möglicherweise einen Wurf wiederholen oder eine einzelne Karte austauschen.</text:span></text:p>
      <text:p text:style-name="P5"/>
      <text:p text:style-name="P36">Sinne<text:span text:style-name="T33">s</text:span>schärfe (KL/IN/CH)</text:p>
      <text:p text:style-name="P47"><text:span text:style-name="T9">»Ich presse mein Ohr an die Tür, höre ich etwas?« So lautet eine Standardfrage in jedem Spiel. Der Spielleiter kann die Genauigkeit aller Helden-Wahrnehmungen von Talentproben auf Sinne</text:span><text:span text:style-name="T17">s</text:span><text:span text:style-name="T9">scharfe abhängig machen. Proben, die sich nicht auf den Gesichtssinn oder das Gehör beziehen, werden auf die Eigenschaften KL, IN und FF, anstatt auf KL und zweimal IN gewürfelt. Mißlungene Proben bedeuten entweder, daß der Held nichts wahrnimmt oder daß er einer Täuschung unterliegt. </text:span><text:span text:style-name="T2">Sinne</text:span><text:span text:style-name="T6">s</text:span><text:span text:style-name="T2">schärfe-Proben</text:span><text:span text:style-name="T9"> (die sich natürlich auch auf das Erspüren feiner Gerüche oder das Erspähen weit entfernter Ziele, auf das Ertasten filigraner Gravuren und das Schmecken von Gift im Wein beziehen), sollten vom Spielleiter verdeckt gewürfelt werden.</text:span></text:p>
      <text:p text:style-name="P5"/>
      <text:p text:style-name="P36">Stimmen Imitieren (KL/IN/CH)</text:p>
      <text:p text:style-name="P5">Ein guter Wert in diesem Talent deutet vor allem auf die Fähigkeit hin, Tierstimmen täuschend nachzuahmen. Mit einem TaW von 3 oder mehr kann sich der Held auch auf das Nachahmen von Menschenstimmen verlegen. Sowohl für Tier- als auch für Menschenstimmen gilt: Der Nachahmer muß ausreichend Gelegenheit gehabt haben, um sich den speziellen Ton einzuprägen und zu üben. Erst ein Meisterimitator mit TaW 12+ kann z.B. Helmut Kohl auf Anhieb mit dessen Stimme antworten. </text:p>
      <text:p text:style-name="P5"/>
      <text:p text:style-name="P66">Der Kampf</text:p>
      <text:p text:style-name="P5"/>
      <text:p text:style-name="P36">Basiswerte und Kampftechnik–Talente</text:p>
      <text:p text:style-name="P47"><text:span text:style-name="T9">Das Berechnen dieser Werte erfolgt wie im </text:span><text:span text:style-name="T2">Regelbuch II</text:span><text:span text:style-name="T9"> auf Seite 24 angegeben ist. Die Waffenfertigkeiten wurden bereits bei </text:span><text:span text:style-name="T2">Die Talente der Helden</text:span><text:span text:style-name="T9"> beschrieben.</text:span></text:p>
      <text:p text:style-name="P5"/>
      <text:p text:style-name="P36">Der Schutzschirm</text:p>
      <text:p text:style-name="P47"><text:span text:style-name="T9">Die Funktionsweise der Schutzschirme muß an dieser Stelle wohl etwas genauer erklärt werden, als in der Tabelle </text:span><text:span text:style-name="T2">Rüstungen</text:span><text:span text:style-name="T9"> möglich war.</text:span></text:p>
      <text:p text:style-name="P47"><text:span text:style-name="T2">Aktivschirme</text:span><text:span text:style-name="T9"> reagieren aktiv auf jede Bedrohung. Das heißt, ein anfliegendes Gescho</text:span><text:span text:style-name="T17">ss</text:span><text:span text:style-name="T9"> (z.B. eine Gewehrpatrone) wird vom Schutzschirm rechtzeitig lokalisiert und an der Stelle des Körpers, an der das Gescho</text:span><text:span text:style-name="T17">ss</text:span><text:span text:style-name="T9"> aufschlagen wird ein extrem starkes Schutzfeld errichtet. Je nach Bedarf (d.h. je nach Aufschlagwucht) wird mal ein starkes und mal ein schwaches Schutzfeld vom Schutzschirm errichtet. Das </text:span><text:span text:style-name="T17">G</text:span><text:span text:style-name="T9">anze geht natürlich in Sekundenbruchteilen und wirkt auch auf Angriffe mit z.B. einem Messer, die natürlich leicht abgewehrt werden können. Nur Energiewaffen, wie einen Laser kann der Schutzschirm nicht abwehren. Schließlich ist der Laserstrahl mit Lichtgeschwindigkeit unterwegs. Genauso wenig hilft so ein Schutzschirm gegen Gas oder Feuer (Dies trifft auch auf die anderen beiden Schutzschirmarten zu). Immer wenn sich ein Schutzschild aufbaut, wird Energie verbraucht. Dabei wird umso mehr Energie verbraucht, je stärker die Wucht des abgewehrten Geschosses ist. Die Energie wird aus einem Ak</text:span><text:span text:style-name="T18">k</text:span><text:span text:style-name="T9">u bezogen, der normalerweise auf dem Rücken getragen wird. Mit der Energie eines </text:span><text:span text:style-name="T2">Energietornisters</text:span><text:span text:style-name="T9"> kann <text:s/>Schaden für 500 Lebenspunkte abgehalten werden. Danach ist der Energiespeicher leer und der Träger des Schutzschildes den Angriffen seiner Gegner schutzlos ausgeliefert. Ein </text:span><text:span text:style-name="T2">Tornisterak</text:span><text:span text:style-name="T7">k</text:span><text:span text:style-name="T2">u</text:span><text:span text:style-name="T9"> enthält nur halb soviel Energie, kann dafür aber aufgeladen werden. Das schont den Geldbeutel, ist umweltfreundlicher und auf längeren Mi</text:span><text:span text:style-name="T18">s</text:span><text:span text:style-name="T9">sionen auf jeden Fall vorzuziehen.</text:span></text:p>
      <text:p text:style-name="P47"><text:span text:style-name="T9">Der </text:span><text:span text:style-name="T2">Passivschirm</text:span><text:span text:style-name="T9"> dagegen hält ein andauerndes Schutzfeld um den Träger aufrecht. Dies hat den Vorteil, daß auch Laser abgehalten werden können und in jeder Runde beliebig viel Geschosse auftreffen können, ohne vorzeitig zu einer Überlastung des Schutzschirmes zu führen. Die Nachteile sind, daß der Schutzschirm auch an ist, während keine Gefahr droht. Dadurch kann der </text:span><text:span text:style-name="T2">Passivschirm</text:span><text:span text:style-name="T9"> nur eine Weile aufrechterhalten bleiben. Die Dauer, die der Schutzschirm mit der Energie eines Energietornisters aktiv sein kann, ergibt sich daraus, welchen Rüstungsschutz der Schutzschirm bieten soll. Bei RS 150 hält der Schirm gerade mal 15 Sekunden, bei RS 15 aber immerhin bereits 150 (zweieinhalb Minuten). Bei RS 450 (sollte auch Raketentreffer abhalten) dauert der Schutz erbärmliche 5 Sekunden an. Man sieht also, der </text:span><text:span text:style-name="T2">Passivschirm</text:span><text:span text:style-name="T9"> ist eher etwas für kurze aber heftige Einsätze. Keine Dauereinrichtung wie ein </text:span><text:span text:style-name="T2">Aktivschirm</text:span><text:span text:style-name="T9">. Was außerdem noch bedacht werden muß ist, daß der </text:span><text:span text:style-name="T2">Passivschirm</text:span><text:span text:style-name="T9"> nur bis RS 150 wirkt (alles darüber schlägt auf den Träger über, allerdings kann der RS ja beliebig verstellt werden, was allerdings die Zeit verändert, die der Schirm aktiv sein kann), dies aber bei beliebig viel Einschlägen pro Runde. Außerdem hält auch hier ein </text:span><text:span text:style-name="T2">Tornisterak</text:span><text:span text:style-name="T7">k</text:span><text:span text:style-name="T2">u</text:span><text:span text:style-name="T9"> nur die halbe Zeit. Dafür kostet so ein </text:span><text:span text:style-name="T2">Passivschirm</text:span><text:span text:style-name="T9"> dank fehlender Computertechnologie auch nur die Hälfte eines </text:span><text:span text:style-name="T2">Aktivschirmes</text:span><text:span text:style-name="T9">.</text:span></text:p>
      <text:p text:style-name="P47"><text:span text:style-name="T9">Genauso wie ein </text:span><text:span text:style-name="T2">Passivschirm</text:span><text:span text:style-name="T9"> funktioniert auch der </text:span><text:span text:style-name="T2">Energieschild</text:span><text:span text:style-name="T9">. Mit der entscheidenden Ausnahme, daß nur eine Seite des Trägers geschützt ist, also kein Rundumschutz. Dafür halten die Energietornister und Tornisterak</text:span><text:span text:style-name="T18">k</text:span><text:span text:style-name="T9">us aber auch doppelt so lange wie bei einem Passivschirm. Außerdem ist das Teil noch ein wenig billiger als ein Passivschirm.</text:span></text:p>
      <text:p text:style-name="P5">Natürlich können die Schutzschirme jederzeit an und ausgeschaltet werden. Dadurch kann verhindert werden, daß sich der Energievorrat vorzeitig erschöpft.</text:p>
      <text:p text:style-name="P5"/>
      <text:p text:style-name="P36">Waffenloser Kampf</text:p>
      <text:p text:style-name="P47"><text:span text:style-name="T9">Der waffenlose Kampf ist im </text:span><text:span text:style-name="T2">Regelbuch II</text:span><text:span text:style-name="T9"> auf Seite 31 erklärt. Ausführlicher sind die Erläuterungen in der Erweiterung </text:span><text:span text:style-name="T2">Mit Mantel, Schwert und Zauberstab</text:span><text:span text:style-name="T9">. Es gibt auch sogenannte </text:span><text:span text:style-name="T2">Waffen für´s Handgemenge</text:span><text:span text:style-name="T9">, die auch im „Waffenlosen Kampf“ echte Schadenspunkte verursachen.</text:span></text:p>
      <text:p text:style-name="P5"/>
      <text:p text:style-name="P36">Der Schild</text:p>
      <text:p text:style-name="P5">Eine kleine Änderung zu den offiziellen Regeln mußte ich auch bei den Regeln für den Einsatz von Schilden machen. Diese Änderung ist aber auch für das Spiel in Aventurien zu empfehlen.</text:p>
      <text:p text:style-name="P5">Der Waffenvergleichswert soll bekanntermaßen die Behinderung durch solch einen sperrigen Gegenstand simulieren. So ist ein Schild, der die Verteidigung besonders erleichtert im allgemeinen besonders hinderlich, wenn man einen Schlag gegen einen Gegner austeilen will. Was aber soll der Wert für Behinderung dann? Dies wäre ja doppelt gemoppelt und würde den Schild als Verteidigungswaffe völlig unbrauchbar machen, da durch den BE-Wert der PA-Wert wieder auf den ursprünglichen Stand gesenkt würde. Der AT-Wert würde dazu auch noch weiter gesenkt werden.</text:p>
      <text:p text:style-name="P5">Somit schlage ich vor, auf den BE-Wert beim Schild einfach zu verzichten und nur den WV-Wert auf die Kampfwerte anzuwenden.</text:p>
      <text:p text:style-name="P5">Was bei Schilden der Zukunft (und Gegenwart) auch zu beachten ist, ist die Tatsache, daß z.B. ein Plexiglasschild durchsichtig ist. Dies wurde beim WV-Wert zwar bereits berücksichtigt, allerdings könnte diese Tatsache auch auf andere Aktionen Einfluß haben.</text:p>
      <text:p text:style-name="P5"/>
      <text:p text:style-name="P36">Fernkampf</text:p>
      <text:p text:style-name="P47"><text:span text:style-name="T9">Um den Fernkampfmalus für den Schu</text:span><text:span text:style-name="T18">ss</text:span><text:span text:style-name="T9">waffengebrauch zu bestimmen, gibt es zwei Möglichkeiten. Entweder werden dazu die offiziellen Fernkampftabellen, wie im </text:span><text:span text:style-name="T2">Regelbuch II</text:span><text:span text:style-name="T9"> auf Seite 33 abgedruckt, verwendet. Ergänzt um weitere Tabellen für die neuen Waffengattungen. Oder man bedient sich der schnelleren </text:span><text:span text:style-name="T18">s</text:span><text:span text:style-name="T9">pielbarkeit </text:span><text:span text:style-name="T18">wegen </text:span><text:span text:style-name="T9">folgender Regeln:</text:span></text:p>
      <text:p text:style-name="P5"/>
      <text:p text:style-name="P5"><text:soft-page-break/>Es besteht die Möglichkeit, statt den Fernkampftabellen ein einfaches Rechenverfahren zu verwenden, damit bei häufigem Schu<text:span text:style-name="T34">ss</text:span>waffengebrauch nicht ständig in irgendwelchen Tabellen nachgeschaut werden muß.</text:p>
      <text:p text:style-name="P5"/>
      <text:p text:style-name="P37">Mali</text:p>
      <text:p text:style-name="P8">Ziel ist größer als ein Mensch<text:tab/>0<text:tab/>Ziel ist nah<text:tab/>1 bis 5 Meter<text:tab/>0</text:p>
      <text:p text:style-name="P8">Ziel ist so groß wie ein Mensch<text:tab/>+2<text:tab/>Ziel ist mittelweit entfernt<text:tab/>5 bis 15 Meter<text:tab/>+2</text:p>
      <text:p text:style-name="P8">Ziel ist kleiner als ein Mensch<text:tab/>+4<text:tab/>Ziel ist weit entfernt<text:tab/>15 bis 100 Meter<text:tab/>+4</text:p>
      <text:p text:style-name="P8">Ziel ist winzig<text:tab/>+8<text:tab/>Ziel ist sehr weit entfernt<text:tab/>100 bis 1.000 Meter<text:tab/>+8</text:p>
      <text:p text:style-name="P5"/>
      <text:p text:style-name="P5">Diese Regelung mag nicht ganz so realistisch sein wie die Tabellen, aber dafür ist damit ein flüssiger Spielverlauf auch beim Fernkampf gewährleistet. Einige zusätzliche Mali können sich aus folgenden Situationen ergeben:</text:p>
      <text:p text:style-name="P5"/>
      <text:p text:style-name="P9">Das Licht ist sehr diffus oder es ist neblig<text:tab/>+2</text:p>
      <text:p text:style-name="P9">Es ist sehr dunkel oder es ist stark neblig<text:tab/>+4</text:p>
      <text:p text:style-name="P9">Es muß nach Gehör geschossen werden<text:tab/>+8<text:tab/>(eventuell auch +14)</text:p>
      <text:p text:style-name="P9"/>
      <text:p text:style-name="P49"><text:span text:style-name="T9">Die restlichen Fernkampfregeln entsprechen den im </text:span><text:span text:style-name="T2">Regelbuch II</text:span><text:span text:style-name="T9"> auf den Seiten 32 bis 34 beschriebenen.</text:span></text:p>
      <text:p text:style-name="P5"/>
      <text:p text:style-name="P5"/>
      <text:p text:style-name="P36">Besondere Kampfsituationen</text:p>
      <text:p text:style-name="P5">Text</text:p>
      <text:p text:style-name="P5"/>
      <text:p text:style-name="P47"><text:span text:style-name="T9">Kampfsituationen, die hier nicht angesprochen wurden, werden so gehandhabt, wie im </text:span><text:span text:style-name="T2">Regelbuch II</text:span><text:span text:style-name="T9"> angegeben.</text:span></text:p>
      <text:p text:style-name="P5"/>
      <text:p text:style-name="P5"/>
      <text:p text:style-name="P5"/>
      <text:p text:style-name="P66">Die Rassen</text:p>
      <text:p text:style-name="P5"/>
      <text:p text:style-name="P5"/>
      <text:p text:style-name="P52">Mensch der Raumkolonien</text:p>
      <text:p text:style-name="P5"/>
      <text:p text:style-name="P36">Die Entstehung dieser Rasse</text:p>
      <text:p text:style-name="P5">Der Mensch der Raumkolonien stammt wie alle anderen Menschenrassen von den ersten Siedlern ab. Durch die künstliche Umgebung auf den Raumstationen sind sie körperlich degeneriert. Ihre Intelligenz ist dagegen höher als bei herkömmlichen Menschen. Dies mag an der ständigen Beanspruchung des Gehirns durch die Forschungen liegen.</text:p>
      <text:p text:style-name="P5"/>
      <text:p text:style-name="P36">Der Lebensraum dieser Rasse</text:p>
      <text:p text:style-name="P5">Riesige Raumschiffe, gigantische Raumstationen und Raumjäger; das ist die Welt, in der die Menschen der Raumkolonien aufwachsen. Es gibt keinerlei natürliche Umgebung, alles besteht aus Metall, Kunstoff oder Glas. Nur die künstlichen Gärten lassen erahnen, wie wohl die Welt auf einem der besiedelten Planeten aussehen mag. Es gehören allerdings einige unbewohnbare Planeten zum Besitz der Menschen der Raumkolonien. Genauer gesagt, das ganze Sonnensystem, außer den vier besiedelten Planeten.</text:p>
      <text:p text:style-name="P5"/>
      <text:p text:style-name="P43">Die Werte bei Spielbeginn</text:p>
      <text:p text:style-name="P10">Mut<text:tab/>1W+7<text:tab/>(8 – 20)<text:tab/>Aberglaube<text:tab/>1W<text:tab/>(1 – 6)</text:p>
      <text:p text:style-name="P23">Klugheit<text:tab/>1W+8<text:tab/>(9 – 21)<text:tab/>Höhenangst<text:tab/>1W<text:tab/>(1 – 6)</text:p>
      <text:p text:style-name="P23">Intuition<text:tab/>1W+5<text:tab/>(6 – 18)<text:tab/>Raumangst<text:tab/>1W<text:tab/>(1 – 6)</text:p>
      <text:p text:style-name="P23">Charisma<text:tab/>1W+7<text:tab/>(8 – 20)<text:tab/>Astrophobie<text:tab/>1W<text:tab/>(1 – 6)</text:p>
      <text:p text:style-name="P23">Fingerfertigkeit<text:tab/>1W+7<text:tab/>(8 – 20)<text:tab/>Neugier<text:tab/>1W+3<text:tab/>(1 – 9)</text:p>
      <text:p text:style-name="P23">Gewandheit<text:tab/>1W+5<text:tab/>(6 – 18)<text:tab/>Goldgier<text:tab/>1W+1<text:tab/>(1 – 7)</text:p>
      <text:p text:style-name="P24">Körperkraft<text:tab/>1W+4<text:tab/>(5 – 17)<text:tab/>Jähzorn<text:tab/>1W+1<text:tab/>(1 – 7)</text:p>
      <text:p text:style-name="P28">Herkunft (W20)<text:tab/>1 – 16<text:tab/>Mittelschicht<text:tab/>Haarfarbe (W20)<text:tab/>1 – 19<text:tab/>blond</text:p>
      <text:p text:style-name="P28"><text:tab/>17 – 19<text:tab/>Reich<text:tab/><text:tab/>20<text:tab/>albino</text:p>
      <text:p text:style-name="P25"><text:tab/>20<text:tab/>Kommandant</text:p>
      <text:p text:style-name="P11">Körpergröße<text:tab/>1,66m+W20+3W6<text:tab/>Gewicht<text:tab/>Körpergröße –120 kg</text:p>
      <text:p text:style-name="P26"><text:tab/>(170 bis 204 cm)<text:tab/><text:tab/>(50 bis 84 kg)</text:p>
      <text:p text:style-name="P11">Lebensenergie<text:tab/>20</text:p>
      <text:p text:style-name="P11">Zugewinn je Stufe<text:tab/>1W –1</text:p>
      <text:p text:style-name="P11">Geschwindigkeit<text:tab/>GST 1 –1</text:p>
      <text:p text:style-name="P12"/>
      <text:p text:style-name="P44">Mögliche Gesellschaftsformen</text:p>
      <text:p text:style-name="P13">Mittelschicht<text:tab/>Verschiedene</text:p>
      <text:p text:style-name="P27"><text:tab/>Verschiedene</text:p>
      <text:p text:style-name="P27">Reich<text:tab/>Verschiedene</text:p>
      <text:p text:style-name="P13">Kommandant<text:tab/>Verschiedene</text:p>
      <text:p text:style-name="P5"/>
      <text:p text:style-name="P36">Besonderheiten</text:p>
      <text:p text:style-name="P5">Die Anzahl der Geschwister beträgt 0 bis 3 (1W6: 1 = 0; 2 bis 3 = 1; 4 bis 5 = 2; 6 = 3)</text:p>
      <text:p text:style-name="P5">Text</text:p>
      <text:p text:style-name="P5"/>
      <text:p text:style-name="P5"/>
      <text:p text:style-name="P67">Wüstenmensch</text:p>
      <text:p text:style-name="P5"/>
      <text:p text:style-name="P36">Die Entstehung dieser Rasse</text:p>
      <text:p text:style-name="P5">Text</text:p>
      <text:p text:style-name="P5"/>
      <text:p text:style-name="P36">Der Lebensraum dieser Rasse</text:p>
      <text:p text:style-name="P5">Text</text:p>
      <text:p text:style-name="P5"/>
      <text:p text:style-name="P36">Die Werte bei Spielbeginn</text:p>
      <text:p text:style-name="P14"/>
      <text:p text:style-name="P14">Mut<text:tab/>1W+7<text:tab/>(8–20)<text:tab/>Aberglaube<text:tab/>1W+1<text:tab/>(1–7)</text:p>
      <text:p text:style-name="P29">Klugheit<text:tab/>1W+7<text:tab/>(8–20)<text:tab/>Höhenangst<text:tab/>1W+2<text:tab/>(1–8)</text:p>
      <text:p text:style-name="P29">Intuition<text:tab/>1W+9<text:tab/>(10–22)<text:tab/>Raumangst<text:tab/>1W<text:tab/>(1–6)</text:p>
      <text:p text:style-name="P29">Charisma<text:tab/>1W+5<text:tab/>(6–18)<text:tab/>Astrophobie<text:tab/>1W+3<text:tab/>(1–9)</text:p>
      <text:p text:style-name="P29">Fingerfertigkeit<text:tab/>1W+6<text:tab/>(7–19)<text:tab/>Neugier<text:tab/>1W+1<text:tab/>(1–7)</text:p>
      <text:p text:style-name="P29">Gewandheit<text:tab/>1W+8<text:tab/>(9–21)<text:tab/>Goldgier<text:tab/>1W+1<text:tab/>(1–7)</text:p>
      <text:p text:style-name="P29">Körperkraft<text:tab/>1W+9<text:tab/>(10–22)<text:tab/>Jähzorn<text:tab/>1W+1<text:tab/>(1–7)</text:p>
      <text:p text:style-name="P30"/>
      <text:p text:style-name="P31">Herkunft (W20)<text:tab/>1–8<text:tab/>Sklave<text:tab/>Haarfarbe (W20)<text:tab/>1–18<text:tab/>schwarz</text:p>
      <text:p text:style-name="P31"><text:tab/>9–10<text:tab/>Arm<text:tab/><text:tab/>19–20<text:tab/>braun</text:p>
      <text:p text:style-name="P31"><text:tab/>11–17<text:tab/>Mittelschicht</text:p>
      <text:p text:style-name="P31"><text:tab/>18–19<text:tab/>Reich</text:p>
      <text:p text:style-name="P31"><text:tab/>20<text:tab/>Herrscherschicht</text:p>
      <text:p text:style-name="P32"/>
      <text:p text:style-name="P11">Körpergröße<text:tab/>1,38m+2W6<text:tab/>Gewicht<text:tab/>Körpergröße-80 kg</text:p>
      <text:p text:style-name="P11"><text:tab/>(140–150 cm)<text:tab/><text:tab/>(60–70 kg)</text:p>
      <text:p text:style-name="P11"/>
      <text:p text:style-name="P11">Lebensenergie<text:tab/>35</text:p>
      <text:p text:style-name="P11">Zugewinn je Stufe<text:tab/>1W+1</text:p>
      <text:p text:style-name="P11">Geschwindigkeit<text:tab/>GST 2</text:p>
      <text:p text:style-name="P11"/>
      <text:p text:style-name="P5"/>
      <text:p text:style-name="P36">Mögliche Gesellschaftsformen</text:p>
      <text:p text:style-name="P13"/>
      <text:p text:style-name="P13">Sklave<text:tab/>Verschiedene</text:p>
      <text:p text:style-name="P13"/>
      <text:p text:style-name="P13">Arm<text:tab/>Verschiedene</text:p>
      <text:p text:style-name="P13"/>
      <text:p text:style-name="P13">Mittelschicht<text:tab/>Verschiedene</text:p>
      <text:p text:style-name="P13"><text:tab/>Verschiedene</text:p>
      <text:p text:style-name="P13"/>
      <text:p text:style-name="P13">Reich<text:tab/>Verschiedene</text:p>
      <text:p text:style-name="P13"/>
      <text:p text:style-name="P13">Herrscherschicht<text:tab/>Verschiedene</text:p>
      <text:p text:style-name="P5"/>
      <text:p text:style-name="P5"/>
      <text:p text:style-name="P36">Besonderheiten</text:p>
      <text:p text:style-name="P5">Text</text:p>
      <text:p text:style-name="P5"/>
      <text:p text:style-name="P5"/>
      <text:p text:style-name="P67">Mensch der inneren Kolonie</text:p>
      <text:p text:style-name="P5"/>
      <text:p text:style-name="P36">Die Entstehung dieser Rasse</text:p>
      <text:p text:style-name="P5">Text</text:p>
      <text:p text:style-name="P5"/>
      <text:p text:style-name="P36">Der Lebensraum dieser Rasse</text:p>
      <text:p text:style-name="P5">Text</text:p>
      <text:p text:style-name="P5"/>
      <text:p text:style-name="P36">Die Werte bei Spielbeginn</text:p>
      <text:p text:style-name="P14"/>
      <text:p text:style-name="P14">Mut<text:tab/>1W+7<text:tab/>(8–20)<text:tab/>Aberglaube<text:tab/>1W<text:tab/>(1–6)</text:p>
      <text:p text:style-name="P29">Klugheit<text:tab/>1W+7<text:tab/>(8–20)<text:tab/>Höhenangst<text:tab/>1W+1<text:tab/>(1–7)</text:p>
      <text:p text:style-name="P29">Intuition<text:tab/>1W+7<text:tab/>(8–20)<text:tab/>Raumangst<text:tab/>1W+1<text:tab/>(1–7)</text:p>
      <text:p text:style-name="P29">Charisma<text:tab/>1W+7<text:tab/>(8–20)<text:tab/>Astrophobie<text:tab/>1W+1<text:tab/>(1–7)</text:p>
      <text:p text:style-name="P29">Fingerfertigkeit<text:tab/>1W+7<text:tab/>(8–20)<text:tab/>Neugier<text:tab/>1W+1<text:tab/>(1–7)</text:p>
      <text:p text:style-name="P29">Gewandheit<text:tab/>1W+6<text:tab/>(7–19)<text:tab/>Goldgier<text:tab/>1W+1<text:tab/>(1–7)</text:p>
      <text:p text:style-name="P29">Körperkraft<text:tab/>1W+6<text:tab/>(7–19)<text:tab/>Jähzorn<text:tab/>1W+1<text:tab/>(1–7)</text:p>
      <text:p text:style-name="P30"/>
      <text:p text:style-name="P31">Herkunft (W20)<text:tab/>1–7<text:tab/>Arm<text:tab/>Haarfarbe (W20)<text:tab/>1–5<text:tab/>schwarz</text:p>
      <text:p text:style-name="P31"><text:tab/>8–17<text:tab/>Mittelschicht<text:tab/><text:tab/>6–10<text:tab/>dunkelbraun</text:p>
      <text:p text:style-name="P31"><text:tab/>18–19<text:tab/>Wohlhabend<text:tab/><text:tab/>11–14<text:tab/>hellbraun</text:p>
      <text:p text:style-name="P31"><text:tab/>20<text:tab/>Oberschicht<text:tab/><text:tab/>15–17<text:tab/>dunkelblond</text:p>
      <text:p text:style-name="P31"><text:tab/><text:tab/><text:tab/><text:tab/>18<text:tab/>hellblond</text:p>
      <text:p text:style-name="P31"><text:tab/><text:tab/><text:tab/><text:tab/>19<text:tab/>rot</text:p>
      <text:p text:style-name="P31"><text:tab/><text:tab/><text:tab/><text:tab/>20<text:tab/>albino</text:p>
      <text:p text:style-name="P32"/>
      <text:p text:style-name="P11">Körpergröße<text:tab/>1,63m+2W20<text:tab/>Gewicht<text:tab/>Körpergröße-110 kg</text:p>
      <text:p text:style-name="P11"><text:tab/>(165–203 cm)<text:tab/><text:tab/>(55–93 kg)</text:p>
      <text:p text:style-name="P11"/>
      <text:p text:style-name="P11">Lebensenergie<text:tab/>30</text:p>
      <text:p text:style-name="P11">Zugewinn je Stufe<text:tab/>1W</text:p>
      <text:p text:style-name="P11">Geschwindigkeit<text:tab/>GST 1</text:p>
      <text:p text:style-name="P11"/>
      <text:p text:style-name="P5"/>
      <text:p text:style-name="P36">Mögliche Gesellschaftsformen</text:p>
      <text:p text:style-name="P13"/>
      <text:p text:style-name="P13">Arm<text:tab/>Verschiedene</text:p>
      <text:p text:style-name="P13"/>
      <text:p text:style-name="P13">Mittelschicht<text:tab/>Verschiedene</text:p>
      <text:p text:style-name="P13"><text:tab/>Verschiedene</text:p>
      <text:p text:style-name="P13"/>
      <text:p text:style-name="P13">Wohlhabend<text:tab/>Verschiedene</text:p>
      <text:p text:style-name="P13"/>
      <text:p text:style-name="P13">Oberschicht<text:tab/>Verschiedene</text:p>
      <text:p text:style-name="P5"/>
      <text:p text:style-name="P5"/>
      <text:p text:style-name="P36">Besonderheiten</text:p>
      <text:p text:style-name="P5">Text</text:p>
      <text:p text:style-name="P5"/>
      <text:p text:style-name="P5"/>
      <text:p text:style-name="P67">Mensch der äußeren Kolonie</text:p>
      <text:p text:style-name="P5"/>
      <text:p text:style-name="P36">Die Entstehung dieser Rasse</text:p>
      <text:p text:style-name="P5">Text</text:p>
      <text:p text:style-name="P5"/>
      <text:p text:style-name="P36">Der Lebensraum dieser Rasse</text:p>
      <text:p text:style-name="P5">Text</text:p>
      <text:p text:style-name="P5"/>
      <text:p text:style-name="P36">Die Werte bei Spielbeginn</text:p>
      <text:p text:style-name="P14"/>
      <text:p text:style-name="P14">Mut<text:tab/>1W+7<text:tab/>(8–20)<text:tab/>Aberglaube<text:tab/>1W<text:tab/>(1–6)</text:p>
      <text:p text:style-name="P29">Klugheit<text:tab/>1W+7<text:tab/>(8–20)<text:tab/>Höhenangst<text:tab/>1W+1<text:tab/>(1–7)</text:p>
      <text:p text:style-name="P29">Intuition<text:tab/>1W+7<text:tab/>(8–20)<text:tab/>Raumangst<text:tab/>1W+1<text:tab/>(1–7)</text:p>
      <text:p text:style-name="P29">Charisma<text:tab/>1W+7<text:tab/>(8–20)<text:tab/>Astrophobie<text:tab/>1W+1<text:tab/>(1–7)</text:p>
      <text:p text:style-name="P29">Fingerfertigkeit<text:tab/>1W+7<text:tab/>(8–20)<text:tab/>Neugier<text:tab/>1W+1<text:tab/>(1–7)</text:p>
      <text:p text:style-name="P29">Gewandheit<text:tab/>1W+7<text:tab/>(8–20)<text:tab/>Goldgier<text:tab/>1W+1<text:tab/>(1–7)</text:p>
      <text:p text:style-name="P29">Körperkraft<text:tab/>1W+6<text:tab/>(7–19)<text:tab/>Jähzorn<text:tab/>1W+1<text:tab/>(1–7)</text:p>
      <text:p text:style-name="P30"/>
      <text:p text:style-name="P31">Herkunft (W20)<text:tab/>1–2<text:tab/>Arm<text:tab/>Haarfarbe (W20)<text:tab/>1–2<text:tab/>schwarz</text:p>
      <text:p text:style-name="P31"><text:tab/>3–18<text:tab/>Mittelschicht<text:tab/><text:tab/>3–5<text:tab/>dunkelbraun</text:p>
      <text:p text:style-name="P31"><text:tab/>19<text:tab/>Wohlhabend<text:tab/><text:tab/>6–8<text:tab/>hellbraun</text:p>
      <text:p text:style-name="P31"><text:tab/>20<text:tab/>Oberschicht<text:tab/><text:tab/>9–13<text:tab/>dunkelblond</text:p>
      <text:p text:style-name="P31"><text:tab/><text:tab/><text:tab/><text:tab/>14–18<text:tab/>hellblond</text:p>
      <text:p text:style-name="P31"><text:tab/><text:tab/><text:tab/><text:tab/>19<text:tab/>rot</text:p>
      <text:p text:style-name="P31"><text:tab/><text:tab/><text:tab/><text:tab/>20<text:tab/>albino</text:p>
      <text:p text:style-name="P32"/>
      <text:p text:style-name="P11">Körpergröße<text:tab/>1,63m+2W20<text:tab/>Gewicht<text:tab/>Körpergröße-110 kg</text:p>
      <text:p text:style-name="P11"><text:tab/>(165–203 cm)<text:tab/><text:tab/>(55–93 kg)</text:p>
      <text:p text:style-name="P11"/>
      <text:p text:style-name="P11">Lebensenergie<text:tab/>30</text:p>
      <text:p text:style-name="P11">Zugewinn je Stufe<text:tab/>1W</text:p>
      <text:p text:style-name="P11">Geschwindigkeit<text:tab/>GST 1</text:p>
      <text:p text:style-name="P11"/>
      <text:p text:style-name="P5"/>
      <text:p text:style-name="P36">Mögliche Gesellschaftsformen</text:p>
      <text:p text:style-name="P13"/>
      <text:p text:style-name="P13">Arm<text:tab/>Verschiedene</text:p>
      <text:p text:style-name="P13"/>
      <text:p text:style-name="P13">Mittelschicht<text:tab/>Verschiedene</text:p>
      <text:p text:style-name="P13"><text:tab/>Verschiedene</text:p>
      <text:p text:style-name="P13"/>
      <text:p text:style-name="P13">Wohlhabend<text:tab/>Verschiedene</text:p>
      <text:p text:style-name="P13"/>
      <text:p text:style-name="P13">Oberschicht<text:tab/>Verschiedene</text:p>
      <text:p text:style-name="P5"/>
      <text:p text:style-name="P5"/>
      <text:p text:style-name="P36">Besonderheiten</text:p>
      <text:p text:style-name="P5">Text</text:p>
      <text:p text:style-name="P5"/>
      <text:p text:style-name="P5"/>
      <text:p text:style-name="P67">Schneemensch</text:p>
      <text:p text:style-name="P5"/>
      <text:p text:style-name="P36">Die Entstehung dieser Rasse</text:p>
      <text:p text:style-name="P5">Text</text:p>
      <text:p text:style-name="P5"/>
      <text:p text:style-name="P36">Der Lebensraum dieser Rasse</text:p>
      <text:p text:style-name="P5">Text</text:p>
      <text:p text:style-name="P5"/>
      <text:p text:style-name="P36">Die Werte bei Spielbeginn</text:p>
      <text:p text:style-name="P14"/>
      <text:p text:style-name="P14">Mut<text:tab/>1W+7<text:tab/>(8 – 20)<text:tab/>Aberglaube<text:tab/>1W+1<text:tab/>(1 – 7)</text:p>
      <text:p text:style-name="P29">Klugheit<text:tab/>1W+7<text:tab/>(8 – 20)<text:tab/>Höhenangst<text:tab/>1W+1<text:tab/>(1 – 7)</text:p>
      <text:p text:style-name="P29">Intuition<text:tab/>1W+8<text:tab/>(9 – 21)<text:tab/>Raumangst<text:tab/>1W+1<text:tab/>(1 – 7)</text:p>
      <text:p text:style-name="P29">Charisma<text:tab/>1W+6<text:tab/>(7 – 19)<text:tab/>Astrophobie<text:tab/>1W+2<text:tab/>(1 – 8)</text:p>
      <text:p text:style-name="P29">Fingerfertigkeit<text:tab/>1W+6<text:tab/>(7 – 19)<text:tab/>Neugier<text:tab/>1W+1<text:tab/>(1 – 7)</text:p>
      <text:p text:style-name="P29">Gewandheit<text:tab/>1W+7<text:tab/>(8 – 20)<text:tab/>Goldgier<text:tab/>1W+1<text:tab/>(1 – 7)</text:p>
      <text:p text:style-name="P29">Körperkraft<text:tab/>1W+8<text:tab/>(9 – 21)<text:tab/>Jähzorn<text:tab/>1W+1<text:tab/>(1 – 7)</text:p>
      <text:p text:style-name="P30"/>
      <text:p text:style-name="P31">Herkunft (W20)<text:tab/>1 – 9<text:tab/>Arm<text:tab/>Haarfarbe (W20)<text:tab/>1 – 11<text:tab/>hellblond</text:p>
      <text:p text:style-name="P31"><text:tab/>10 – 18<text:tab/>Mittelschicht<text:tab/><text:tab/>12 – 17<text:tab/>rot</text:p>
      <text:p text:style-name="P31"><text:tab/>19<text:tab/>Reich<text:tab/><text:tab/>18 – 20<text:tab/>albino</text:p>
      <text:p text:style-name="P31"><text:tab/>20<text:tab/>Anführer</text:p>
      <text:p text:style-name="P32"/>
      <text:p text:style-name="P11">Körpergröße<text:tab/>1,60 m +W20<text:tab/>Gewicht<text:tab/>Körpergröße –100 kg</text:p>
      <text:p text:style-name="P11"><text:tab/>(161 bis 180 cm)<text:tab/><text:tab/>(61 bis 80 kg)</text:p>
      <text:p text:style-name="P11"/>
      <text:p text:style-name="P11">Lebensenergie<text:tab/>35</text:p>
      <text:p text:style-name="P11">Zugewinn je Stufe<text:tab/>1W+1</text:p>
      <text:p text:style-name="P11">Geschwindigkeit<text:tab/>GST 1</text:p>
      <text:p text:style-name="P11"/>
      <text:p text:style-name="P5"/>
      <text:p text:style-name="P36">Mögliche Gesellschaftsformen</text:p>
      <text:p text:style-name="P13"/>
      <text:p text:style-name="P13">Arm<text:tab/>Verschiedene</text:p>
      <text:p text:style-name="P13"/>
      <text:p text:style-name="P13">Mittelschicht<text:tab/>Verschiedene</text:p>
      <text:p text:style-name="P13"><text:tab/>Verschiedene</text:p>
      <text:p text:style-name="P13"/>
      <text:p text:style-name="P13">Reich<text:tab/>Verschiedene</text:p>
      <text:p text:style-name="P13"/>
      <text:p text:style-name="P13">Anführer<text:tab/>Verschiedene</text:p>
      <text:p text:style-name="P5"/>
      <text:p text:style-name="P5"/>
      <text:p text:style-name="P36">Besonderheiten</text:p>
      <text:p text:style-name="P5">Text</text:p>
      <text:p text:style-name="P5"/>
      <text:p text:style-name="P5"/>
      <text:p text:style-name="P5"/>
      <text:p text:style-name="P66">Die Herkunft des Helden</text:p>
      <text:p text:style-name="P5"/>
      <text:p text:style-name="P5"/>
      <text:p text:style-name="P52">Heldentyp</text:p>
      <text:p text:style-name="P5"/>
      <text:p text:style-name="P36">Die Entstehung dieser Gesellschaftsform</text:p>
      <text:p text:style-name="P5">Text</text:p>
      <text:p text:style-name="P5"/>
      <text:p text:style-name="P36">Der Lebensraum dieser Gesellschaftsform</text:p>
      <text:p text:style-name="P5">Text</text:p>
      <text:p text:style-name="P5"/>
      <text:p text:style-name="P36">Die Vorraussetzungen für diese Gesellschaftsform</text:p>
      <text:p text:style-name="P5">Text</text:p>
      <text:p text:style-name="P5"/>
      <text:p text:style-name="P36">Die Fertigkeitswerte bei Spielbeginn</text:p>
      <text:p text:style-name="P5">Text</text:p>
      <text:p text:style-name="P5"/>
      <text:p text:style-name="P36">Die sonstigen Werte bei Spielbeginn</text:p>
      <text:p text:style-name="P5">Werteinheiten auf dem Konto</text:p>
      <text:p text:style-name="P5">Text</text:p>
      <text:p text:style-name="P5"/>
      <text:p text:style-name="P36">Besonderheiten</text:p>
      <text:p text:style-name="P5">Text</text:p>
      <text:p text:style-name="P5"/>
      <text:p text:style-name="P5"/>
      <text:p text:style-name="P52">Söldner</text:p>
      <text:p text:style-name="P5"/>
      <text:p text:style-name="P36">Die Entstehung dieser Gesellschaftsform</text:p>
      <text:p text:style-name="P5">Text</text:p>
      <text:p text:style-name="P5"/>
      <text:p text:style-name="P36">Der Lebensraum dieser Gesellschaftsform</text:p>
      <text:p text:style-name="P5">Text</text:p>
      <text:p text:style-name="P5"/>
      <text:p text:style-name="P36">Die Vorraussetzungen für diese Gesellschaftsform</text:p>
      <text:p text:style-name="P5">Text</text:p>
      <text:p text:style-name="P5"/>
      <text:p text:style-name="P36">Die Fertigkeitswerte bei Spielbeginn</text:p>
      <text:p text:style-name="P5">Text</text:p>
      <text:p text:style-name="P5"/>
      <text:p text:style-name="P36">Die sonstigen Werte bei Spielbeginn</text:p>
      <text:p text:style-name="P5">Text</text:p>
      <text:p text:style-name="P5"/>
      <text:p text:style-name="P36">Besonderheiten</text:p>
      <text:p text:style-name="P5">Text</text:p>
      <text:p text:style-name="P5"/>
      <text:p text:style-name="P5"/>
      <text:p text:style-name="P5"/>
      <text:p text:style-name="P66">Das Startkapital des Helden</text:p>
      <text:p text:style-name="P15"/>
      <text:p text:style-name="P15">Das Startkapital des Helden ergibt sich aus seinem sozialen Status (Herkunft). Diese Summe stellt das Ersparte des Charakters dar. Auch der Wert seines Besitzes wurde dabei bereits in die Geldsumme mit eingerechnet. Ausrüstung, die der Charakter zu Anfang seiner Heldenkarriere kauft, kostet ihn nur die Hälfte. Dies symbolisiert, daß er seinen Besitz zu Anfang seiner Karriere zu Geld macht. Bis auf die Ausrüstung, die er für seine Abenteurerlaufbahn aufhebt. Seinen alten Besitz kann er dabei für den halben Wert verkaufen.</text:p>
      <text:p text:style-name="P15">Die Höhe des Startkapitals wird mit einem W6 ermittelt und der erwürfelte Wert mit einer Zahl malgenommen, die sich aus seiner Herkunft ergibt. Die monatliche Miete ist das Geld, das der Spieler jeden Monat für eine Wohnung dieses Lebensstiels ausgeben muß. Die zusätzlichen Monatlichen Lebenshaltungskosten errechnen sich aus Kleidung und Nahrung und stellen nur eine Mindestversorgung sicher. Jeder Luxus muß extra bezahlt werden.</text:p>
      <text:p text:style-name="P15"/>
      <text:p text:style-name="P38">Herkunft<text:tab/>Startkapital<text:tab/>Monatl. Miete<text:tab/>zusätzliche Monatl. Lebensh.</text:p>
      <text:p text:style-name="P16">Sklaven<text:tab/>1W6·<text:tab/>10 Einheiten<text:tab/>0 Einheiten<text:tab/>0 Einheiten</text:p>
      <text:p text:style-name="P16">Arm<text:tab/>1W6·<text:tab/>100 Einheiten<text:tab/>900 Einheiten<text:tab/>300 Einheiten</text:p>
      <text:p text:style-name="P16">Mittelschicht<text:tab/>1W6·<text:tab/>2.000 Einheiten<text:tab/>1.700 Einheiten<text:tab/>500 Einheiten</text:p>
      <text:p text:style-name="P16">Wohlhabend oder Reich<text:tab/>1W6·<text:tab/>20.000 Einheiten<text:tab/>4.000 Einheiten<text:tab/>1.000 Einheiten</text:p>
      <text:p text:style-name="P16">Oberschicht, Kommandanten,<text:tab/>1W6·<text:tab/>150.000 Einheiten<text:tab/>10.000 Einheiten<text:tab/>2.000 Einheiten</text:p>
      <text:p text:style-name="P16">Herrscher oder Anführer</text:p>
      <text:p text:style-name="P17"/>
      <text:p text:style-name="P5"/>
      <text:p text:style-name="P5"/>
      <text:p text:style-name="P56">Berufe</text:p>
      <text:p text:style-name="P5"/>
      <text:p text:style-name="P36">Allgemeines zum Thema Jobsuche</text:p>
      <text:p text:style-name="P5">Beim erstmaligen Ausüben eines Berufes muß erst eine Grundausbildung absolviert werden. Die Länge der Ausbildung ist von Beruf zu Beruf unterschiedlich. Der Lohn ist während dieser Zeit auch heruntergesetzt. Die Länge der Ausbildung und die Höhe des Lehrgeldes sind beim jeweiligen Beruf angegeben.</text:p>
      <text:p text:style-name="P5">Nur die Anzahl der Urlaubstage stehen für Abenteuer zur Verfügung, es sei denn, es werden gerade Aufträge ausgeführt, die während der Arbeitszeit ausgeführt werden können, weil das der Beruf ist.</text:p>
      <text:p text:style-name="P5">Als Geld für Ausrüstung steht nur das Geld zur Verfügung, das vom Lohn nach Abzug der Miete und der Lebenshaltungskosten noch übrigbleibt. Wobei die bei Lebenshaltung angegebenen Kosten nur das absolute Minimum sind.</text:p>
      <text:p text:style-name="P5"/>
      <text:p text:style-name="P36">Die Anstellungsprüfung</text:p>
      <text:p text:style-name="P5">Eine Stelle <text:span text:style-name="T35">annehmen </text:span>kann selbstverständlicher <text:span text:style-name="T35">W</text:span>eise nur jemand, der eine freie Stelle findet. Dies kann über das Arbeitsamt oder durch das Abklappern von Firmen gehen. Sobald eine freie Stelle aufgespürt worden ist, muß ermittelt werden, ob der Jobsuchende überhaupt geeignet ist. Sollte er gar in allen Vorraussetzungen besser sein, als vorgeschrieben, so verbessern sich natürlich auch seine Chancen, angestellt zu werden. Genauso macht es sich gut, sollte der Suchende bereits Berufserfahrungen (d.h. eine abgeschlossene Ausbildung) vorzuweisen haben. Beides zusammen garantiert fast schon den Erfolg. Im Spiel bedeutet dies folgendes:</text:p>
      <text:p text:style-name="P5"/>
      <text:p text:style-name="P5">Es wird mit einem W6 gewürfelt und dann nachgeschaut, ob die Jobsuche ein Erfolg war.</text:p>
      <text:p text:style-name="P5"/>
      <text:p text:style-name="P39">Er erfüllt folgende Vorraussetzungen<text:tab/>Der Antragsteller wird genommen</text:p>
      <text:p text:style-name="P18">er ist gerade noch geeignet<text:tab/>bei einer 1 auf W6</text:p>
      <text:p text:style-name="P18">er ist besonders gut geeignet oder hat bereits Berufserfahrung<text:tab/>bei 1 bis 3 auf W6</text:p>
      <text:p text:style-name="P18">er ist besonders gut geeignet und hat bereits Berufserfahrung<text:tab/>bei 1 bis 5 auf W6</text:p>
      <text:p text:style-name="P5"/>
      <text:p text:style-name="P5"/>
      <text:p text:style-name="P5"/>
      <text:p text:style-name="P66">Führerscheine und Waffenscheine</text:p>
      <text:p text:style-name="P19"/>
      <text:p text:style-name="P40">Führerscheine</text:p>
      <text:p text:style-name="P20">Raumschiffe<text:tab/>Raumfähre — Raumschiff — Raumjäger</text:p>
      <text:p text:style-name="P20">Fahrzeuge<text:tab/>Mofa (500 E) — Auto (2.000 E) — Lastwagen</text:p>
      <text:p text:style-name="P20">Züge<text:tab/>Zug</text:p>
      <text:p text:style-name="P20">Schiffe<text:tab/>Boot — Schiff — Flugzeugträger</text:p>
      <text:p text:style-name="P20">Flugzeuge<text:tab/>Privatflugzeug — Flugzeug</text:p>
      <text:p text:style-name="P19"/>
      <text:p text:style-name="P41">Waffenscheine<text:tab/>Waffenklasse<text:tab/>Kosten für die Ausbildung</text:p>
      <text:p text:style-name="P21">Sportwaffen<text:tab/>Klasse V<text:tab/>500 E</text:p>
      <text:p text:style-name="P21">Selbstverteidigungswaffen<text:tab/>Klasse IV<text:tab/>1.000 E</text:p>
      <text:p text:style-name="P21">Waffen für Privatarmeen<text:tab/>Klasse III<text:tab/>2.000 E</text:p>
      <text:p text:style-name="P21">Waffen für Söldner<text:tab/>Klasse II<text:tab/>5.000 E</text:p>
      <text:p text:style-name="P21">Waffen für Staatliche Armeen<text:tab/>Klasse I<text:tab/>10.000 E</text:p>
      <text:p text:style-name="P19"/>
      <text:p text:style-name="P19">Die Ausbildung ermöglicht drei freie Steigerungswürfe auf eine Waffe, die der betreffenden Waffenklasse angehört. Außerdem bekommt der Betreffende einen Waffenschein für die Waffenklasse, in der er ausgebildet wurde. Die Ausbildung kann an mehreren Wochenenden (zehn Stück) absolviert werden. Natürlich bekommt nicht jeder jeden Waffenschein. Aber dies hängt vom jeweiligen Staat und dessen Gesetzen ab.</text:p>
      <text:p text:style-name="P19"/>
      <text:p text:style-name="P5"/>
      <text:p text:style-name="P5"/>
      <text:p text:style-name="P66">Das Charakterblatt</text:p>
      <text:p text:style-name="P5"/>
      <text:p text:style-name="P5">An dieser Stelle soll einmal systematisch das Charakterblatt beschrieben werden. Und zwar alle drei Seiten. Ebenso das Blatt für Roboter.</text:p>
      <text:p text:style-name="P5"/>
      <text:p text:style-name="P5"/>
      <text:p text:style-name="P52">Charakterblatt Seite 1</text:p>
      <text:p text:style-name="P5"/>
      <text:p text:style-name="P74"><text:span text:style-name="T36">Name</text:span><text:tab/>Hier wird ein beliebiger Name für den Charakter eingetragen.</text:p>
      <text:p text:style-name="P74"><text:span text:style-name="T36">Rasse</text:span><text:tab/>Die Rasse wird durch die Heimatwelt des Helden bestimmt. Mehr zum Thema Rassen steht in den Kapiteln <text:span text:style-name="T38">Die Charaktererschaffung</text:span> und <text:span text:style-name="T38">Die Rassen</text:span>.</text:p>
      <text:p text:style-name="P74"><text:span text:style-name="T36">Beruf</text:span><text:tab/>Zu Anfang hat der Held noch keinen Beruf, sollte sich aber schleunigst einen suchen. Schließlich wird das Geld für den Lebensunterhalt und die Ausrüstung benötigt. Mehr über Berufe steht im Kapitel <text:span text:style-name="T38">Berufe</text:span>.</text:p>
      <text:p text:style-name="P74"><text:span text:style-name="T36">Alter</text:span><text:tab/>Das Alter des Helden berechnet sich aus dem Geburtsdatum des Helden und dem Kampagnendatum.</text:p>
      <text:p text:style-name="P74"><text:span text:style-name="T36">Geschlecht</text:span><text:tab/>Das Geschlecht des Helden ist entweder männlich oder weiblich. Es ergeben sich keine Auswirkungen auf die körperlichen Eigenschaften.</text:p>
      <text:p text:style-name="P74"><text:span text:style-name="T36">Größe</text:span><text:tab/>Die Größe hängt von der Rasse ab und ist im Kapitel <text:span text:style-name="T38">Die Rassen</text:span> angegeben.</text:p>
      <text:p text:style-name="P74"><text:span text:style-name="T36">Gewicht</text:span><text:tab/>Das Gewicht hängt von der Rasse und der Größe ab und ist im Kapitel <text:span text:style-name="T38">Die Rassen</text:span> angegeben.</text:p>
      <text:p text:style-name="P74"><text:span text:style-name="T36">Haarfarbe</text:span><text:tab/>Die Haarfarbe hängt von der Rasse ab und ist im Kapitel <text:span text:style-name="T38">Die Rassen</text:span> angegeben.</text:p>
      <text:p text:style-name="P74"><text:span text:style-name="T36">Augenfarbe</text:span><text:tab/>Die Augenfarbe kann nach eigenem Gutdünken gewählt werden.</text:p>
      <text:p text:style-name="P74"><text:span text:style-name="T36">Geschwister</text:span><text:tab/>Die Anzahl der Geschwister wird durch die Rasse festgelegt und wird wie im Kapitel <text:span text:style-name="T38">Die Rassen</text:span> angegeben festgestellt.</text:p>
      <text:p text:style-name="P74"><text:span text:style-name="T36">Geburtstag</text:span><text:tab/>Der Geburtstag des Charakters kann vom Spieler frei bestimmt werden, sollte aber nicht weiter als 25 Jahre zurückliegen.</text:p>
      <text:p text:style-name="P74"><text:span text:style-name="T36">Herkunft</text:span><text:tab/>Die Herkunft legt die Gesellschaftsschicht fest, aus der der Charakter stammt. Durch die Herkunft wird die anfängliche Ausprägung der Talente entscheidend beeinflußt. Weitere Informationen über dieses Thema stehen im Kapitel <text:span text:style-name="T38">Die Herkunft des Helden</text:span>.</text:p>
      <text:p text:style-name="P74"><text:span text:style-name="T36">Geburtsort</text:span><text:tab/>Unter dem Geburtsort versteht man den Heimatplaneten, das Heimatland und die Geburtsstadt. Dies kann vom Spieler in Übereinkunft mit dem Spielleiter frei festgelegt werden. Allerdings sollte dabei berücksichtigt werden, daß z.B. ein Mensch der inneren Kolonie eher selten auf z.B. dem Eisplaneten seinen Geburtsort hat.</text:p>
      <text:p text:style-name="P74"><text:span text:style-name="T36">Die guten Eigenschaften</text:span><text:tab/>Wie die guten Eigenschaften ausgewürfelt werden, steht im Kapitel <text:span text:style-name="T38">Die Charaktererschaffung</text:span>.</text:p>
      <text:p text:style-name="P74"><text:span text:style-name="T36">Die schlechten Eigenschaften</text:span><text:tab/>Wie die schlechten Eigenschaften ausgewürfelt werden, steht im Kapitel <text:span text:style-name="T38">Die Charaktererschaffung</text:span>.</text:p>
      <text:p text:style-name="P74"><text:span text:style-name="T36">Lebensenergie</text:span><text:tab/>Die anfängliche Lebensenergie wird durch die Rasse des Helden vorgegeben. Informationen dazu sind im Kapitel <text:span text:style-name="T38">Die Rassen</text:span> zu finden.</text:p>
      <text:p text:style-name="P74"><text:span text:style-name="T36">Ausdauer</text:span><text:tab/>Die Ausdauer errechnet sich aus der Addition von Lebensenergie und Körperkraft. Bei einer Lebensenergie von 30 und einer Körperkraft von 11 besitzt der betreffende Held also eine Ausdauer von 41.</text:p>
      <text:p text:style-name="P74"><text:span text:style-name="T36">Abenteuerpunkte</text:span><text:tab/>Zu Anfang besitzt der Charakter keine Abenteuerpunkte. Diese werden für das Lösen von Aufgaben und bestandene Kämpfe gewonnen. Bei einer bestimmten Menge an Erfahrungspunkten steigt der Held eine Erfahrungsstufe auf und seine Fähigkeiten verbessern sich. Mehr über dieses Thema ist im Kapitel <text:span text:style-name="T38">Die Charaktererschaffung</text:span> zu lesen.</text:p>
      <text:p text:style-name="P74"><text:span text:style-name="T36">Stufe</text:span><text:tab/>Zu Anfang befindet sich der Held auf der ersten Erfahrungsstufe. Die höchste Stufe ist die 21. Stufe. Dann wird es höchste Zeit, daß der Held in Rente geht um dem Nachwuchs Platz zu machen.</text:p>
      <text:p text:style-name="P74"><text:span text:style-name="T36">Werteinheiten auf dem Konto</text:span><text:tab/>Hier wird die Barschaft des Helden festgehalten. Diese befindet sich selbst-verständlich nicht bei seiner Ausrüstung sondern bei einer Bank. Per Fingerabdruck weist sich der Held im Laden aus. Das ausgegebene Geld wird vom Bankkonto abgebucht. Es empfiehlt sich, nicht zum Gesetzlosen erklärt zu werden, da in diesem Fall die gesamte Barschaft eingezogen wird. Von da an besitzt der Charakter nur noch das, was er gerade am Körper trägt.</text:p>
      <text:p text:style-name="P75">Nahkampfwaffen</text:p>
      <text:p text:style-name="P76"><text:span text:style-name="T36">Waffe</text:span><text:tab/>Hier wird der Name der mitgeführten Waffen eingetragen.</text:p>
      <text:p text:style-name="P76"><text:span text:style-name="T36">Gewicht</text:span><text:tab/>Hier wird das Gewicht jeder einzelnen Waffe notiert.</text:p>
      <text:p text:style-name="P76"><text:span text:style-name="T36">KK–Zuschlag</text:span><text:tab/>Der KK-Zuschlag ist die Anzahl der TP, die die Waffe wegen hoher Körperkraft des Trägers zusätzlich zu der normalen Anzahl an TP verursachen kann.</text:p>
      <text:p text:style-name="P76"><text:span text:style-name="T36">WV</text:span><text:tab/>Hier wird der Waffenvergleichswert der Waffen eingetragen.</text:p>
      <text:p text:style-name="P76"><text:span text:style-name="T36">AT</text:span><text:tab/>Das ist der AT-Wert, der sich für diese spezielle Waffe ergibt, wenn der AT-Basis-wert, der Fertigkeitswert und die Behinderung durch Ausrüstung berücksichtigt werden.</text:p>
      <text:p text:style-name="P76"><text:span text:style-name="T36">PA</text:span><text:tab/>Das ist der PA-Wert, der sich für diese spezielle Waffe ergibt, wenn der PA-Basis-<text:tab/>wert, der Fertigkeitswert und die Behinderung durch Ausrüstung berücksichtigt werden.</text:p>
      <text:p text:style-name="P76"><text:soft-page-break/><text:span text:style-name="T36">TP</text:span><text:tab/>Die Anzahl der Trefferpunkte, die eine spezielle Waffe verursachen kann, errechnet sich aus den normalen Trefferpunkten der Waffe und dem KK-Zuschlag.</text:p>
      <text:p text:style-name="P76"><text:span text:style-name="T36">Bruchfaktor</text:span><text:tab/>Der Bruchfaktor der Waffen kann sich mit der Zeit erhöhen und irgendwann zum Auseinanderbrechen der betreffenden Waffe führen.</text:p>
      <text:p text:style-name="P76"><text:span text:style-name="T36">Bemerkung</text:span><text:tab/>Hier können besondere Kampfeigenschaften der jeweiligen Waffe notiert werden.</text:p>
      <text:p text:style-name="P59">Fernkampfwaffen</text:p>
      <text:p text:style-name="P76"><text:span text:style-name="T36">Waffe</text:span><text:tab/>Hier wird der Name der mitgeführten Waffen eingetragen.</text:p>
      <text:p text:style-name="P76"><text:span text:style-name="T36">Gewicht</text:span><text:tab/>Hier wird das Gewicht jeder einzelnen Waffe notiert.</text:p>
      <text:p text:style-name="P76"><text:span text:style-name="T36">TaW</text:span><text:tab/>Das ist der Fernkampfwert, der sich für diese spezielle Waffe ergibt, wenn der Fern-kampf-Basiswert, der Fertigkeitswert und die Behinderung durch Ausrüstung berücksichtigt werden.</text:p>
      <text:p text:style-name="P76"><text:span text:style-name="T36">TP</text:span><text:tab/>Hier werden die Trefferpunkte eingetragen, die die Waffen verursachen können.</text:p>
      <text:p text:style-name="P76"><text:span text:style-name="T36">RW</text:span><text:tab/>Die Reichweite der einzelnen Waffen wird hier eingetragen.</text:p>
      <text:p text:style-name="P59">Rüstung</text:p>
      <text:p text:style-name="P76"><text:span text:style-name="T36">Rüstungsstück</text:span><text:tab/>Hier wird der Name der getragenen Rüstungsteile eingetragen.</text:p>
      <text:p text:style-name="P76"><text:span text:style-name="T36">RS</text:span><text:tab/>Hier wird der Rüstungsschutz eingetragen, den jedes einzelne Rüstungsteil gewährt.</text:p>
      <text:p text:style-name="P76"><text:span text:style-name="T36">BE</text:span><text:tab/>Der Behinderungswert wird anstatt des Gewichtes auf die Gesamtbehinderung durch die Ausrüstung ang<text:span text:style-name="T39">e</text:span>rechnet.</text:p>
      <text:p text:style-name="P76"><text:span text:style-name="T36">Gewicht</text:span><text:tab/>Hier wird das Gewicht jedes einzelnen Rüstungsstückes notiert.</text:p>
      <text:p text:style-name="P76"><text:span text:style-name="T36">Energie</text:span><text:tab/>Die Energie gibt an, wie viele Trefferpunkte ein bestimmter Aktivschirm noch abhalten kann oder wie lange der Passivschirm noch funktioniert, bis die Energie verbraucht ist.</text:p>
      <text:p text:style-name="P76"><text:span text:style-name="T36">komplett</text:span><text:tab/>Die ganzen Werte der einzelnen Rüstungsteile wie z.B. der RS werden zusammen-gezählt und hier eingetragen.</text:p>
      <text:p text:style-name="P59">Schild</text:p>
      <text:p text:style-name="P76"><text:span text:style-name="T36">Art</text:span><text:tab/>Hier wird die Art des Schildes eingetragen, der getragen wird.</text:p>
      <text:p text:style-name="P76"><text:span text:style-name="T36">WV</text:span><text:tab/>Hier wird der Waffenvergleichswert des Schildes eingetragen.</text:p>
      <text:p text:style-name="P76"><text:span text:style-name="T36">Gewicht</text:span><text:tab/>Hier wird das Gewicht des Schildes notiert.</text:p>
      <text:p text:style-name="P76"><text:span text:style-name="T36">Bruchfaktor</text:span><text:tab/>Der Bruchfaktor des Schildes kann sich mit der Zeit erhöhen und irgendwann in einer kritischen Situation zum Auseinanderbrechen des Schildes führen.</text:p>
      <text:p text:style-name="P74"><text:span text:style-name="T36">Basiswerte</text:span><text:tab/>Die Basiswerte errechnen sich aus den Eigenschaften, wie im <text:span text:style-name="T38">Regelbuch II</text:span> auf der Seite 24 beschrieben ist.</text:p>
      <text:p text:style-name="P74"><text:span text:style-name="T36">AT-, PA- und Fernkampfwerte</text:span><text:tab/>Die AT-, PA- und Fernkampfwerte der einzelnen Waffenkategorien berechnen sich aus den Basiswerten und den Fertigkeitswerten, wie im <text:span text:style-name="T38">Regelbuch II</text:span> auf Seite 24 angegeben ist</text:p>
      <text:p text:style-name="P61"/>
      <text:p text:style-name="P61"/>
      <text:p text:style-name="P60">Charakterblatt Seite 2</text:p>
      <text:p text:style-name="P61"/>
      <text:p text:style-name="P74"><text:span text:style-name="T36">Eigenschaften</text:span><text:tab/>Die guten Eigenschaften von Seite 1 des Charakterblattes werden auch auf dieser Seite eingetragen, um ein ständiges Umblättern beim auswürfeln von Fertigkeitsproben zu verhindern.</text:p>
      <text:p text:style-name="P74"><text:span text:style-name="T36">Talente</text:span><text:tab/>Hier werden die Talentwerte eingetragen, die sich bei jedem Stufenanstieg verändern.</text:p>
      <text:p text:style-name="P74"><text:span text:style-name="T36">Berufsfertigkeiten</text:span><text:tab/>Hier werden zusätzliche Talente, aber auch die Berufsfertigkeiten (z.B. eine Berufsausbildung) eingetragen.</text:p>
      <text:p text:style-name="P62"/>
      <text:p text:style-name="P62"/>
      <text:p text:style-name="P59">Charakterblatt Seite 3</text:p>
      <text:p text:style-name="P62"/>
      <text:p text:style-name="P59">Munition</text:p>
      <text:p text:style-name="P76"><text:span text:style-name="T36">Munitionsart</text:span><text:tab/>Hier wird die Art der Munition eingetragen.</text:p>
      <text:p text:style-name="P76"><text:span text:style-name="T36">Wirkung</text:span><text:tab/>Hier werden die Art der Schadenswirkung und die Auswirkungen auf das Ziel eingetragen.</text:p>
      <text:p text:style-name="P76"><text:span text:style-name="T36">Waffe</text:span><text:tab/>Hier wird die Waffe angegeben, für die diese Munition gedacht ist.</text:p>
      <text:p text:style-name="P76"><text:span text:style-name="T36">Gewicht</text:span><text:tab/>Das Gewicht der Munition wird hier eingetragen.</text:p>
      <text:p text:style-name="P76"><text:span text:style-name="T36">Schu</text:span><text:span text:style-name="T37">ss</text:span><text:tab/>Hier wird die Anzahl der noch verbleibenden Schu<text:span text:style-name="T39">ss</text:span> jeder Munitionsart angegeben.</text:p>
      <text:p text:style-name="P59">Ausrüstung</text:p>
      <text:p text:style-name="P76"><text:span text:style-name="T36">Ausrüstung</text:span><text:tab/>Hier wird der Name der Ausrüstungsgegenstände eingetragen.</text:p>
      <text:p text:style-name="P76"><text:span text:style-name="T36">Gewicht</text:span><text:tab/>Hier wird das Gewicht jedes einzelnen Ausrüstungsstückes notiert.</text:p>
      <text:p text:style-name="P76"><text:span text:style-name="T36">Gesamtgewicht</text:span><text:tab/>Das Gesamtgewicht der ganzen Ausrüstungsteile wird hier eingetragen.</text:p>
      <text:p text:style-name="P74"><text:span text:style-name="T36">Tragkraft</text:span><text:tab/>Die Tragkraft des Helden errechnet sich aus seiner Körperkraft. KK·50 ist das Gewicht, das der Held ohne größere Behinderungen tragen kann. KK·100 ist das Höchstgewicht, das ein Charakter tragen kann.</text:p>
      <text:p text:style-name="P74"><text:span text:style-name="T36">Traglast</text:span><text:tab/>Die Traglast berechnet sich aus dem Gesamtgewicht der Ausrüstung, die der Held mit sich führt.</text:p>
      <text:p text:style-name="P74"><text:span text:style-name="T36">Sprachen</text:span><text:tab/>Alle Sprachen, die der Held beherrscht, werden in der linken Spalte eingetragen. In der rechten Spalte wird der Wert eingetragen, bei dem die Sprache perfekt beherrscht wird. In der mittleren Spalte wird der Wert eingetragen, wie gut der Charakter die jeweilige Sprache beherrscht. Die Punkte, die der Held bei der Fertigkeit <text:span text:style-name="T38">Sprachen</text:span> besitzt, können nach belieben auf die einzelnen Sprachen verteilt werden.</text:p>
      <text:p text:style-name="P74"><text:soft-page-break/><text:span text:style-name="T36">Berechtigungen</text:span><text:tab/>Unter Berechtigungen werden z.B. Waffenscheine oder Führerscheine eingetragen, die der Held besitzt.</text:p>
      <text:p text:style-name="P61"/>
      <text:p text:style-name="P61"/>
      <text:p text:style-name="P60">Roboterdatenblatt</text:p>
      <text:p text:style-name="P61"/>
      <text:p text:style-name="P74"><text:span text:style-name="T36">Bezeichnung</text:span><text:tab/>Die Bezeichnung ist der Name, den der Besitzer des Roboters dem Gerät gibt.</text:p>
      <text:p text:style-name="P74"><text:span text:style-name="T36">Besitzer</text:span><text:tab/>Hier wird der Name des Besitzers eingetragen.</text:p>
      <text:p text:style-name="P74"><text:span text:style-name="T36">Typ</text:span><text:tab/>Die Typenbezeichnung des Roboters ist hier angegeben.</text:p>
      <text:p text:style-name="P74"><text:span text:style-name="T36">Durchmesser</text:span><text:tab/>Der Durchmesser gibt an, wie breit eine Türöffnung sein muß, um dem Roboter das Hindurchfahren zu ermöglichen.</text:p>
      <text:p text:style-name="P74"><text:span text:style-name="T36">Baujahr</text:span><text:tab/>Das Baujahr des Roboters ist hier angegeben.</text:p>
      <text:p text:style-name="P74"><text:span text:style-name="T36">Höhe</text:span><text:tab/>Die Höhe des Roboters gibt an, wie hoch eine Türöffnung sein muß, um dem Ro-boter das Hindurchfahren zu ermöglichen.</text:p>
      <text:p text:style-name="P74"><text:span text:style-name="T36">Klugheit</text:span><text:tab/>Der Klugheit<text:span text:style-name="T39">s</text:span>wert gibt die Leistungen des Roboters im Bereich der künstlichen Intelligenz wieder. Bei Aufgaben, die nicht im Standardprogramm des Roboters vorgesehen sind, kann eine Klugheitsprobe nötig werden.</text:p>
      <text:p text:style-name="P74"><text:span text:style-name="T36">Fingerfertigkeit</text:span><text:tab/>Die Fingerfertigkeit spielt nur bei Robotern mit Greifarm eine Rolle und gibt deren Geschick im Umgang mit z.B. Werkzeug an. Beim basteln eines Kartenhauses kann durchaus eine Probe auf diese Eigenschaft fällig werden.</text:p>
      <text:p text:style-name="P74"><text:span text:style-name="T36">Gewandheit</text:span><text:tab/>Die Gewandheit gibt die Fähigkeit des Roboters wieder, sich durch eine schwierige Umgebung zu bewegen. Auch hierauf kann eine Probe fällig werden. Z.B. beim balancieren über ein Hochseil (ha, ha).</text:p>
      <text:p text:style-name="P74"><text:span text:style-name="T36">Körperkraft</text:span><text:tab/>Die Körperkraft spielt nur bei Robotern mit Greifarm eine Rolle und gibt deren Stärke im Umgang mit z.B. sturen Türen wieder. Eine Probe auf diese Eigenschaft ist nicht ungewöhnlich.</text:p>
      <text:p text:style-name="P74"><text:span text:style-name="T36">Lebensenergie</text:span><text:tab/>Im allgemeinen haben Roboter eine Lebensenergie von 50. Es gibt aber auch Aus-nahmen. Dies spiegelt ihre Wiederstandsfähigkeit gegenüber Angriffen wieder. So-bald ein Roboter keine Lebensenergie mehr hat, ist er defekt, kann aber eventuell wieder repariert werden.</text:p>
      <text:p text:style-name="P74"><text:span text:style-name="T36">Rüstungsschutz</text:span><text:tab/>Der Rüstungsschutz ist von Roboter zu Roboter höchst unterschiedlich und wird durch eine oder auch mehrere Lagen Plastikstahl erreicht. Bei zivilen Robotern beträgt der Rüstungsschutz meist 10. Ein RS von 100 ist dagegen selbst bei Kampfrobotern höchst ungewöhnlich.</text:p>
      <text:p text:style-name="P74"><text:span text:style-name="T36">Ausweichen</text:span><text:tab/>Der Ausweichenwert ersetzt bei Robotern den Paradewert. Da Roboter aus nahe-liegenden Gründen nicht mit einer Waffe parieren können, müssen sie Angriffen ausweichen.</text:p>
      <text:p text:style-name="P74"><text:span text:style-name="T36">Geschwindigkeit</text:span><text:tab/>Die Geschwindigkeit entspricht den Metern pro Sekunde, die der Roboter zurück-legen kann.</text:p>
      <text:p text:style-name="P74"><text:span text:style-name="T36">Besonderheiten</text:span><text:tab/>Bei Besonderheiten werden so unterschiedliche Dinge wie der Kaufpreis des Roboters, die Art des Fahrwerks (Kugellager, Rad oder Ketten) und die Anzahl der Tornisterak<text:span text:style-name="T39">k</text:span>us eingetragen. Aber auch Angaben über andere Besonderheiten des jeweiligen Roboters finden hier ihren Platz.</text:p>
      <text:p text:style-name="P74"><text:span text:style-name="T36">Fernkampfwaffen</text:span><text:tab/>Ein Roboter kann sämtliche Waffen, die er besitzt, gleichzeitig abfeuern.</text:p>
      <text:p text:style-name="P76"><text:span text:style-name="T36">Waffe</text:span><text:tab/>Die Art der Waffe (Gescho<text:span text:style-name="T39">ss</text:span> oder Laser) und die Anzahl der Geschütze werden hier eingetragen.</text:p>
      <text:p text:style-name="P76"><text:span text:style-name="T36">TaW</text:span><text:tab/>Der Fernkampfwert des Roboters mit der entsprechenden Waffenart wird hier ein-getragen.</text:p>
      <text:p text:style-name="P76"><text:span text:style-name="T36">TP</text:span><text:tab/>Die TP, die die Waffe verursacht, werden hier notiert. Auch bei drei Lasern steht hier aber nur 10W+10 (dafür darf ja auch dreimal geschossen werden).</text:p>
      <text:p text:style-name="P76"><text:span text:style-name="T36">RW</text:span><text:tab/>Hier steht die Reichweite der jeweiligen Waffe.</text:p>
      <text:p text:style-name="P76"><text:span text:style-name="T36">Schuß</text:span><text:tab/>Die Anzahl der noch verfügbaren Schüsse wird hier eingetragen.</text:p>
      <text:p text:style-name="P74"><text:span text:style-name="T36">Schutzschirme</text:span><text:tab/>Roboter beziehen ihre Energie immer von Ak<text:span text:style-name="T39">k</text:span>us. Schließlich könnte man Batterien während eines Einsatzes schlecht auswechseln.</text:p>
      <text:p text:style-name="P76"><text:span text:style-name="T36">Schirm</text:span><text:tab/>Die Art des jeweiligen Schutzschirmes wird hier angegeben.</text:p>
      <text:p text:style-name="P76"><text:span text:style-name="T36">Energie</text:span><text:tab/>Die Energie gibt an, wie viele TP der Schutzschirm noch abhalten kann oder wie lange er noch funktioniert, bis er zusammenbricht und die Energie alle ist.</text:p>
      <text:p text:style-name="P59">Ausrüstung</text:p>
      <text:p text:style-name="P76"><text:span text:style-name="T36">Ausrüstung</text:span><text:tab/>Ausrüstung können nur Roboter tragen, die dafür vorgesehen sind.</text:p>
      <text:p text:style-name="P76"><text:span text:style-name="T36">Gewicht</text:span><text:tab/>Hier wird das Gewicht der einzelnen Ausrüstungsstücke eingetragen.</text:p>
      <text:p text:style-name="P76"><text:span text:style-name="T36">Gesamtgewicht</text:span><text:tab/>Hier steht das Gesamtgewicht aller mitgeführten Ausrüstungsgegenstände.</text:p>
      <text:p text:style-name="P78"><text:span text:style-name="T36">Höchstgewicht</text:span><text:tab/>Das Höchstgewicht spielt eigentlich nur bei Robotern eine Rolle, die etwas transportieren können.</text:p>
      <text:p text:style-name="P62"/>
      <text:p text:style-name="P5"/>
      <text:p text:style-name="P5"/>
      <text:p text:style-name="P66">Ausrüstung</text:p>
      <text:p text:style-name="P5"/>
      <text:p text:style-name="P5">Beschreibung von herausragenden Ausrüstungsgegenständen und Waffen.</text:p>
      <text:p text:style-name="P5"/>
      <text:p text:style-name="P5"/>
      <text:p text:style-name="P5"/>
      <text:p text:style-name="P56">Sprachen</text:p>
      <text:p text:style-name="P5"/>
      <text:p text:style-name="P5">Alt-Irdisch (mehrere Sprachen)</text:p>
      <text:p text:style-name="P5">Die Sprache der Raumkolonien</text:p>
      <text:p text:style-name="P5">Die Sprache des Wüstenplaneten</text:p>
      <text:p text:style-name="P5">Die Sprache des Urwaldstaates</text:p>
      <text:p text:style-name="P5">Die Sprache des Wüstenstaates</text:p>
      <text:p text:style-name="P5">Die Sprache des Sumpfstaates</text:p>
      <text:p text:style-name="P5">Die Sprache der äußeren Kolonie</text:p>
      <text:p text:style-name="P5">Die Sprache des Eisplaneten</text:p>
      <text:p text:style-name="P5">Lat<text:span text:style-name="T39">e</text:span>inisch (Geheimsprache der Wissenschaftler)</text:p>
      <text:p text:style-name="P5">Zeichensprache der Straßenkinder und Bettler</text:p>
      <text:p text:style-name="P5">Runen</text:p>
      <text:p text:style-name="P5"/>
      <text:p text:style-name="P5"/>
      <text:p text:style-name="P5"/>
      <text:p text:style-name="P66">Tiere und Monster in den inneren Kolonien</text:p>
      <text:p text:style-name="P5"/>
      <text:p text:style-name="P5"/>
      <text:p text:style-name="P52">Name</text:p>
      <text:p text:style-name="P5"/>
      <text:p text:style-name="P36">Das Monster im Spiel</text:p>
      <text:p text:style-name="P5">Text</text:p>
      <text:p text:style-name="P5"/>
      <text:p text:style-name="P42">Die Werte des Monsters</text:p>
      <text:p text:style-name="P50"><text:span text:style-name="T20">MU:</text:span><text:span text:style-name="T9"><text:tab/>9<text:tab/></text:span><text:span text:style-name="T20">AT:</text:span><text:span text:style-name="T9"><text:tab/>5<text:tab/></text:span><text:span text:style-name="T20">PA:</text:span><text:span text:style-name="T9"><text:tab/>0</text:span></text:p>
      <text:p text:style-name="P50"><text:span text:style-name="T20">LE:</text:span><text:span text:style-name="T9"><text:tab/>6<text:tab/></text:span><text:span text:style-name="T20">RS:</text:span><text:span text:style-name="T9"><text:tab/>0<text:tab/></text:span><text:span text:style-name="T20">TP:</text:span><text:span text:style-name="T9"><text:tab/>2 SP</text:span></text:p>
      <text:p text:style-name="P50"><text:span text:style-name="T20">GS:</text:span><text:span text:style-name="T9"><text:tab/>4<text:tab/></text:span><text:span text:style-name="T20">AU:</text:span><text:span text:style-name="T9"><text:tab/>20<text:tab/></text:span><text:span text:style-name="T20">GW:</text:span><text:span text:style-name="T9"><text:tab/>2</text:span></text:p>
      <text:p text:style-name="P5"/>
      <text:p text:style-name="P5"/>
      <text:p text:style-name="P52">Name</text:p>
      <text:p text:style-name="P5"/>
      <text:p text:style-name="P36">Das Monster im Spiel</text:p>
      <text:p text:style-name="P5">Text</text:p>
      <text:p text:style-name="P5"/>
      <text:p text:style-name="P42">Die Werte des Monsters</text:p>
      <text:p text:style-name="P50"><text:span text:style-name="T20">MU:</text:span><text:span text:style-name="T9"><text:tab/>9<text:tab/></text:span><text:span text:style-name="T20">AT:</text:span><text:span text:style-name="T9"><text:tab/>5<text:tab/></text:span><text:span text:style-name="T20">PA:</text:span><text:span text:style-name="T9"><text:tab/>0</text:span></text:p>
      <text:p text:style-name="P50"><text:span text:style-name="T20">LE:</text:span><text:span text:style-name="T9"><text:tab/>6<text:tab/></text:span><text:span text:style-name="T20">RS:</text:span><text:span text:style-name="T9"><text:tab/>0<text:tab/></text:span><text:span text:style-name="T20">TP:</text:span><text:span text:style-name="T9"><text:tab/>2 SP</text:span></text:p>
      <text:p text:style-name="P50"><text:span text:style-name="T20">GS:</text:span><text:span text:style-name="T9"><text:tab/>4<text:tab/></text:span><text:span text:style-name="T20">AU:</text:span><text:span text:style-name="T9"><text:tab/>20<text:tab/></text:span><text:span text:style-name="T20">GW</text:span><text:span text:style-name="T9">:<text:tab/>2</text:span></text:p>
      <text:p text:style-name="P5"/>
      <text:p text:style-name="P5"/>
      <text:p text:style-name="P5">Name</text:p>
      <text:p text:style-name="P5"/>
      <text:p text:style-name="P5">Das Monster im Spiel</text:p>
      <text:p text:style-name="P5">Text</text:p>
      <text:p text:style-name="P5"/>
      <text:p text:style-name="P22">Die Werte des Monsters</text:p>
      <text:p text:style-name="P22">MU:<text:tab/>9<text:tab/>AT:<text:tab/>5<text:tab/>PA:<text:tab/>0</text:p>
      <text:p text:style-name="P22">LE:<text:tab/>6<text:tab/>RS:<text:tab/>0<text:tab/>TP:<text:tab/>2 SP</text:p>
      <text:p text:style-name="P22">GS:<text:tab/>4<text:tab/>AU:<text:tab/>20<text:tab/>GW:<text:tab/>2</text:p>
      <text:p text:style-name="P5"/>
      <text:p text:style-name="P5"/>
      <text:p text:style-name="P5">Name</text:p>
      <text:p text:style-name="P5"/>
      <text:p text:style-name="P5">Das Monster im Spiel</text:p>
      <text:p text:style-name="P5">Text</text:p>
      <text:p text:style-name="P5"/>
      <text:p text:style-name="P22">Die Werte des Monsters</text:p>
      <text:p text:style-name="P22">MU:<text:tab/>9<text:tab/>AT:<text:tab/>5<text:tab/>PA:<text:tab/>0</text:p>
      <text:p text:style-name="P22">LE:<text:tab/>6<text:tab/>RS:<text:tab/>0<text:tab/>TP:<text:tab/>2 SP</text:p>
      <text:p text:style-name="P22">GS:<text:tab/>4<text:tab/>AU:<text:tab/>20<text:tab/>GW:<text:tab/>2</text:p>
      <text:p text:style-name="P5"/>
      <text:p text:style-name="P5"/>
      <text:p text:style-name="P5">Name</text:p>
      <text:p text:style-name="P5"/>
      <text:p text:style-name="P5">Das Monster im Spiel</text:p>
      <text:p text:style-name="P5">Text</text:p>
      <text:p text:style-name="P5"/>
      <text:p text:style-name="P22">Die Werte des Monsters</text:p>
      <text:p text:style-name="P22">MU:<text:tab/>9<text:tab/>AT:<text:tab/>5<text:tab/>PA:<text:tab/>0</text:p>
      <text:p text:style-name="P22">LE:<text:tab/>6<text:tab/>RS:<text:tab/>0<text:tab/>TP:<text:tab/>2 SP</text:p>
      <text:p text:style-name="P22">GS:<text:tab/>4<text:tab/>AU:<text:tab/>20<text:tab/>GW:<text:tab/>2</text:p>
      <text:p text:style-name="P5"/>
      <text:p text:style-name="P63">Die Vorgeschichte des Helden und deren Auswirkung auf das Spiel</text:p>
      <text:p text:style-name="P5"/>
      <text:p text:style-name="P5">Text</text:p>
      <text:p text:style-name="P5"/>
      <text:p text:style-name="P5"/>
      <text:p text:style-name="P5"/>
      <text:p text:style-name="P3">Das Leben des Charakters in der Welt von Morgen</text:p>
      <text:p text:style-name="P5"/>
      <text:p text:style-name="P5">Text</text:p>
      <text:p text:style-name="P5"/>
      <text:p text:style-name="P5"/>
      <text:p text:style-name="P5"/>
      <text:p text:style-name="P3">Familie, Hausbau und altern</text:p>
      <text:p text:style-name="P5"/>
      <text:p text:style-name="P5">Text</text:p>
      <text:p text:style-name="P5"/>
      <text:p text:style-name="P5"/>
      <text:p text:style-name="P5"/>
      <text:p text:style-name="P5"/>
      <text:p text:style-name="P63">Die SF-Welt</text:p>
      <text:p text:style-name="P5"/>
      <text:p text:style-name="P5"/>
      <text:p text:style-name="P5"/>
      <text:p text:style-name="P5">Bevor ich damit beginne, das Regelsystem in allen Details zu erklären, sollte ich dem angehenden SF-Spieler vielleicht anhand eines Beispielhelden erklären, wie das Regelsystem funktioniert. Als erstes erschaffen wir uns einmal einen solchen SF-Helden:</text:p>
      <text:p text:style-name="P5"/>
      <text:p text:style-name="P5"/>
      <text:p text:style-name="P5"/>
      <text:p text:style-name="P3">Das Universum und dessen grundlegende Gesetzmäßigkeiten</text:p>
      <text:p text:style-name="P5"/>
      <text:p text:style-name="P5">Text</text:p>
      <text:p text:style-name="P5"/>
      <text:p text:style-name="P5"/>
      <text:p text:style-name="P5"/>
      <text:p text:style-name="P3">Das Sonnensystem</text:p>
      <text:p text:style-name="P5"/>
      <text:p text:style-name="P5">Text</text:p>
      <text:p text:style-name="P5"/>
      <text:p text:style-name="P5"/>
      <text:p text:style-name="P5"/>
      <text:p text:style-name="P3">Die Geschichte der Kolonisierung des Systems</text:p>
      <text:p text:style-name="P5"/>
      <text:p text:style-name="P5">Text</text:p>
      <text:p text:style-name="P5"/>
      <text:p text:style-name="P5"/>
      <text:p text:style-name="P5"/>
      <text:p text:style-name="P3">Die einzelnen Planeten</text:p>
      <text:p text:style-name="P5"/>
      <text:p text:style-name="P5">Text</text:p>
      <text:p text:style-name="P5"/>
      <text:p text:style-name="P5"/>
      <text:p text:style-name="P5"/>
      <text:p text:style-name="P3">Die Hauptwelt</text:p>
      <text:p text:style-name="P5"/>
      <text:p text:style-name="P5">Text</text:p>
      <text:p text:style-name="P5"/>
      <text:p text:style-name="P5"/>
      <text:p text:style-name="P5"/>
      <text:p text:style-name="P3">Der Hauptkontinent</text:p>
      <text:p text:style-name="P5"/>
      <text:p text:style-name="P5">Text</text:p>
      <text:p text:style-name="P5"/>
      <text:p text:style-name="P5"/>
      <text:p text:style-name="P5"/>
      <text:p text:style-name="P3">Die einzelnen Staaten</text:p>
      <text:p text:style-name="P5"/>
      <text:p text:style-name="P5">Text</text:p>
      <text:p text:style-name="P5"/>
      <text:p text:style-name="P5"/>
      <text:p text:style-name="P5"/>
      <text:p text:style-name="P3">Herausragende Ortschaften</text:p>
      <text:p text:style-name="P5"/>
      <text:p text:style-name="P5">Text</text:p>
      <text:p text:style-name="P5"/>
      <text:p text:style-name="P5"/>
      <text:p text:style-name="P5"/>
      <text:p text:style-name="P3">Der Aufbau einer Kampagne</text:p>
      <text:p text:style-name="P5"/>
      <text:p text:style-name="P5">Text</text:p>
      <text:p text:style-name="P5"/>
      <text:p text:style-name="P5"/>
      <text:p text:style-name="P5"/>
      <text:p text:style-name="P3">Erste Gehversuche in der Welt</text:p>
      <text:p text:style-name="P5"/>
      <text:p text:style-name="P5"><text:soft-page-break/>Text</text:p>
      <text:p text:style-name="P5"/>
      <text:p text:style-name="P5"/>
      <text:p text:style-name="P5"/>
      <text:p text:style-name="P5"/>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1" svg:font-family="'Lucida Grande'"/>
    <style:font-face style:name="Times New Roman1" svg:font-family="'Times New Roman'" style:font-family-generic="roman"/>
    <style:font-face style:name="Helvetica" svg:font-family="Helvetica" style:font-family-generic="swiss"/>
    <style:font-face style:name="Arial" svg:font-family="Arial" style:font-pitch="variable"/>
    <style:font-face style:name="Lucida Grande" svg:font-family="'Lucida Grande'" style:font-pitch="variable"/>
    <style:font-face style:name="Times New Roman" svg:font-family="'Times New Roman'" style:font-family-generic="roman" style:font-pitch="variable"/>
    <style:font-face style:name="Times Roman" svg:font-family="'Times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style:font-size-asian="12pt" style:language-asian="none" style:country-asian="none" style:font-name-complex="Lucida Grand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style:font-size-asian="12pt" style:language-asian="none" style:country-asian="none" style:font-name-complex="Lucida Grande"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fo:font-size="10pt" fo:language="en" fo:country="US" style:font-name-asian="Times New Roman1" style:font-family-asian="'Times New Roman'" style:font-family-generic-asian="roman" style:font-size-asian="10pt" style:font-name-complex="Times New Roman1" style:font-family-complex="'Times New Roman'" style:font-family-generic-complex="roman"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Grande1" style:font-family-complex="'Lucida Grand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 Grande1" style:font-family-complex="'Lucida Grande'" style:font-size-complex="10pt" style:font-style-complex="italic"/>
    </style:style>
    <style:style style:name="Index" style:family="paragraph" style:parent-style-name="Standard" style:class="index">
      <style:paragraph-properties text:number-lines="false" text:line-number="0"/>
      <style:text-properties style:font-name-complex="Lucida Grande1" style:font-family-complex="'Lucida Grande'"/>
    </style:style>
    <style:style style:name="WW-Standard" style:family="paragraph" style:parent-style-name="Standard">
      <style:text-properties fo:font-size="12pt" style:font-size-asian="12pt"/>
    </style:style>
    <style:style style:name="WW-Kopfzeile" style:family="paragraph" style:parent-style-name="WW-Standard">
      <style:paragraph-properties fo:text-align="center" style:justify-single-word="false"/>
      <style:text-properties fo:font-size="14pt" fo:font-weight="bold" style:font-size-asian="14pt" style:font-weight-asian="bold"/>
    </style:style>
    <style:style style:name="WW-Haupttext" style:family="paragraph" style:parent-style-name="WW-Standard"/>
    <style:style style:name="WW-Fußzeile" style:family="paragraph" style:parent-style-name="WW-Standard">
      <style:paragraph-properties fo:text-align="center" style:justify-single-word="false"/>
      <style:text-properties fo:font-style="italic" style:font-style-asian="italic"/>
    </style:style>
    <style:style style:name="WW-Fußnote" style:family="paragraph" style:parent-style-name="WW-Standard">
      <style:text-properties fo:font-size="10pt" style:font-size-asian="10pt"/>
    </style:style>
    <style:style style:name="WW-Standard_20_TK" style:display-name="WW-Standard TK" style:family="text">
      <style:text-properties fo:font-size="9pt" style:font-size-asian="9pt"/>
    </style:style>
    <style:style style:name="WW-Fußnote_20_Index" style:display-name="WW-Fußnote Index" style:family="text">
      <style:text-properties style:text-position="super 58%"/>
    </style:style>
    <style:style style:name="WW-Titel_20_modern" style:display-name="WW-Titel modern" style:family="text">
      <style:text-properties fo:font-size="36pt" fo:font-weight="bold" style:font-size-asian="36pt" style:font-weight-asian="bold"/>
    </style:style>
    <style:style style:name="WW-Titel_20_antik" style:display-name="WW-Titel antik" style:family="text">
      <style:text-properties fo:font-size="36pt" fo:font-weight="bold" style:font-size-asian="36pt" style:font-weight-asian="bold"/>
    </style:style>
    <style:style style:name="WW-Hauptüberschrift" style:family="text">
      <style:text-properties fo:font-size="12pt" fo:font-weight="bold" style:font-size-asian="12pt" style:font-weight-asian="bold"/>
    </style:style>
    <style:style style:name="WW-Überschrift" style:family="text">
      <style:text-properties fo:font-weight="bold" style:font-weight-asian="bold"/>
    </style:style>
    <style:style style:name="WW-Schrift" style:family="text"/>
    <style:style style:name="WW-Hervorhebungen" style:family="text">
      <style:text-properties fo:font-style="italic" style:font-style-asian="italic"/>
    </style:style>
    <style:style style:name="WW-Untertitel" style:family="text">
      <style:text-properties fo:font-size="9pt" style:font-size-asian="9pt"/>
    </style:style>
    <style:style style:name="WW-Kurzzusammenfassung" style:family="text">
      <style:text-properties fo:font-size="9pt" fo:font-style="italic" style:font-size-asian="9pt" style:font-style-asian="italic"/>
    </style:style>
    <style:style style:name="WW-Autor" style:family="text">
      <style:text-properties fo:font-size="8pt" fo:font-style="italic" style:font-size-asian="8pt" style:font-style-asian="italic"/>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WW-Standard">
      <style:paragraph-properties fo:text-align="start" style:justify-single-word="false">
        <style:tab-stops>
          <style:tab-stop style:position="15.372cm"/>
        </style:tab-stops>
      </style:paragraph-properties>
      <style:text-properties style:font-name="Times Roman" fo:font-size="10pt" fo:language="de" fo:country="DE" style:font-size-asian="10pt" style:language-asian="ja" style:country-asian="JP"/>
    </style:style>
    <style:style style:name="MP2" style:family="paragraph" style:parent-style-name="WW-Standard">
      <style:paragraph-properties fo:text-align="start" style:justify-single-word="false">
        <style:tab-stops>
          <style:tab-stop style:position="15.372cm"/>
        </style:tab-stops>
      </style:paragraph-properties>
      <style:text-properties style:font-name="Times Roman" fo:language="de" fo:country="DE" style:language-asian="ja" style:country-asian="JP"/>
    </style:style>
    <style:style style:name="MP3" style:family="paragraph" style:parent-style-name="WW-Standard">
      <style:paragraph-properties fo:text-align="end" style:justify-single-word="false"/>
      <style:text-properties style:font-name="Helvetica" fo:font-size="10pt" fo:language="de" fo:country="DE" style:font-size-asian="10pt" style:language-asian="ja" style:country-asian="JP"/>
    </style:style>
    <style:style style:name="MP4" style:family="paragraph" style:parent-style-name="WW-Standard">
      <style:paragraph-properties fo:text-align="start" style:justify-single-word="false">
        <style:tab-stops>
          <style:tab-stop style:position="15.399cm"/>
        </style:tab-stops>
      </style:paragraph-properties>
      <style:text-properties fo:language="de" fo:country="DE" style:language-asian="ja" style:country-asian="JP"/>
    </style:style>
    <style:style style:name="MT1" style:family="text">
      <style:text-properties fo:font-size="10pt" fo:font-style="italic" style:font-size-asian="10pt" style:font-style-asian="italic"/>
    </style:style>
    <style:style style:name="MT2" style:family="text">
      <style:text-properties fo:font-size="10pt" style:font-size-asian="10pt"/>
    </style:style>
    <style:style style:name="MT3" style:family="text">
      <style:text-properties fo:font-size="10pt" fo:font-weight="bold" style:font-size-asian="10pt" style:font-weight-asian="bold"/>
    </style:style>
    <style:style style:name="MT4" style:family="text">
      <style:text-properties style:font-name="Helvetica" fo:font-size="10pt" fo:font-style="italic" style:font-size-asian="10pt" style:font-style-asian="italic"/>
    </style:style>
    <style:style style:name="MT5" style:family="text">
      <style:text-properties style:font-name="Helvetica" fo:font-size="10pt" style:font-size-asian="10pt"/>
    </style:style>
    <style:style style:name="MT6" style:family="text">
      <style:text-properties style:font-name="Helvetica" fo:font-size="10pt" fo:font-weight="bold" style:font-size-asian="10pt" style:font-weight-asian="bold"/>
    </style:style>
    <style:page-layout style:name="Mpm1">
      <style:page-layout-properties fo:page-width="20.955cm" fo:page-height="29.669cm" style:num-format="1" style:print-orientation="portrait" fo:margin-top="1.27cm" fo:margin-bottom="1.27cm" fo:margin-left="2.011cm" fo:margin-right="2.01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41cm" fo:margin-left="0cm" fo:margin-right="0cm" fo:margin-top="0.242cm" style:dynamic-spacing="true"/>
      </style:footer-style>
    </style:page-layout>
    <style:page-layout style:name="Mpm2">
      <style:page-layout-properties fo:page-width="20.955cm" fo:page-height="29.66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span text:style-name="MT1">SF-Rollenspiel 2.0</text:span><text:span text:style-name="MT2"><text:tab/></text:span><text:span text:style-name="MT3">Seite </text:span><text:span text:style-name="MT3"><text:page-number text:select-page="current">37</text:page-number></text:span></text:p>
      </style:footer>
    </style:master-page>
    <style:master-page style:name="First_20_Page" style:display-name="First Page" style:page-layout-name="Mpm1" style:next-style-name="Standard">
      <style:footer>
        <text:p text:style-name="MP3"/>
        <text:p text:style-name="MP3"/>
        <text:p text:style-name="MP4"><text:span text:style-name="MT4">SF-Rollenspiel 2.0</text:span><text:span text:style-name="MT5"><text:tab/></text:span><text:span text:style-name="MT6">Seite </text:span><text:span text:style-name="MT6"><text:page-number text:select-page="current">1</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_Vanilla/6.0.4.5$MacOSX_X86_64 LibreOffice_project/6840e4519a6ce8bcc1328eb2d87b5c46c6df1038</meta:generator>
    <dc:date>2018-11-04T20:08:20.053136254</dc:date>
    <meta:editing-duration>PT1H23S</meta:editing-duration>
    <meta:editing-cycles>12</meta:editing-cycles>
    <meta:document-statistic meta:table-count="0" meta:image-count="0" meta:object-count="0" meta:page-count="37" meta:paragraph-count="747" meta:word-count="13148" meta:character-count="93132" meta:non-whitespace-character-count="80620"/>
  </office:meta>
</office:document-meta>
</file>